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999999" draw:textarea-horizontal-align="center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94bd5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9999ff" draw:opacity="50%" draw:textarea-horizontal-align="left" draw:textarea-vertical-align="top" draw:auto-grow-height="false" draw:shadow-opacity="50%"/>
    </style:style>
    <style:style style:name="gr4" style:family="graphic" style:parent-style-name="standard">
      <style:graphic-properties draw:fill="solid" draw:fill-color="#9999ff" draw:textarea-horizontal-align="left" draw:textarea-vertical-align="top" draw:auto-grow-height="fals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center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0093d9"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right" draw:textarea-vertical-align="top" draw:auto-grow-height="fals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center" draw:textarea-vertical-align="top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svg:stroke-color="#000000" draw:marker-start-width="0.152cm" draw:marker-end-width="0.24cm" draw:fill="solid" draw:fill-color="#ff8080" draw:textarea-horizontal-align="justify" draw:textarea-vertical-align="top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svg:stroke-color="#000000" draw:fill="solid" draw:fill-color="#ff8080" draw:textarea-horizontal-align="justify" draw:textarea-vertical-align="top" draw:auto-grow-height="false"/>
    </style:style>
    <style:style style:name="gr15" style:family="graphic" style:parent-style-name="standard">
      <style:graphic-properties draw:fill="solid" draw:fill-color="#9999ff" draw:opacity="50%" draw:textarea-horizontal-align="center" draw:textarea-vertical-align="top" draw:auto-grow-height="false" draw:shadow-opacity="50%"/>
    </style:style>
    <style:style style:name="gr16" style:family="graphic" style:parent-style-name="standard">
      <style:graphic-properties svg:stroke-color="#000000" draw:fill="solid" draw:fill-color="#ffffff" draw:textarea-horizontal-align="left" draw:textarea-vertical-align="top" draw:auto-grow-height="false"/>
    </style:style>
    <style:style style:name="gr17" style:family="graphic" style:parent-style-name="standard">
      <style:graphic-properties draw:stroke="none" draw:fill="none" draw:fill-color="#99ccff" draw:textarea-horizontal-align="left" draw:textarea-vertical-align="top" draw:auto-grow-height="false"/>
    </style:style>
    <style:style style:name="gr18" style:family="graphic" style:parent-style-name="standard">
      <style:graphic-properties svg:stroke-width="0.025cm" svg:stroke-color="#000000" draw:marker-start-width="0.152cm" draw:marker-end-width="0cm" draw:fill="solid" draw:fill-color="#ffffff" draw:textarea-horizontal-align="center" draw:textarea-vertical-align="top" draw:auto-grow-height="false" fo:padding-top="0.137cm" fo:padding-bottom="0.137cm" fo:padding-left="0.262cm" fo:padding-right="0.262cm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right" draw:textarea-vertical-align="bottom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fill-color="#99ccff" draw:textarea-horizontal-align="left" draw:textarea-vertical-align="bottom" draw:auto-grow-height="false"/>
    </style:style>
    <style:style style:name="gr2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width="0.025cm" draw:marker-start="" draw:marker-start-width="0.102cm" draw:marker-end-width="0.24cm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draw:marker-start-width="0.102cm" draw:marker-end-width="0.24cm" draw:textarea-vertical-align="middle" fo:padding-top="0.137cm" fo:padding-bottom="0.137cm" fo:padding-left="0.262cm" fo:padding-right="0.262cm"/>
    </style:style>
    <style:style style:name="gr28" style:family="graphic" style:parent-style-name="objectwithoutfill">
      <style:graphic-properties draw:marker-end="Arrow" draw:marker-end-width="0.102cm" draw:fill="none" draw:textarea-vertical-align="middle"/>
    </style:style>
    <style:style style:name="gr29" style:family="graphic" style:parent-style-name="standard">
      <style:graphic-properties svg:stroke-width="0.025cm" draw:marker-start="" draw:marker-start-width="0.215cm" draw:marker-end-width="0.24cm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131cm" fo:min-width="0.135cm"/>
    </style:style>
    <style:style style:name="gr31" style:family="graphic" style:parent-style-name="standard">
      <style:graphic-properties svg:stroke-width="0.025cm" draw:marker-start-width="0.152cm" draw:marker-end-width="0.24cm" draw:textarea-vertical-align="middle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25cm" draw:marker-start-width="0.266cm" draw:marker-end-width="0.266cm" draw:fill="none" draw:textarea-vertical-align="middle" fo:padding-top="0.012cm" fo:padding-bottom="0.012cm" fo:padding-left="0.012cm" fo:padding-right="0.012cm"/>
    </style:style>
    <style:style style:name="gr33" style:family="graphic" style:parent-style-name="standard">
      <style:graphic-properties svg:stroke-width="0.025cm" draw:marker-start-width="0.178cm" draw:marker-end-width="0.24cm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right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25cm" draw:marker-start-width="0.152cm" draw:marker-end-width="0.062cm" draw:textarea-vertical-align="middle" fo:padding-top="0.137cm" fo:padding-bottom="0.137cm" fo:padding-left="0.262cm" fo:padding-right="0.262cm"/>
    </style:style>
    <style:style style:name="gr36" style:family="graphic" style:parent-style-name="standard">
      <style:graphic-properties svg:stroke-width="0.025cm" draw:marker-start="" draw:marker-start-width="0.152cm" draw:marker-end-width="0.24cm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svg:stroke-width="0.025cm" draw:marker-start-width="0.152cm" draw:marker-end="Arrow" draw:marker-end-width="0.062cm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svg:stroke-width="0.025cm" draw:marker-start="" draw:marker-start-width="0.152cm" draw:marker-end="Arrow" draw:marker-end-width="0.152cm" draw:textarea-vertical-align="middle" fo:padding-top="0.137cm" fo:padding-bottom="0.137cm" fo:padding-left="0.262cm" fo:padding-right="0.262cm"/>
    </style:style>
    <style:style style:name="gr39" style:family="graphic" style:parent-style-name="standard">
      <style:graphic-properties svg:stroke-width="0.025cm" draw:marker-start="" draw:marker-start-width="0.062cm" draw:marker-end-width="0.062cm" draw:textarea-vertical-align="middle" fo:padding-top="0.137cm" fo:padding-bottom="0.137cm" fo:padding-left="0.262cm" fo:padding-right="0.262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objectwithoutfill">
      <style:graphic-properties svg:stroke-width="0.025cm" draw:marker-start-width="0.062cm" draw:marker-end-width="0.062cm" draw:fill="none" draw:textarea-vertical-align="middle" fo:padding-top="0.012cm" fo:padding-bottom="0.012cm" fo:padding-left="0.012cm" fo:padding-right="0.012cm"/>
    </style:style>
    <style:style style:name="gr42" style:family="graphic" style:parent-style-name="objectwithoutfill">
      <style:graphic-properties svg:stroke-width="0.025cm" draw:marker-start-width="0.152cm" draw:marker-end-width="0.062cm" draw:fill="none" draw:textarea-vertical-align="middle" fo:padding-top="0.012cm" fo:padding-bottom="0.012cm" fo:padding-left="0.012cm" fo:padding-right="0.012cm"/>
    </style:style>
    <style:style style:name="gr43" style:family="graphic" style:parent-style-name="standard">
      <style:graphic-properties svg:stroke-width="0.025cm" draw:marker-start-width="0.152cm" draw:marker-end-width="0.152cm" draw:textarea-vertical-align="middle" fo:padding-top="0.137cm" fo:padding-bottom="0.137cm" fo:padding-left="0.262cm" fo:padding-right="0.262cm"/>
    </style:style>
    <style:style style:name="gr44" style:family="graphic" style:parent-style-name="objectwithoutfill">
      <style:graphic-properties svg:stroke-width="0.025cm" draw:marker-start-width="0.152cm" draw:marker-end-width="0.152cm" draw:fill="none" draw:textarea-vertical-align="middle" fo:padding-top="0.012cm" fo:padding-bottom="0.012cm" fo:padding-left="0.012cm" fo:padding-right="0.012cm"/>
    </style:style>
    <style:style style:name="gr45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right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47" style:family="graphic" style:parent-style-name="objectwithoutfill">
      <style:graphic-properties draw:stroke="dash" draw:stroke-dash="Fine_20_Dashed" svg:stroke-width="0.051cm" draw:marker-start-width="0.276cm" draw:marker-end-width="0.276cm" svg:stroke-opacity="50%" draw:fill="none" draw:textarea-vertical-align="middle" fo:padding-top="0.025cm" fo:padding-bottom="0.025cm" fo:padding-left="0.025cm" fo:padding-right="0.025cm"/>
    </style:style>
    <style:style style:name="gr48" style:family="graphic" style:parent-style-name="standard">
      <style:graphic-properties svg:stroke-width="0.051cm" draw:marker-start-width="0.203cm" draw:marker-end="Arrow" draw:marker-end-width="0.203cm" draw:fill="solid" draw:fill-color="#ffffff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35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2" style:family="graphic" style:parent-style-name="standard">
      <style:graphic-properties draw:stroke="none" draw:fill="none" draw:fill-color="#99ccff" draw:textarea-horizontal-align="righ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start"/>
      <style:text-properties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font-size="4pt" style:font-size-asian="4pt" style:font-size-complex="4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3" fo:font-size="8pt" style:font-name-asian="Liberation Sans3" style:font-size-asian="8pt" style:font-name-complex="Liberation Sans3" style:font-size-complex="8pt"/>
    </style:style>
    <style:style style:name="T8" style:family="text">
      <style:text-properties style:font-name="Liberation Sans3" fo:font-size="6pt" style:font-name-asian="Liberation Sans3" style:font-size-asian="6pt" style:font-name-complex="Liberation Sans3" style:font-size-complex="6pt"/>
    </style:style>
    <style:style style:name="T9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.016cm" draw:transform="rotate (1.5707963267949) translate (3.159cm 18.145cm)">
          <text:p text:style-name="P1"><text:span text:style-name="T1">PC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72cm" svg:height="16.002cm" svg:x="-1.286cm" svg:y="2.651cm">
          <text:p text:style-name="P1"><text:span text:style-name="T2">x86 G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318cm" svg:height="11.049cm" svg:x="-1.159cm" svg:y="7.477cm">
          <text:p text:style-name="P4"><text:span text:style-name="T3">runtime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318cm" svg:height="3.683cm" svg:x="-1.159cm" svg:y="3.667cm">
          <text:p text:style-name="P4"><text:span text:style-name="T4">rf_tune_freq</text:span></text:p>
          <text:p text:style-name="P4"><text:span text:style-name="T4">data_bw</text:span></text:p>
          <text:p text:style-name="P4"><text:span text:style-name="T4">rf_bw (unused, set to -1)</text:span></text:p>
          <text:p text:style-name="P4"><text:span text:style-name="T4">rf_gain</text:span></text:p>
          <text:p text:style-name="P4"><text:span text:style-name="T4">bb_bw</text:span></text:p>
          <text:p text:style-name="P4"><text:span text:style-name="T4">bb_gain</text:span></text:p>
          <text:p text:style-name="P4"><text:span text:style-name="T4">if_tune_freq</text:span></text:p>
          <text:p text:style-name="P4"><text:span text:style-name="T4">runtime</text:span></text:p>
          <text:p text:style-name="P4"><text:span text:style-name="T4">enable_timestam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573cm" svg:height="1.016cm" draw:transform="rotate (1.5707963267949) translate (25.765cm 18.145cm)">
          <text:p text:style-name="P1"><text:span text:style-name="T1">HSM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9" draw:id="id19" draw:layer="layout" svg:width="1.778cm" svg:height="1.397cm" draw:transform="rotate (1.5707963267949) translate (4.556cm 14.208cm)">
          <text:p text:style-name="P1"><text:span text:style-name="T5">control 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1.844cm" svg:height="16.002cm" svg:x="4.048cm" svg:y="2.651cm">
          <text:p text:style-name="P1"><text:span text:style-name="T2">Stratix IV GX230 FPG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336cm" svg:height="11.43cm" svg:x="4.302cm" svg:y="6.969cm">
          <text:p text:style-name="P1"><text:span text:style-name="T1">alst4_adc_hsmc_port_b <text:s/>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016cm" svg:height="2.286cm" svg:x="5.445cm" svg:y="13.954cm">
          <text:p text:style-name="P1"><text:span text:style-name="T5">data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3" draw:id="id33" draw:layer="layout" svg:width="0.254cm" svg:height="1.143cm" svg:x="21.3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4" draw:id="id34" draw:layer="layout" svg:width="0.254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7" draw:id="id37" draw:layer="layout" svg:width="0.508cm" svg:height="0.127cm" svg:x="21.95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38" draw:id="id38" draw:layer="layout" svg:width="0.508cm" svg:height="0.127cm" svg:x="21.959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5" draw:id="id15" draw:layer="layout" svg:width="0.635cm" svg:height="0.127cm" svg:x="18.382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7" draw:id="id17" draw:layer="layout" svg:width="0.635cm" svg:height="0.127cm" svg:x="18.381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651cm" svg:height="0.127cm" svg:x="17.8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7.874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0" draw:id="id10" draw:layer="layout" svg:width="1.778cm" svg:height="0.127cm" svg:x="15.6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1" draw:id="id11" draw:layer="layout" svg:width="1.778cm" svg:height="0.127cm" svg:x="15.60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3.1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3.17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xml:id="id1" draw:id="id1" draw:layer="layout" svg:width="0.635cm" svg:height="0.127cm" svg:x="10.255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" draw:id="id2" draw:layer="layout" svg:width="0.635cm" svg:height="0.127cm" svg:x="10.254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6" draw:id="id6" draw:layer="layout" svg:width="0.635cm" svg:height="0.127cm" svg:x="11.778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5" draw:id="id5" draw:layer="layout" svg:width="0.635cm" svg:height="0.127cm" svg:x="11.77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3.175cm" svg:height="0.127cm" svg:x="9.74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3.175cm" svg:height="0.127cm" svg:x="9.7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7.0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7.09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83" draw:id="id83" draw:layer="layout" svg:width="1.016cm" svg:height="0.127cm" svg:x="1.4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85" draw:id="id85" draw:layer="layout" svg:width="1.016cm" svg:height="0.127cm" svg:x="1.408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7" draw:layer="layout" svg:width="0.508cm" svg:height="0.508cm" svg:x="33.766cm" svg:y="13.065cm">
          <text:p text:style-name="P1"><text:span text:style-name="T4">PL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4" draw:id="id74" draw:layer="layout" svg:width="0.508cm" svg:height="0.508cm" svg:x="34.147cm" svg:y="13.065cm">
          <text:p text:style-name="P1"><text:span text:style-name="T4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1cm" svg:height="5.334cm" svg:x="33.385cm" svg:y="11.541cm">
          <text:p text:style-name="P4"><text:span text:style-name="T3">rf_tune_fr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0.16cm" svg:height="16.002cm" svg:x="26.654cm" svg:y="2.651cm">
          <text:p text:style-name="P1"><text:span text:style-name="T2">Zipper boa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874cm" svg:height="10.922cm" svg:x="28.813cm" svg:y="6.461cm">
          <text:p text:style-name="P1"><text:span text:style-name="T6">Myriad RF bo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7.112cm" svg:x="28.94cm" svg:y="10.017cm">
          <text:p text:style-name="P1"><text:span text:style-name="T6">Lime transcei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651cm" svg:height="5.207cm" svg:x="26.908cm" svg:y="11.541cm">
          <text:p text:style-name="P1"><text:span text:style-name="T3">data_bw</text:span></text:p>
          <text:p text:style-name="P1"><text:span text:style-name="T4">(actually</text:span></text:p>
          <text:p text:style-name="P1"><text:span text:style-name="T4">set to 8 x</text:span></text:p>
          <text:p text:style-name="P1"><text:span text:style-name="T4">data_bw</text:span></text:p>
          <text:p text:style-name="P1"><text:span text:style-name="T4">since we're</text:span></text:p>
          <text:p text:style-name="P1"><text:span text:style-name="T4">decimating</text:span></text:p>
          <text:p text:style-name="P1"><text:span text:style-name="T4">by 8 later)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143cm" svg:height="2.54cm" svg:x="29.829cm" svg:y="11.541cm">
          <text:p text:style-name="P10"><text:span text:style-name="T3">bb_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43cm" svg:height="5.334cm" svg:x="31.099cm" svg:y="11.541cm">
          <text:p text:style-name="P4"><text:span text:style-name="T3">bb_b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43cm" svg:height="5.334cm" svg:x="35.163cm" svg:y="11.541cm">
          <text:p text:style-name="P4"><text:span text:style-name="T3">rf_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8" draw:id="id48" draw:layer="layout" svg:width="0.508cm" svg:height="0.381cm" draw:transform="rotate (-3.14159265358979) translate (37.703cm 14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xml:id="id77" draw:id="id77" draw:layer="layout" svg:width="0.889cm" svg:height="1.651cm" svg:x="32.369cm" svg:y="14.5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4" draw:id="id64" draw:layer="layout" svg:width="0.889cm" svg:height="1.651cm" svg:x="29.956cm" svg:y="14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86" draw:id="id86" draw:layer="layout" svg:width="4.064cm" svg:height="10.287cm" svg:x="-1.032cm" svg:y="8.112cm">
          <text:p text:style-name="P1"><text:span text:style-name="T1">rcc 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.413cm" svg:height="1.016cm" svg:x="0.873cm" svg:y="12.557cm">
          <text:p text:style-name="P4"><text:span text:style-name="T4">lime_rx_proxy.rcc</text:span></text:p>
          <text:p text:style-name="P4"><text:span text:style-name="T4">(rf_rx_proxy-spec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53cm" svg:height="10.033cm" svg:x="20.431cm" svg:y="7.731cm">
          <text:p text:style-name="P1"><text:span text:style-name="T1">lime_zipper_hsmc_alst4 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016cm" svg:height="0.381cm" svg:x="1.4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7.85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7.604cm" svg:y="14.7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3.462cm" svg:height="3.81cm" svg:x="6.715cm" svg:y="13.954cm">
          <text:p text:style-name="P1"><text:span text:style-name="T4">dc_offset_iq_imbalance_mixer_cic_dec_timestamper <text:s/>assemb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413cm" svg:height="4.826cm" svg:x="13.065cm" svg:y="11.922cm">
          <text:p text:style-name="P4"><text:span text:style-name="T3">if_tune_freq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67cm" svg:height="4.826cm" svg:x="6.969cm" svg:y="11.922cm">
          <text:p text:style-name="P4"><text:span text:style-name="T3">enable_timestamps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22" draw:id="id22" draw:layer="layout" svg:width="0.635cm" svg:height="1.651cm" svg:x="13.7cm" svg:y="14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651cm" svg:x="13.31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3.1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xml:id="id18" draw:id="id18" draw:layer="layout" svg:width="2.159cm" svg:height="1.143cm" svg:x="10.271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21cm" svg:height="1.143cm" svg:x="9.89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75cm" svg:height="0.381cm" svg:x="9.7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2.667cm" svg:height="0.889cm" svg:x="10.017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413cm" svg:height="0.635cm" svg:x="10.144cm" svg:y="15.0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381cm" svg:x="10.254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xml:id="id23" draw:id="id23" draw:layer="layout" svg:width="0.508cm" svg:height="1.143cm" svg:x="7.604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7.223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381cm" svg:x="7.0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635cm" svg:height="0.381cm" svg:x="11.795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0.381cm" svg:height="0.127cm" svg:x="11.143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4" draw:id="id4" draw:layer="layout" svg:width="0.381cm" svg:height="0.127cm" svg:x="11.143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7" draw:layer="layout" svg:width="1.397cm" svg:height="0.508cm" svg:x="7.777cm" svg:y="16.059cm">
          <text:p text:style-name="P1"><text:span text:style-name="T4">timestamper.hdl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24" draw:id="id24" draw:layer="layout" svg:width="0.508cm" svg:height="0.889cm" svg:x="7.60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7.3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7.477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9.763cm" svg:y="15.859cm">
          <text:p text:style-name="P1"><text:span text:style-name="T4">cic_dec.hdl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763cm" svg:y1="15.308cm" svg:x2="10.54cm" svg:y2="15.308cm">
          <text:p/>
        </draw:line>
        <draw:line draw:style-name="gr25" draw:text-style-name="P1" draw:layer="layout" svg:x1="10.541cm" svg:y1="15.308cm" svg:x2="10.477cm" svg:y2="15.34cm">
          <text:p/>
        </draw:line>
        <draw:line draw:style-name="gr25" draw:text-style-name="P1" draw:layer="layout" svg:x1="10.477cm" svg:y1="15.34cm" svg:x2="10.445cm" svg:y2="15.563cm">
          <text:p/>
        </draw:line>
        <draw:line draw:style-name="gr25" draw:text-style-name="P1" draw:layer="layout" svg:x1="10.431cm" svg:y1="15.276cm" svg:x2="10.431cm" svg:y2="15.562cm">
          <text:p/>
        </draw:line>
        <draw:line draw:style-name="gr25" draw:text-style-name="P1" draw:layer="layout" svg:x1="10.413cm" svg:y1="15.499cm" svg:x2="10.827cm" svg:y2="15.499cm">
          <text:p/>
        </draw:line>
        <draw:custom-shape draw:style-name="gr12" draw:text-style-name="P7" draw:layer="layout" svg:width="0.381cm" svg:height="0.381cm" svg:x="11.16cm" svg:y="15.224cm">
          <text:p text:style-name="P1"><text:span text:style-name="T7">↓</text:span><text:span text:style-name="T8">8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1.944cm" svg:y1="15.308cm" svg:x2="12.167cm" svg:y2="15.308cm">
          <text:p/>
        </draw:line>
        <draw:line draw:style-name="gr25" draw:text-style-name="P1" draw:layer="layout" svg:x1="12.166cm" svg:y1="15.308cm" svg:x2="12.23cm" svg:y2="15.34cm">
          <text:p/>
        </draw:line>
        <draw:line draw:style-name="gr25" draw:text-style-name="P1" draw:layer="layout" svg:x1="12.23cm" svg:y1="15.34cm" svg:x2="12.262cm" svg:y2="15.563cm">
          <text:p/>
        </draw:line>
        <draw:line draw:style-name="gr25" draw:text-style-name="P1" draw:layer="layout" svg:x1="11.944cm" svg:y1="15.276cm" svg:x2="11.944cm" svg:y2="15.562cm">
          <text:p/>
        </draw:line>
        <draw:line draw:style-name="gr25" draw:text-style-name="P1" draw:layer="layout" svg:x1="12.294cm" svg:y1="15.499cm" svg:x2="11.88cm" svg:y2="15.499cm">
          <text:p/>
        </draw:line>
        <draw:connector draw:style-name="gr26" draw:text-style-name="P1" xml:id="id84" draw:id="id84" draw:layer="layout" svg:x1="7.477cm" svg:y1="15.287cm" svg:x2="10.256cm" svg:y2="15.287cm" draw:end-shape="id1" draw:end-glue-point="3" svg:d="M7477 15287h2779" svg:viewBox="0 0 2780 1">
          <text:p/>
        </draw:connector>
        <draw:connector draw:style-name="gr26" draw:text-style-name="P1" draw:layer="layout" svg:x1="7.477cm" svg:y1="15.541cm" svg:x2="10.255cm" svg:y2="15.541cm" draw:end-shape="id2" draw:end-glue-point="3" svg:d="M7477 15541h2778" svg:viewBox="0 0 2779 1">
          <text:p/>
        </draw:connector>
        <draw:connector draw:style-name="gr27" draw:text-style-name="P1" draw:layer="layout" svg:x1="10.891cm" svg:y1="15.287cm" svg:x2="11.144cm" svg:y2="15.287cm" draw:start-shape="id1" draw:start-glue-point="1" draw:end-shape="id3" draw:end-glue-point="3" svg:d="M10891 15287h253" svg:viewBox="0 0 254 1">
          <text:p/>
        </draw:connector>
        <draw:connector draw:style-name="gr27" draw:text-style-name="P1" draw:layer="layout" svg:x1="10.89cm" svg:y1="15.541cm" svg:x2="11.144cm" svg:y2="15.541cm" draw:start-shape="id2" draw:start-glue-point="1" draw:end-shape="id4" draw:end-glue-point="3" svg:d="M10890 15541h254" svg:viewBox="0 0 255 1">
          <text:p/>
        </draw:connector>
        <draw:connector draw:style-name="gr27" draw:text-style-name="P1" draw:layer="layout" svg:x1="11.525cm" svg:y1="15.287cm" svg:x2="11.78cm" svg:y2="15.287cm" draw:start-shape="id3" draw:start-glue-point="1" draw:end-shape="id5" draw:end-glue-point="3" svg:d="M11525 15287h255" svg:viewBox="0 0 256 1">
          <text:p/>
        </draw:connector>
        <draw:connector draw:style-name="gr27" draw:text-style-name="P1" draw:layer="layout" svg:x1="11.525cm" svg:y1="15.541cm" svg:x2="11.779cm" svg:y2="15.541cm" draw:start-shape="id4" draw:start-glue-point="1" draw:end-shape="id6" draw:end-glue-point="3" svg:d="M11525 15541h254" svg:viewBox="0 0 255 1">
          <text:p/>
        </draw:connector>
        <draw:custom-shape draw:style-name="gr23" draw:text-style-name="P7" draw:layer="layout" svg:width="1.397cm" svg:height="0.508cm" svg:x="13.192cm" svg:y="16.113cm">
          <text:p text:style-name="P1"><text:span text:style-name="T4">complex_m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3.573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143cm" svg:height="1.397cm" svg:x="13.446cm" svg:y="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1.143cm" svg:x="13.573cm" svg:y="14.8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3.82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081cm" svg:y1="15.605cm" svg:x2="13.827cm" svg:y2="15.859cm">
          <text:p/>
        </draw:line>
        <draw:line draw:style-name="gr25" draw:text-style-name="P1" xml:id="id8" draw:id="id8" draw:layer="layout" svg:x1="14.081cm" svg:y1="15.859cm" svg:x2="13.827cm" svg:y2="15.605cm">
          <text:p/>
        </draw:line>
        <draw:custom-shape draw:style-name="gr10" draw:text-style-name="P1" xml:id="id7" draw:id="id7" draw:layer="layout" svg:width="0.254cm" svg:height="0.254cm" svg:x="13.8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081cm" svg:y1="14.97cm" svg:x2="13.827cm" svg:y2="15.224cm">
          <text:p/>
        </draw:line>
        <draw:line draw:style-name="gr25" draw:text-style-name="P1" xml:id="id9" draw:id="id9" draw:layer="layout" svg:x1="14.081cm" svg:y1="15.224cm" svg:x2="13.827cm" svg:y2="14.97cm">
          <text:p/>
        </draw:line>
        <draw:connector draw:style-name="gr27" draw:text-style-name="P1" draw:layer="layout" draw:line-skew="0.571cm" svg:x1="12.415cm" svg:y1="15.287cm" svg:x2="13.827cm" svg:y2="15.097cm" draw:start-shape="id5" draw:start-glue-point="1" draw:end-shape="id7" svg:d="M12415 15287h1277v-190h135" svg:viewBox="0 0 1413 191">
          <text:p/>
        </draw:connector>
        <draw:connector draw:style-name="gr27" draw:text-style-name="P1" draw:layer="layout" draw:line-skew="0.571cm" svg:x1="12.414cm" svg:y1="15.541cm" svg:x2="13.827cm" svg:y2="15.732cm" draw:start-shape="id6" draw:start-glue-point="1" draw:end-shape="id8" draw:end-glue-point="3" svg:d="M12414 15541h1278v191h135" svg:viewBox="0 0 1414 192">
          <text:p/>
        </draw:connector>
        <draw:custom-shape draw:style-name="gr9" draw:text-style-name="P1" xml:id="id20" draw:id="id20" draw:layer="layout" svg:width="0.635cm" svg:height="1.905cm" svg:x="16.113cm" svg:y="14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905cm" svg:x="15.732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778cm" svg:height="0.381cm" svg:x="15.6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7" draw:layer="layout" svg:width="1.397cm" svg:height="0.508cm" svg:x="15.605cm" svg:y="16.24cm">
          <text:p text:style-name="P1"><text:span text:style-name="T4">iq_imbalance_f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5.986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651cm" svg:x="15.85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016cm" svg:height="1.397cm" svg:x="15.986cm" svg:y="14.7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0.508cm" svg:height="0.381cm" draw:transform="rotate (1.5707963267949) translate (16.24cm 15.9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3" draw:id="id13" draw:layer="layout" svg:x1="16.494cm" svg:y1="15.986cm" svg:x2="16.24cm" svg:y2="15.478cm">
          <text:p/>
        </draw:line>
        <draw:custom-shape draw:style-name="gr10" draw:text-style-name="P1" xml:id="id14" draw:id="id14" draw:layer="layout" svg:width="0.508cm" svg:height="0.381cm" draw:transform="rotate (1.5707963267949) translate (16.24cm 15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2" draw:id="id12" draw:layer="layout" svg:x1="16.494cm" svg:y1="15.351cm" svg:x2="16.24cm" svg:y2="14.843cm">
          <text:p/>
        </draw:line>
        <draw:connector draw:style-name="gr27" draw:text-style-name="P1" draw:layer="layout" draw:line-skew="-0.508cm" svg:x1="14.081cm" svg:y1="15.097cm" svg:x2="15.605cm" svg:y2="15.287cm" draw:start-shape="id9" draw:start-glue-point="1" draw:end-shape="id10" draw:end-glue-point="3" svg:d="M14081 15097h254v190h1270" svg:viewBox="0 0 1525 191">
          <text:p/>
        </draw:connector>
        <draw:connector draw:style-name="gr27" draw:text-style-name="P1" draw:layer="layout" draw:line-skew="-0.508cm" svg:x1="14.081cm" svg:y1="15.732cm" svg:x2="15.605cm" svg:y2="15.541cm" draw:start-shape="id8" draw:start-glue-point="1" draw:end-shape="id11" draw:end-glue-point="3" svg:d="M14081 15732h254v-191h1270" svg:viewBox="0 0 1525 192">
          <text:p/>
        </draw:connector>
        <draw:connector draw:style-name="gr29" draw:text-style-name="P1" draw:layer="layout" draw:line-skew="1.009cm" svg:x1="15.605cm" svg:y1="15.287cm" svg:x2="16.24cm" svg:y2="15.097cm" draw:start-shape="id10" draw:start-glue-point="3" draw:end-shape="id12" draw:end-glue-point="3" svg:d="M15605 15287h508v-190h127" svg:viewBox="0 0 636 191">
          <text:p/>
        </draw:connector>
        <draw:connector draw:style-name="gr29" draw:text-style-name="P1" draw:layer="layout" draw:line-skew="1.009cm" svg:x1="15.605cm" svg:y1="15.541cm" svg:x2="16.24cm" svg:y2="15.732cm" draw:start-shape="id11" draw:start-glue-point="3" draw:end-shape="id13" draw:end-glue-point="3" svg:d="M15605 15541h508v191h127" svg:viewBox="0 0 636 192">
          <text:p/>
        </draw:connector>
        <draw:custom-shape draw:style-name="gr9" draw:text-style-name="P1" xml:id="id21" draw:id="id21" draw:layer="layout" svg:width="0.635cm" svg:height="1.143cm" svg:x="18.39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143cm" svg:x="18.01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7.8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143cm" svg:height="0.889cm" svg:x="18.14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0.635cm" svg:x="18.272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17.891cm" svg:y="15.859cm">
          <text:p text:style-name="P1"><text:span text:style-name="T4">dc_offset_filter.hdl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35cm" svg:height="0.381cm" svg:x="18.398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draw:line-skew="-0.635cm" svg:x1="16.621cm" svg:y1="15.098cm" svg:x2="18.383cm" svg:y2="15.287cm" draw:start-shape="id14" draw:start-glue-point="7" draw:end-shape="id15" draw:end-glue-point="3" svg:d="M16621 15098h246v189h1516" svg:viewBox="0 0 1763 190">
          <text:p/>
        </draw:connector>
        <draw:connector draw:style-name="gr27" draw:text-style-name="P1" draw:layer="layout" draw:line-skew="-0.635cm" svg:x1="16.621cm" svg:y1="15.733cm" svg:x2="18.382cm" svg:y2="15.541cm" draw:start-shape="id16" draw:start-glue-point="7" draw:end-shape="id17" draw:end-glue-point="3" svg:d="M16621 15733h246v-192h1515" svg:viewBox="0 0 1762 193">
          <text:p/>
        </draw:connector>
        <draw:connector draw:style-name="gr31" draw:text-style-name="P1" draw:layer="layout" svg:x1="11.35cm" svg:y1="14.716cm" svg:x2="5.953cm" svg:y2="13.319cm" draw:start-shape="id18" draw:start-glue-point="0" draw:end-shape="id19" draw:end-glue-point="2" svg:d="M11350 14716v-1397h-5397" svg:viewBox="0 0 5398 1398">
          <text:p/>
        </draw:connector>
        <draw:connector draw:style-name="gr31" draw:text-style-name="P1" draw:layer="layout" svg:x1="16.43cm" svg:y1="14.335cm" svg:x2="5.953cm" svg:y2="13.319cm" draw:start-shape="id20" draw:start-glue-point="0" draw:end-shape="id19" draw:end-glue-point="2" svg:d="M16430 14335v-1016h-10477" svg:viewBox="0 0 10478 1017">
          <text:p/>
        </draw:connector>
        <draw:connector draw:style-name="gr31" draw:text-style-name="P1" draw:layer="layout" svg:x1="18.716cm" svg:y1="14.716cm" svg:x2="5.953cm" svg:y2="13.319cm" draw:start-shape="id21" draw:start-glue-point="0" draw:end-shape="id19" draw:end-glue-point="2" svg:d="M18716 14716v-1397h-12763" svg:viewBox="0 0 12764 1398">
          <text:p/>
        </draw:connector>
        <draw:connector draw:style-name="gr31" draw:text-style-name="P1" draw:layer="layout" svg:x1="14.017cm" svg:y1="14.462cm" svg:x2="5.953cm" svg:y2="13.319cm" draw:start-shape="id22" draw:start-glue-point="0" draw:end-shape="id19" draw:end-glue-point="2" svg:d="M14017 14462v-1143h-8064" svg:viewBox="0 0 8065 1144">
          <text:p/>
        </draw:connector>
        <draw:connector draw:style-name="gr31" draw:text-style-name="P1" draw:layer="layout" svg:x1="7.858cm" svg:y1="14.716cm" svg:x2="5.953cm" svg:y2="13.319cm" draw:start-shape="id23" draw:start-glue-point="0" draw:end-shape="id19" draw:end-glue-point="2" svg:d="M7858 14716v-1397h-1905" svg:viewBox="0 0 1906 1398">
          <text:p/>
        </draw:connector>
        <draw:custom-shape draw:style-name="gr23" draw:text-style-name="P7" draw:layer="layout" svg:width="1.397cm" svg:height="0.508cm" svg:x="5.664cm" svg:y="17.837cm">
          <text:p text:style-name="P1"><text:span text:style-name="T4">time_server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5.572cm" svg:y="16.4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5.191cm" svg:y="1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25" draw:id="id25" draw:layer="layout" svg:width="0.508cm" svg:height="0.889cm" svg:x="5.572cm" svg:y="17.0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5.318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5.445cm" svg:y="16.875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-0.119cm" svg:x1="7.858cm" svg:y1="16.113cm" svg:x2="5.826cm" svg:y2="17.891cm" draw:start-shape="id24" draw:start-glue-point="2" draw:end-shape="id25" draw:end-glue-point="2" svg:d="M7858 16113v2159h-2032v-381" svg:viewBox="0 0 2033 2160">
          <text:p/>
        </draw:connector>
        <draw:custom-shape draw:style-name="gr17" draw:text-style-name="P5" draw:layer="layout" svg:width="1.778cm" svg:height="1.016cm" svg:x="20.558cm" svg:y="12.557cm">
          <text:p text:style-name="P4"><text:span text:style-name="T4">lime_rx.hdl</text:span></text:p>
          <text:p text:style-name="P4"><text:span text:style-name="T4">(rf_rx-spec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1.27cm" svg:height="1.143cm" svg:x="20.6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2.336cm" svg:y="12.557cm">
          <text:p text:style-name="P1"><text:span text:style-name="T4">lime_spi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8" draw:id="id28" draw:layer="layout" svg:width="0.508cm" svg:height="1.143cm" svg:x="22.8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71" draw:id="id71" draw:layer="layout" svg:width="1.27cm" svg:height="1.143cm" svg:x="22.4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0.558cm" svg:y="10.398cm">
          <text:p text:style-name="P1"><text:span text:style-name="T4">si5351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6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3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2" draw:id="id32" draw:layer="layout" svg:width="0.508cm" svg:height="1.143cm" svg:x="21.0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9" draw:id="id29" draw:layer="layout" svg:width="1.27cm" svg:height="1.143cm" svg:x="20.6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8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939cm" svg:y="9.6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2.336cm" svg:y="10.398cm">
          <text:p text:style-name="P1"><text:span text:style-name="T4">zipper_i2c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4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0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1" draw:id="id31" draw:layer="layout" svg:width="0.508cm" svg:height="1.143cm" svg:x="22.8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73" draw:id="id73" draw:layer="layout" svg:width="1.27cm" svg:height="1.143cm" svg:x="22.4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5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717cm" svg:y="9.636cm">
          <text:p/>
          <draw:enhanced-geometry svg:viewBox="0 0 21600 21600" draw:type="rectangle" draw:enhanced-path="M 0 0 L 21600 0 21600 21600 0 21600 0 0 Z N"/>
        </draw:custom-shape>
        <draw:line draw:style-name="gr32" draw:text-style-name="P1" xml:id="id27" draw:id="id27" draw:layer="layout" svg:x1="22.209cm" svg:y1="12.049cm" svg:x2="21.701cm" svg:y2="12.049cm">
          <text:p/>
        </draw:line>
        <draw:connector draw:style-name="gr33" draw:text-style-name="P1" draw:layer="layout" draw:line-skew="1.01cm" svg:x1="21.32cm" svg:y1="11.541cm" svg:x2="21.701cm" svg:y2="12.049cm" draw:start-shape="id26" draw:start-glue-point="0" draw:end-shape="id27" draw:end-glue-point="3" svg:d="M21320 11541v508h381" svg:viewBox="0 0 382 509">
          <text:p/>
        </draw:connector>
        <draw:connector draw:style-name="gr31" draw:text-style-name="P1" draw:layer="layout" draw:line-skew="0.121cm" svg:x1="23.098cm" svg:y1="11.414cm" svg:x2="22.209cm" svg:y2="12.049cm" draw:start-shape="id28" draw:start-glue-point="0" draw:end-shape="id27" draw:end-glue-point="1" svg:d="M23098 11414v-381h-889v1016" svg:viewBox="0 0 890 1017">
          <text:p/>
        </draw:connector>
        <draw:line draw:style-name="gr32" draw:text-style-name="P1" xml:id="id30" draw:id="id30" draw:layer="layout" svg:x1="21.447cm" svg:y1="9.89cm" svg:x2="22.209cm" svg:y2="9.89cm">
          <text:p/>
        </draw:line>
        <draw:connector draw:style-name="gr33" draw:text-style-name="P1" draw:layer="layout" draw:line-skew="1.01cm" svg:x1="21.32cm" svg:y1="9.382cm" svg:x2="21.447cm" svg:y2="9.89cm" draw:start-shape="id29" draw:start-glue-point="0" draw:end-shape="id30" draw:end-glue-point="3" svg:d="M21320 9382v508h127" svg:viewBox="0 0 128 509">
          <text:p/>
        </draw:connector>
        <draw:connector draw:style-name="gr31" draw:text-style-name="P1" draw:layer="layout" draw:line-skew="0.121cm" svg:x1="23.098cm" svg:y1="9.255cm" svg:x2="22.209cm" svg:y2="9.89cm" draw:start-shape="id31" draw:start-glue-point="0" draw:end-shape="id30" draw:end-glue-point="1" svg:d="M23098 9255v-381h-889v1016" svg:viewBox="0 0 890 1017">
          <text:p/>
        </draw:connector>
        <draw:connector draw:style-name="gr31" draw:text-style-name="P1" draw:layer="layout" draw:line-skew="0.121cm" svg:x1="21.32cm" svg:y1="9.255cm" svg:x2="19.415cm" svg:y2="12.557cm" draw:start-shape="id32" draw:start-glue-point="0" svg:d="M21320 9255v-381h-1905v3683" svg:viewBox="0 0 1906 3684">
          <text:p/>
        </draw:connector>
        <draw:connector draw:style-name="gr31" draw:text-style-name="P1" draw:layer="layout" draw:line-skew="-0.006cm" svg:x1="21.447cm" svg:y1="11.414cm" svg:x2="19.669cm" svg:y2="12.684cm" draw:start-shape="id33" draw:start-glue-point="0" svg:d="M21447 11414v-508h-1778v1778" svg:viewBox="0 0 1779 1779">
          <text:p/>
        </draw:connector>
        <draw:connector draw:style-name="gr31" draw:text-style-name="P1" draw:layer="layout" draw:line-skew="0.121cm" svg:x1="21.193cm" svg:y1="11.414cm" svg:x2="20.05cm" svg:y2="13.192cm" draw:start-shape="id34" draw:start-glue-point="0" draw:end-shape="id35" draw:end-glue-point="1" svg:d="M21193 11414v-381h-1143v2159" svg:viewBox="0 0 1144 2160">
          <text:p/>
        </draw:connector>
        <draw:custom-shape draw:style-name="gr9" draw:text-style-name="P1" draw:layer="layout" svg:width="0.254cm" svg:height="1.143cm" svg:x="22.2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5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7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8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2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5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7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8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2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5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7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8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2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6" draw:id="id36" draw:layer="layout" svg:width="0.508cm" svg:height="1.143cm" svg:x="21.9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5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143cm" svg:height="0.381cm" svg:x="21.43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21.7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832cm" svg:y="15.097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22.213cm" svg:y1="14.716cm" svg:x2="5.953cm" svg:y2="13.319cm" draw:start-shape="id36" draw:start-glue-point="0" draw:end-shape="id19" draw:end-glue-point="2" svg:d="M22213 14716v-1397h-16260" svg:viewBox="0 0 16261 1398">
          <text:p/>
        </draw:connector>
        <draw:custom-shape draw:style-name="gr12" draw:text-style-name="P12" draw:layer="layout" svg:width="0.508cm" svg:height="0.381cm" svg:x="21.959cm" svg:y="15.224cm">
          <text:p text:style-name="P1"><text:span text:style-name="T9">sign</text:span></text:p>
          <text:p text:style-name="P1"><text:span text:style-name="T9">ex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svg:x1="19.018cm" svg:y1="15.287cm" svg:x2="21.959cm" svg:y2="15.287cm" draw:start-shape="id15" draw:start-glue-point="1" draw:end-shape="id37" draw:end-glue-point="3" svg:d="M19018 15287h2941" svg:viewBox="0 0 2942 1">
          <text:p/>
        </draw:connector>
        <draw:connector draw:style-name="gr27" draw:text-style-name="P1" draw:layer="layout" svg:x1="19.017cm" svg:y1="15.541cm" svg:x2="21.959cm" svg:y2="15.541cm" draw:start-shape="id17" draw:start-glue-point="1" draw:end-shape="id38" draw:end-glue-point="3" svg:d="M19017 15541h2942" svg:viewBox="0 0 2943 1">
          <text:p/>
        </draw:connector>
        <draw:custom-shape draw:style-name="gr34" draw:text-style-name="P2" draw:layer="layout" svg:width="8.763cm" svg:height="0.508cm" draw:transform="rotate (1.5707963267949) translate (24.622cm 17.129cm)">
          <text:p text:style-name="P1"><text:span text:style-name="T1">hsmc_alst4 s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1.397cm" svg:height="0.508cm" svg:x="0.9cm" svg:y="15.859cm">
          <text:p text:style-name="P1"><text:span text:style-name="T4">file_write.rc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.5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.5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.5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6" draw:id="id46" draw:layer="layout" svg:width="0.508cm" svg:height="1.143cm" svg:x="1.408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41" draw:id="id41" draw:layer="layout" svg:width="1.27cm" svg:height="1.143cm" svg:x="1.02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1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.0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6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5" draw:id="id45" draw:layer="layout" svg:width="0.508cm" svg:height="1.143cm" svg:x="1.4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9" draw:id="id39" draw:layer="layout" svg:width="1.27cm" svg:height="1.143cm" svg:x="1.0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1.1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282cm" svg:y="9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13cm" svg:height="1.016cm" svg:x="0.873cm" svg:y="10.398cm">
          <text:p text:style-name="P4"><text:span text:style-name="T4">si5351_proxy.rcc</text:span></text:p>
          <text:p text:style-name="P4"><text:span text:style-name="T4">(clock_gen-spec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11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-0.751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-0.62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-0.49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11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-0.751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-0.62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-0.49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11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-0.751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-0.62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-0.49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11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-0.37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43" draw:id="id43" draw:layer="layout" svg:width="1.27cm" svg:height="1.143cm" svg:x="-0.751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-0.62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-0.497cm" svg:y="11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13cm" svg:height="1.016cm" svg:x="-0.905cm" svg:y="12.557cm">
          <text:p text:style-name="P4"><text:span text:style-name="T4">zipper_rx.rcc</text:span></text:p>
          <text:p text:style-name="P4"><text:span text:style-name="T4">(rx_spec)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1.01cm 2.251cm" svg:x1="1.663cm" svg:y1="9.382cm" svg:x2="2.778cm" svg:y2="12.557cm" draw:start-shape="id39" draw:start-glue-point="0" draw:end-shape="id40" draw:end-glue-point="3" svg:d="M1663 9382v508h1115v2667" svg:viewBox="0 0 1116 3176">
          <text:p/>
        </draw:connector>
        <draw:connector draw:style-name="gr35" draw:text-style-name="P1" draw:layer="layout" draw:line-skew="1.01cm" svg:x1="1.662cm" svg:y1="11.541cm" svg:x2="2.524cm" svg:y2="12.684cm" draw:start-shape="id41" draw:start-glue-point="0" draw:end-shape="id42" draw:end-glue-point="3" svg:d="M1662 11541v508h862v635" svg:viewBox="0 0 863 1144">
          <text:p/>
        </draw:connector>
        <draw:custom-shape draw:style-name="gr17" draw:text-style-name="P5" draw:layer="layout" svg:width="3.048cm" svg:height="1.016cm" svg:x="21.447cm" svg:y="15.859cm">
          <text:p text:style-name="P4"><text:span text:style-name="T4">lime_adc.hdl</text:span></text:p>
          <text:p text:style-name="P4"><text:span text:style-name="T4">(qadc-spec)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1.517cm -1.465cm -0.513cm" svg:x1="-0.116cm" svg:y1="11.541cm" svg:x2="1.027cm" svg:y2="13.192cm" draw:start-shape="id43" draw:start-glue-point="0" draw:end-shape="id44" draw:end-glue-point="3" svg:d="M-116 11541v496h889v1155h254" svg:viewBox="0 0 1144 1652">
          <text:p/>
        </draw:connector>
        <draw:connector draw:style-name="gr31" draw:text-style-name="P1" draw:layer="layout" draw:line-skew="0.121cm -0.135cm" svg:x1="1.663cm" svg:y1="9.255cm" svg:x2="1.027cm" svg:y2="13.192cm" draw:start-shape="id45" draw:start-glue-point="0" svg:d="M1663 9255v-381h-890v4318h254" svg:viewBox="0 0 891 4319">
          <text:p/>
        </draw:connector>
        <draw:connector draw:style-name="gr31" draw:text-style-name="P1" xml:id="id44" draw:id="id44" draw:layer="layout" draw:line-skew="0.121cm -0.134cm" svg:x1="1.662cm" svg:y1="11.414cm" svg:x2="1.027cm" svg:y2="13.192cm" draw:start-shape="id46" draw:start-glue-point="0" svg:d="M1662 11414v-381h-889v2159h254" svg:viewBox="0 0 890 2160">
          <text:p/>
        </draw:connector>
        <draw:custom-shape draw:style-name="gr10" draw:text-style-name="P1" xml:id="id49" draw:id="id49" draw:layer="layout" svg:width="0.508cm" svg:height="0.603cm" draw:transform="rotate (1.5707963267949) translate (29.067cm 15.22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51" draw:id="id51" draw:layer="layout" svg:width="0.508cm" svg:height="0.603cm" draw:transform="rotate (1.5707963267949) translate (29.067cm 16.113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56" draw:id="id56" draw:layer="layout" svg:width="0.508cm" svg:height="0.381cm" draw:transform="rotate (1.5707963267949) translate (30.083cm 16.1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55" draw:id="id55" draw:layer="layout" svg:x1="30.337cm" svg:y1="16.113cm" svg:x2="30.083cm" svg:y2="15.605cm">
          <text:p/>
        </draw:line>
        <draw:custom-shape draw:style-name="gr10" draw:text-style-name="P1" xml:id="id53" draw:id="id53" draw:layer="layout" svg:width="0.508cm" svg:height="0.381cm" draw:transform="rotate (1.5707963267949) translate (30.083cm 15.2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52" draw:id="id52" draw:layer="layout" svg:x1="30.337cm" svg:y1="15.224cm" svg:x2="30.083cm" svg:y2="14.716cm">
          <text:p/>
        </draw:line>
        <draw:custom-shape draw:style-name="gr10" draw:text-style-name="P1" xml:id="id54" draw:id="id54" draw:layer="layout" svg:width="0.635cm" svg:height="0.508cm" svg:x="31.353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31.502cm" svg:y1="14.8cm" svg:x2="31.725cm" svg:y2="14.8cm">
          <text:p/>
        </draw:line>
        <draw:line draw:style-name="gr25" draw:text-style-name="P1" draw:layer="layout" svg:x1="31.724cm" svg:y1="14.8cm" svg:x2="31.788cm" svg:y2="14.832cm">
          <text:p/>
        </draw:line>
        <draw:line draw:style-name="gr25" draw:text-style-name="P1" draw:layer="layout" svg:x1="31.788cm" svg:y1="14.832cm" svg:x2="31.82cm" svg:y2="15.055cm">
          <text:p/>
        </draw:line>
        <draw:line draw:style-name="gr25" draw:text-style-name="P1" draw:layer="layout" svg:x1="31.502cm" svg:y1="14.768cm" svg:x2="31.502cm" svg:y2="15.054cm">
          <text:p/>
        </draw:line>
        <draw:line draw:style-name="gr25" draw:text-style-name="P1" draw:layer="layout" svg:x1="31.852cm" svg:y1="14.991cm" svg:x2="31.438cm" svg:y2="14.991cm">
          <text:p/>
        </draw:line>
        <draw:custom-shape draw:style-name="gr10" draw:text-style-name="P1" xml:id="id57" draw:id="id57" draw:layer="layout" svg:width="0.635cm" svg:height="0.508cm" svg:x="31.353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31.502cm" svg:y1="15.689cm" svg:x2="31.725cm" svg:y2="15.689cm">
          <text:p/>
        </draw:line>
        <draw:line draw:style-name="gr25" draw:text-style-name="P1" draw:layer="layout" svg:x1="31.724cm" svg:y1="15.689cm" svg:x2="31.788cm" svg:y2="15.721cm">
          <text:p/>
        </draw:line>
        <draw:line draw:style-name="gr25" draw:text-style-name="P1" draw:layer="layout" svg:x1="31.788cm" svg:y1="15.721cm" svg:x2="31.82cm" svg:y2="15.944cm">
          <text:p/>
        </draw:line>
        <draw:line draw:style-name="gr25" draw:text-style-name="P1" draw:layer="layout" svg:x1="31.502cm" svg:y1="15.657cm" svg:x2="31.502cm" svg:y2="15.943cm">
          <text:p/>
        </draw:line>
        <draw:line draw:style-name="gr25" draw:text-style-name="P1" draw:layer="layout" svg:x1="31.852cm" svg:y1="15.88cm" svg:x2="31.438cm" svg:y2="15.88cm">
          <text:p/>
        </draw:line>
        <draw:custom-shape draw:style-name="gr10" draw:text-style-name="P1" xml:id="id62" draw:id="id62" draw:layer="layout" svg:width="0.508cm" svg:height="0.381cm" draw:transform="rotate (1.5707963267949) translate (32.496cm 16.1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59" draw:id="id59" draw:layer="layout" svg:x1="32.75cm" svg:y1="16.113cm" svg:x2="32.496cm" svg:y2="15.605cm">
          <text:p/>
        </draw:line>
        <draw:custom-shape draw:style-name="gr10" draw:text-style-name="P1" xml:id="id60" draw:id="id60" draw:layer="layout" svg:width="0.508cm" svg:height="0.381cm" draw:transform="rotate (1.5707963267949) translate (32.496cm 15.2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58" draw:id="id58" draw:layer="layout" svg:x1="32.75cm" svg:y1="15.224cm" svg:x2="32.496cm" svg:y2="14.716cm">
          <text:p/>
        </draw:line>
        <draw:custom-shape draw:style-name="gr10" draw:text-style-name="P1" xml:id="id61" draw:id="id61" draw:layer="layout" svg:width="0.254cm" svg:height="0.254cm" svg:x="33.51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3" draw:id="id63" draw:layer="layout" svg:width="0.254cm" svg:height="0.254cm" svg:x="33.512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7" draw:id="id47" draw:layer="layout" svg:width="0.508cm" svg:height="0.381cm" draw:transform="rotate (1.5707963267949) translate (35.417cm 15.6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7" xml:id="id67" draw:id="id67" draw:layer="layout" svg:width="0.508cm" svg:height="0.381cm" svg:x="34.147cm" svg:y="16.24cm">
          <text:p text:style-name="P1"><text:span text:style-name="T4">90</text:span><text:span text:style-name="T8">°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5" draw:id="id65" draw:layer="layout" svg:width="0.635cm" svg:height="0.508cm" svg:x="30.083cm" svg:y="13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0" draw:id="id50" draw:layer="layout" svg:width="0.635cm" svg:height="0.635cm" svg:x="27.416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line-skew="0cm 2.026cm" svg:x1="35.798cm" svg:y1="15.352cm" svg:x2="37.449cm" svg:y2="13.828cm" draw:start-shape="id47" draw:start-glue-point="7" draw:end-shape="id48" draw:end-glue-point="7" svg:d="M35798 15352h698v-1h953v-1523" svg:viewBox="0 0 1652 1525">
          <text:p/>
        </draw:connector>
        <draw:connector draw:style-name="gr31" draw:text-style-name="P1" draw:layer="layout" draw:line-skew="-0.247cm" svg:x1="29.368cm" svg:y1="15.224cm" svg:x2="27.734cm" svg:y2="14.716cm" draw:start-shape="id49" draw:start-glue-point="5" draw:end-shape="id50" draw:end-glue-point="8" svg:d="M29368 15224v254h-1634v-762" svg:viewBox="0 0 1635 763">
          <text:p/>
        </draw:connector>
        <draw:connector draw:style-name="gr31" draw:text-style-name="P1" draw:layer="layout" draw:line-skew="-0.247cm" svg:x1="29.368cm" svg:y1="16.113cm" svg:x2="27.734cm" svg:y2="14.716cm" draw:start-shape="id51" draw:start-glue-point="5" draw:end-shape="id50" draw:end-glue-point="8" svg:d="M29368 16113v254h-1634v-1651" svg:viewBox="0 0 1635 1652">
          <text:p/>
        </draw:connector>
        <draw:connector draw:style-name="gr31" draw:text-style-name="P1" draw:layer="layout" svg:x1="29.67cm" svg:y1="14.971cm" svg:x2="30.083cm" svg:y2="14.97cm" draw:start-shape="id49" draw:start-glue-point="6" draw:end-shape="id52" draw:end-glue-point="3" svg:d="M29670 14971h207v-1h206" svg:viewBox="0 0 414 2">
          <text:p/>
        </draw:connector>
        <draw:connector draw:style-name="gr31" draw:text-style-name="P1" draw:layer="layout" svg:x1="30.464cm" svg:y1="14.971cm" svg:x2="31.353cm" svg:y2="14.97cm" draw:start-shape="id53" draw:start-glue-point="7" draw:end-shape="id54" draw:end-glue-point="3" svg:d="M30464 14971h444v-1h445" svg:viewBox="0 0 890 2">
          <text:p/>
        </draw:connector>
        <draw:connector draw:style-name="gr31" draw:text-style-name="P1" draw:layer="layout" svg:x1="29.67cm" svg:y1="15.86cm" svg:x2="30.083cm" svg:y2="15.859cm" draw:start-shape="id51" draw:start-glue-point="6" draw:end-shape="id55" draw:end-glue-point="3" svg:d="M29670 15860h207v-1h206" svg:viewBox="0 0 414 2">
          <text:p/>
        </draw:connector>
        <draw:connector draw:style-name="gr31" draw:text-style-name="P1" draw:layer="layout" svg:x1="30.464cm" svg:y1="15.86cm" svg:x2="31.353cm" svg:y2="15.859cm" draw:start-shape="id56" draw:start-glue-point="7" draw:end-shape="id57" draw:end-glue-point="3" svg:d="M30464 15860h444v-1h445" svg:viewBox="0 0 890 2">
          <text:p/>
        </draw:connector>
        <draw:connector draw:style-name="gr31" draw:text-style-name="P1" draw:layer="layout" svg:x1="31.988cm" svg:y1="14.97cm" svg:x2="32.496cm" svg:y2="14.97cm" draw:start-shape="id54" draw:start-glue-point="1" draw:end-shape="id58" draw:end-glue-point="3" svg:d="M31988 14970h508" svg:viewBox="0 0 509 1">
          <text:p/>
        </draw:connector>
        <draw:connector draw:style-name="gr31" draw:text-style-name="P1" draw:layer="layout" svg:x1="31.988cm" svg:y1="15.859cm" svg:x2="32.496cm" svg:y2="15.859cm" draw:start-shape="id57" draw:start-glue-point="1" draw:end-shape="id59" draw:end-glue-point="3" svg:d="M31988 15859h508" svg:viewBox="0 0 509 1">
          <text:p/>
        </draw:connector>
        <draw:connector draw:style-name="gr31" draw:text-style-name="P1" draw:layer="layout" svg:x1="32.877cm" svg:y1="14.971cm" svg:x2="33.512cm" svg:y2="14.97cm" draw:start-shape="id60" draw:start-glue-point="7" draw:end-shape="id61" draw:end-glue-point="6" svg:d="M32877 14971h318v-1h317" svg:viewBox="0 0 636 2">
          <text:p/>
        </draw:connector>
        <draw:connector draw:style-name="gr31" draw:text-style-name="P1" draw:layer="layout" svg:x1="32.877cm" svg:y1="15.86cm" svg:x2="33.512cm" svg:y2="15.859cm" draw:start-shape="id62" draw:start-glue-point="7" draw:end-shape="id63" draw:end-glue-point="6" svg:d="M32877 15860h318v-1h317" svg:viewBox="0 0 636 2">
          <text:p/>
        </draw:connector>
        <draw:connector draw:style-name="gr31" draw:text-style-name="P1" draw:layer="layout" draw:line-skew="0.064cm" svg:x1="33.766cm" svg:y1="14.97cm" svg:x2="35.417cm" svg:y2="15.352cm" draw:start-shape="id61" draw:start-glue-point="10" draw:end-shape="id47" draw:end-glue-point="4" svg:d="M33766 14970h889v382h762" svg:viewBox="0 0 1652 383">
          <text:p/>
        </draw:connector>
        <draw:connector draw:style-name="gr31" draw:text-style-name="P1" draw:layer="layout" draw:line-skew="0.064cm" svg:x1="33.766cm" svg:y1="15.859cm" svg:x2="35.417cm" svg:y2="15.352cm" draw:start-shape="id63" draw:start-glue-point="10" draw:end-shape="id47" draw:end-glue-point="4" svg:d="M33766 15859h889v-507h762" svg:viewBox="0 0 1652 508">
          <text:p/>
        </draw:connector>
        <draw:connector draw:style-name="gr31" draw:text-style-name="P1" draw:layer="layout" svg:x1="30.4cm" svg:y1="14.589cm" svg:x2="30.4cm" svg:y2="13.573cm" draw:start-shape="id64" draw:start-glue-point="0" draw:end-shape="id65" draw:end-glue-point="2" svg:d="M30400 14589v-1016" svg:viewBox="0 0 1 1017">
          <text:p/>
        </draw:connector>
        <draw:connector draw:style-name="gr31" draw:text-style-name="P1" draw:layer="layout" draw:line-skew="-0.374cm" svg:x1="33.639cm" svg:y1="15.097cm" svg:x2="34.02cm" svg:y2="15.351cm" draw:start-shape="id61" draw:start-glue-point="8" draw:end-shape="id66" draw:end-glue-point="2" svg:d="M33639 15097v393h381v-139" svg:viewBox="0 0 382 394">
          <text:p/>
        </draw:connector>
        <draw:connector draw:style-name="gr31" draw:text-style-name="P1" draw:layer="layout" draw:line-skew="-0.373cm" svg:x1="33.639cm" svg:y1="15.986cm" svg:x2="34.401cm" svg:y2="16.621cm" draw:start-shape="id63" draw:start-glue-point="8" draw:end-shape="id67" draw:end-glue-point="2" svg:d="M33639 15986v762h762v-127" svg:viewBox="0 0 763 763">
          <text:p/>
        </draw:connector>
        <draw:line draw:style-name="gr25" draw:text-style-name="P1" draw:layer="layout" svg:x1="27.543cm" svg:y1="14.462cm" svg:x2="27.67cm" svg:y2="14.462cm">
          <text:p/>
        </draw:line>
        <draw:line draw:style-name="gr25" draw:text-style-name="P1" draw:layer="layout" svg:x1="27.924cm" svg:y1="14.462cm" svg:x2="27.797cm" svg:y2="14.462cm">
          <text:p/>
        </draw:line>
        <draw:line draw:style-name="gr25" draw:text-style-name="P1" draw:layer="layout" svg:x1="27.797cm" svg:y1="14.335cm" svg:x2="27.67cm" svg:y2="14.335cm">
          <text:p/>
        </draw:line>
        <draw:line draw:style-name="gr25" draw:text-style-name="P1" draw:layer="layout" svg:x1="27.797cm" svg:y1="14.335cm" svg:x2="27.797cm" svg:y2="14.462cm">
          <text:p/>
        </draw:line>
        <draw:line draw:style-name="gr25" draw:text-style-name="P1" draw:layer="layout" svg:x1="27.67cm" svg:y1="14.462cm" svg:x2="27.67cm" svg:y2="14.335cm">
          <text:p/>
        </draw:line>
        <draw:connector draw:style-name="gr31" draw:text-style-name="P1" draw:layer="layout" svg:x1="27.734cm" svg:y1="14.081cm" svg:x2="24.241cm" svg:y2="13.573cm" draw:start-shape="id50" draw:start-glue-point="4" draw:end-shape="id68" draw:end-glue-point="2" svg:d="M27734 14081v-508h-3493" svg:viewBox="0 0 3494 509">
          <text:p/>
        </draw:connector>
        <draw:connector draw:style-name="gr31" draw:text-style-name="P1" draw:layer="layout" draw:line-skew="0.121cm" svg:x1="31.67cm" svg:y1="14.716cm" svg:x2="29.384cm" svg:y2="13.065cm" draw:start-shape="id54" draw:start-glue-point="0" draw:end-shape="id69" draw:end-glue-point="0" svg:d="M31670 14716v-2031h-2286v380" svg:viewBox="0 0 2287 2032">
          <text:p/>
        </draw:connector>
        <draw:connector draw:style-name="gr31" draw:text-style-name="P1" draw:layer="layout" draw:line-skew="0.121cm" svg:x1="34.21cm" svg:y1="13.065cm" svg:x2="29.384cm" svg:y2="13.065cm" draw:start-shape="id70" draw:start-glue-point="0" draw:end-shape="id69" draw:end-glue-point="0" svg:d="M34210 13065v-380h-4826v380" svg:viewBox="0 0 4827 381">
          <text:p/>
        </draw:connector>
        <draw:connector draw:style-name="gr31" draw:text-style-name="P1" draw:layer="layout" draw:line-skew="0.121cm" svg:x1="35.607cm" svg:y1="15.225cm" svg:x2="29.384cm" svg:y2="13.065cm" draw:start-shape="id47" draw:start-glue-point="9" draw:end-shape="id69" draw:end-glue-point="0" svg:d="M35607 15225v-2540h-6223v380" svg:viewBox="0 0 6224 2541">
          <text:p/>
        </draw:connector>
        <draw:connector draw:style-name="gr37" draw:text-style-name="P1" draw:layer="layout" draw:line-skew="1.01cm -1.137cm" svg:x1="23.098cm" svg:y1="11.541cm" svg:x2="23.733cm" svg:y2="12.112cm" draw:start-shape="id71" draw:start-glue-point="0" draw:end-shape="id71" draw:end-glue-point="1" svg:d="M23098 11541v508 63h635" svg:viewBox="0 0 636 572">
          <text:p/>
        </draw:connector>
        <draw:connector draw:style-name="gr38" draw:text-style-name="P1" draw:layer="layout" draw:line-skew="0.501cm -2.032cm" svg:x1="24.495cm" svg:y1="13.319cm" svg:x2="29.067cm" svg:y2="13.319cm" draw:start-shape="id72" draw:start-glue-point="3" draw:end-shape="id69" draw:end-glue-point="3" svg:d="M24495 13319h444 4128" svg:viewBox="0 0 4573 1">
          <text:p/>
        </draw:connector>
        <draw:connector draw:style-name="gr31" draw:text-style-name="P1" draw:layer="layout" draw:line-skew="0.121cm" svg:x1="30.4cm" svg:y1="13.065cm" svg:x2="29.384cm" svg:y2="13.065cm" draw:start-shape="id65" draw:start-glue-point="0" draw:end-shape="id69" draw:end-glue-point="0" svg:d="M30400 13065v-380h-1016v380" svg:viewBox="0 0 1017 381">
          <text:p/>
        </draw:connector>
        <draw:connector draw:style-name="gr37" draw:text-style-name="P1" draw:layer="layout" draw:line-skew="0.883cm -1.137cm" svg:x1="23.098cm" svg:y1="9.382cm" svg:x2="23.733cm" svg:y2="9.953cm" draw:start-shape="id73" draw:start-glue-point="0" draw:end-shape="id73" draw:end-glue-point="1" svg:d="M23098 9382v381 190h635" svg:viewBox="0 0 636 572">
          <text:p/>
        </draw:connector>
        <draw:custom-shape draw:style-name="gr10" draw:text-style-name="P7" xml:id="id69" draw:id="id69" draw:layer="layout" svg:width="0.635cm" svg:height="0.508cm" svg:x="29.067cm" svg:y="13.065cm">
          <text:p/>
          <draw:enhanced-geometry svg:viewBox="0 0 21600 21600" draw:type="rectangle" draw:enhanced-path="M 0 0 L 21600 0 21600 21600 0 21600 0 0 Z N"/>
        </draw:custom-shape>
        <draw:path draw:style-name="gr32" draw:text-style-name="P1" xml:id="id75" draw:id="id75" draw:layer="layout" svg:width="0.207cm" svg:height="0.263cm" draw:transform="rotate (-0.463733982254894) translate (34.4176906423299cm 14.8096259222207cm)" svg:viewBox="0 0 208 264" svg:d="M0 37c114-56 114-56 170 57 57 114 57 114-56 170">
          <text:p/>
        </draw:path>
        <draw:path draw:style-name="gr32" draw:text-style-name="P1" xml:id="id76" draw:id="id76" draw:layer="layout" svg:width="0.207cm" svg:height="0.263cm" draw:transform="rotate (-0.463733982254894) translate (34.4176906423299cm 15.6986259222207cm)" svg:viewBox="0 0 208 264" svg:d="M0 37c114-56 114-56 170 57 57 114 57 114-56 170">
          <text:p/>
        </draw:path>
        <draw:connector draw:style-name="gr39" draw:text-style-name="P1" draw:layer="layout" draw:line-skew="0.635cm" svg:x1="34.401cm" svg:y1="13.573cm" svg:x2="34.464cm" svg:y2="14.842cm" draw:start-shape="id74" draw:start-glue-point="2" draw:end-shape="id75" draw:end-glue-point="0" svg:d="M34401 13573v1264h63v5" svg:viewBox="0 0 64 1270">
          <text:p/>
        </draw:connector>
        <draw:connector draw:style-name="gr40" draw:text-style-name="P1" draw:layer="layout" draw:line-skew="-0.127cm" svg:x1="34.401cm" svg:y1="16.24cm" svg:x2="34.464cm" svg:y2="15.986cm" draw:start-shape="id67" draw:start-glue-point="0" draw:end-shape="id76" draw:end-glue-point="2" svg:d="M34401 16240v-248h63v-6" svg:viewBox="0 0 64 255">
          <text:p/>
        </draw:connector>
        <draw:line draw:style-name="gr41" draw:text-style-name="P1" draw:layer="layout" svg:x1="34.401cm" svg:y1="15.732cm" svg:x2="34.401cm" svg:y2="15.097cm">
          <text:p/>
        </draw:line>
        <draw:path draw:style-name="gr32" draw:text-style-name="P1" draw:layer="layout" svg:width="0.126cm" svg:height="0.38cm" draw:transform="rotate (1.5707963267949) translate (31.48cm 14.208cm)" svg:viewBox="0 0 127 381" svg:d="M0 0c127 0 127 127 127 254s-127 127-127 127">
          <text:p/>
        </draw:path>
        <draw:line draw:style-name="gr32" draw:text-style-name="P1" xml:id="id78" draw:id="id78" draw:layer="layout" svg:x1="31.861cm" svg:y1="14.208cm" svg:x2="32.623cm" svg:y2="14.208cm">
          <text:p/>
        </draw:line>
        <draw:connector draw:style-name="gr31" draw:text-style-name="P1" draw:layer="layout" draw:line-skew="0.513cm" svg:x1="32.813cm" svg:y1="14.589cm" svg:x2="32.623cm" svg:y2="14.208cm" draw:start-shape="id77" draw:start-glue-point="0" draw:end-shape="id78" draw:end-glue-point="1" svg:d="M32813 14589v-381h-190" svg:viewBox="0 0 191 382">
          <text:p/>
        </draw:connector>
        <draw:line draw:style-name="gr32" draw:text-style-name="P1" xml:id="id79" draw:id="id79" draw:layer="layout" svg:x1="31.48cm" svg:y1="14.208cm" svg:x2="30.718cm" svg:y2="14.208cm">
          <text:p/>
        </draw:line>
        <draw:connector draw:style-name="gr29" draw:text-style-name="P1" draw:layer="layout" svg:x1="30.718cm" svg:y1="14.208cm" svg:x2="30.4cm" svg:y2="13.573cm" draw:start-shape="id79" draw:start-glue-point="3" draw:end-shape="id65" draw:end-glue-point="2" svg:d="M30718 14208h-318v-635" svg:viewBox="0 0 319 636">
          <text:p/>
        </draw:connector>
        <draw:line draw:style-name="gr42" draw:text-style-name="P1" xml:id="id68" draw:id="id68" draw:layer="layout" svg:x1="24.241cm" svg:y1="13.573cm" svg:x2="24.241cm" svg:y2="10.144cm">
          <text:p/>
        </draw:line>
        <draw:connector draw:style-name="gr31" draw:text-style-name="P1" draw:layer="layout" draw:line-skew="-0.513cm" svg:x1="23.733cm" svg:y1="9.953cm" svg:x2="24.241cm" svg:y2="10.144cm" draw:start-shape="id73" draw:start-glue-point="1" draw:end-shape="id68" draw:end-glue-point="0" svg:d="M23733 9953h508v191" svg:viewBox="0 0 509 192">
          <text:p/>
        </draw:connector>
        <draw:custom-shape draw:style-name="gr12" draw:text-style-name="P7" xml:id="id70" draw:id="id70" draw:layer="layout" svg:width="0.635cm" svg:height="0.508cm" svg:x="33.893cm" svg:y="13.065cm">
          <text:p text:style-name="P1"><text:span text:style-name="T4">P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1" draw:layer="layout" svg:width="0.207cm" svg:height="0.263cm" draw:transform="rotate (-0.463733982254894) translate (34.0366906423299cm 14.8096259222207cm)" svg:viewBox="0 0 208 264" svg:d="M0 37c114-56 114-56 170 57 57 114 57 114-56 170">
          <text:p/>
        </draw:path>
        <draw:line draw:style-name="gr41" draw:text-style-name="P1" draw:layer="layout" svg:x1="34.02cm" svg:y1="14.843cm" svg:x2="34.02cm" svg:y2="14.589cm">
          <text:p/>
        </draw:line>
        <draw:line draw:style-name="gr32" draw:text-style-name="P1" xml:id="id66" draw:id="id66" draw:layer="layout" svg:x1="34.02cm" svg:y1="15.097cm" svg:x2="34.02cm" svg:y2="15.351cm">
          <text:p/>
        </draw:line>
        <draw:line draw:style-name="gr32" draw:text-style-name="P1" draw:layer="layout" svg:x1="34.02cm" svg:y1="14.589cm" svg:x2="34.02cm" svg:y2="13.573cm">
          <text:p/>
        </draw:line>
        <draw:connector draw:style-name="gr43" draw:text-style-name="P1" draw:layer="layout" draw:line-skew="-0.628cm" svg:x1="23.733cm" svg:y1="12.112cm" svg:x2="24.114cm" svg:y2="13.319cm" draw:start-shape="id71" draw:start-glue-point="1" draw:end-shape="id80" draw:end-glue-point="1" svg:d="M23733 12112h254v1207h127" svg:viewBox="0 0 382 1208">
          <text:p/>
        </draw:connector>
        <draw:path draw:style-name="gr44" draw:text-style-name="P1" draw:layer="layout" svg:width="0.126cm" svg:height="0.38cm" draw:transform="rotate (1.5707963267949) translate (24.114cm 13.319cm)" svg:viewBox="0 0 127 381" svg:d="M0 0c127 0 127 127 127 254s-127 127-127 127">
          <text:p/>
        </draw:path>
        <draw:polygon draw:style-name="gr25" draw:text-style-name="P1" draw:layer="layout" svg:width="0cm" svg:height="0cm" svg:x="24.368cm" svg:y="13.319cm" svg:viewBox="0 0 0 0" draw:points="0,0">
          <text:p/>
        </draw:polygon>
        <draw:line draw:style-name="gr25" draw:text-style-name="P1" xml:id="id80" draw:id="id80" draw:layer="layout" svg:x1="24.114cm" svg:y1="13.319cm" svg:x2="23.987cm" svg:y2="13.319cm">
          <text:p/>
        </draw:line>
        <draw:line draw:style-name="gr25" draw:text-style-name="P1" xml:id="id72" draw:id="id72" draw:layer="layout" svg:x1="24.495cm" svg:y1="13.319cm" svg:x2="24.876cm" svg:y2="13.319cm">
          <text:p/>
        </draw:line>
        <draw:path draw:style-name="gr32" draw:text-style-name="P1" draw:layer="layout" svg:width="0.126cm" svg:height="0.38cm" draw:transform="rotate (1.5707963267949) translate (27.543cm 14.97cm)" svg:viewBox="0 0 127 381" svg:d="M0 0c127 0 127 127 127 254s-127 127-127 127">
          <text:p/>
        </draw:path>
        <draw:line draw:style-name="gr32" draw:text-style-name="P1" draw:layer="layout" svg:x1="27.924cm" svg:y1="14.97cm" svg:x2="29.067cm" svg:y2="14.97cm">
          <text:p/>
        </draw:line>
        <draw:line draw:style-name="gr32" draw:text-style-name="P1" xml:id="id81" draw:id="id81" draw:layer="layout" svg:x1="27.543cm" svg:y1="14.97cm" svg:x2="26.781cm" svg:y2="14.97cm">
          <text:p/>
        </draw:line>
        <draw:path draw:style-name="gr32" draw:text-style-name="P1" draw:layer="layout" svg:width="0.126cm" svg:height="0.38cm" draw:transform="rotate (1.5707963267949) translate (27.543cm 15.859cm)" svg:viewBox="0 0 127 381" svg:d="M0 0c127 0 127 127 127 254s-127 127-127 127">
          <text:p/>
        </draw:path>
        <draw:line draw:style-name="gr32" draw:text-style-name="P1" draw:layer="layout" svg:x1="27.924cm" svg:y1="15.859cm" svg:x2="28.686cm" svg:y2="15.859cm">
          <text:p/>
        </draw:line>
        <draw:line draw:style-name="gr32" draw:text-style-name="P1" xml:id="id82" draw:id="id82" draw:layer="layout" svg:x1="27.543cm" svg:y1="15.859cm" svg:x2="26.781cm" svg:y2="15.859cm">
          <text:p/>
        </draw:line>
        <draw:connector draw:style-name="gr31" draw:text-style-name="P1" draw:layer="layout" draw:line-skew="-1.018cm" svg:x1="22.467cm" svg:y1="15.287cm" svg:x2="26.781cm" svg:y2="14.97cm" draw:start-shape="id37" draw:start-glue-point="1" draw:end-shape="id81" draw:end-glue-point="3" svg:d="M22467 15287h1133v-317h3181" svg:viewBox="0 0 4315 318">
          <text:p/>
        </draw:connector>
        <draw:line draw:style-name="gr32" draw:text-style-name="P1" draw:layer="layout" svg:x1="28.686cm" svg:y1="15.859cm" svg:x2="29.067cm" svg:y2="15.859cm">
          <text:p/>
        </draw:line>
        <draw:connector draw:style-name="gr31" draw:text-style-name="P1" draw:layer="layout" draw:line-skew="-1.018cm" svg:x1="22.467cm" svg:y1="15.541cm" svg:x2="26.781cm" svg:y2="15.859cm" draw:start-shape="id38" draw:start-glue-point="1" draw:end-shape="id82" draw:end-glue-point="3" svg:d="M22467 15541h1133v318h3181" svg:viewBox="0 0 4315 319">
          <text:p/>
        </draw:connector>
        <draw:custom-shape draw:style-name="gr45" draw:text-style-name="P6" draw:layer="layout" svg:width="6.731cm" svg:height="0.635cm" draw:transform="rotate (1.5707963267949) translate (4.556cm 16.24cm)">
          <text:p text:style-name="P1"><text:span text:style-name="T5">alst4 platform 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23.987cm" svg:y1="15.097cm" svg:x2="24.241cm" svg:y2="14.843cm">
          <text:p/>
        </draw:line>
        <draw:line draw:style-name="gr25" draw:text-style-name="P1" draw:layer="layout" svg:x1="23.987cm" svg:y1="15.986cm" svg:x2="24.241cm" svg:y2="15.732cm">
          <text:p/>
        </draw:line>
        <draw:frame draw:style-name="gr46" draw:text-style-name="P13" draw:layer="layout" svg:width="0.889cm" svg:height="0.823cm" svg:x="23.733cm" svg:y="14.401cm">
          <draw:text-box>
            <text:p><text:span text:style-name="T1">12</text:span></text:p>
          </draw:text-box>
        </draw:frame>
        <draw:frame draw:style-name="gr46" draw:text-style-name="P13" draw:layer="layout" svg:width="0.889cm" svg:height="0.823cm" svg:x="23.733cm" svg:y="15.29cm">
          <draw:text-box>
            <text:p><text:span text:style-name="T1">12</text:span></text:p>
          </draw:text-box>
        </draw:frame>
        <draw:line draw:style-name="gr25" draw:text-style-name="P1" draw:layer="layout" svg:x1="20.812cm" svg:y1="15.351cm" svg:x2="21.066cm" svg:y2="15.097cm">
          <text:p/>
        </draw:line>
        <draw:line draw:style-name="gr25" draw:text-style-name="P1" draw:layer="layout" svg:x1="21.066cm" svg:y1="15.478cm" svg:x2="20.812cm" svg:y2="15.732cm">
          <text:p/>
        </draw:line>
        <draw:frame draw:style-name="gr46" draw:text-style-name="P14" draw:layer="layout" svg:width="1.27cm" svg:height="0.823cm" svg:x="20.431cm" svg:y="14.687cm">
          <draw:text-box>
            <text:p><text:span text:style-name="T4">Q0.15</text:span></text:p>
          </draw:text-box>
        </draw:frame>
        <draw:frame draw:style-name="gr46" draw:text-style-name="P14" draw:layer="layout" svg:width="1.27cm" svg:height="0.823cm" svg:x="20.431cm" svg:y="15.671cm">
          <draw:text-box>
            <text:p><text:span text:style-name="T4">Q0.15</text:span></text:p>
          </draw:text-box>
        </draw:frame>
        <draw:custom-shape draw:style-name="gr8" draw:text-style-name="P6" draw:layer="layout" svg:width="1.016cm" svg:height="2.286cm" svg:x="5.445cm" svg:y="11.16cm">
          <text:p text:style-name="P1"><text:span text:style-name="T5">control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xml:id="id35" draw:id="id35" draw:layer="layout" svg:x1="1cm" svg:y1="13.192cm" svg:x2="20.05cm" svg:y2="13.192cm">
          <text:p/>
        </draw:line>
        <draw:line draw:style-name="gr41" draw:text-style-name="P1" xml:id="id40" draw:id="id40" draw:layer="layout" svg:x1="2.778cm" svg:y1="12.557cm" svg:x2="19.415cm" svg:y2="12.557cm">
          <text:p/>
        </draw:line>
        <draw:line draw:style-name="gr41" draw:text-style-name="P1" xml:id="id42" draw:id="id42" draw:layer="layout" svg:x1="2.524cm" svg:y1="12.684cm" svg:x2="19.669cm" svg:y2="12.684cm">
          <text:p/>
        </draw:line>
        <draw:connector draw:style-name="gr31" draw:text-style-name="P1" draw:layer="layout" svg:x1="2.424cm" svg:y1="15.287cm" svg:x2="7.477cm" svg:y2="15.287cm" draw:start-shape="id83" draw:start-glue-point="1" draw:end-shape="id84" draw:end-glue-point="2" svg:d="M2424 15287h5053" svg:viewBox="0 0 5054 1">
          <text:p/>
        </draw:connector>
        <draw:connector draw:style-name="gr31" draw:text-style-name="P1" draw:layer="layout" svg:x1="2.424cm" svg:y1="15.541cm" svg:x2="7.477cm" svg:y2="15.541cm" draw:start-shape="id85" draw:start-glue-point="1" svg:d="M2424 15541h5053" svg:viewBox="0 0 5054 1">
          <text:p/>
        </draw:connector>
        <draw:line draw:style-name="gr47" draw:text-style-name="P1" draw:layer="layout" svg:x1="-0.778cm" svg:y1="13.7cm" svg:x2="36.687cm" svg:y2="13.7cm">
          <text:p/>
        </draw:line>
        <draw:custom-shape draw:style-name="gr16" draw:text-style-name="P2" xml:id="id87" draw:id="id87" draw:layer="layout" svg:width="4.064cm" svg:height="1.016cm" svg:x="-1.032cm" svg:y="6.207cm">
          <text:p text:style-name="P1"><text:span text:style-name="T1">rx_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1cm" svg:y1="8.112cm" svg:x2="1cm" svg:y2="7.223cm" draw:start-shape="id86" draw:start-glue-point="0" draw:end-shape="id87" draw:end-glue-point="2" svg:d="M1000 8112v-889" svg:viewBox="0 0 1 890">
          <text:p/>
        </draw:connector>
        <draw:line draw:style-name="gr25" draw:text-style-name="P1" draw:layer="layout" svg:x1="18.863cm" svg:y1="15.31cm" svg:x2="18.64cm" svg:y2="15.31cm">
          <text:p/>
        </draw:line>
        <draw:line draw:style-name="gr25" draw:text-style-name="P1" draw:layer="layout" svg:x1="18.641cm" svg:y1="15.31cm" svg:x2="18.577cm" svg:y2="15.342cm">
          <text:p/>
        </draw:line>
        <draw:line draw:style-name="gr25" draw:text-style-name="P1" draw:layer="layout" svg:x1="18.577cm" svg:y1="15.342cm" svg:x2="18.545cm" svg:y2="15.565cm">
          <text:p/>
        </draw:line>
        <draw:line draw:style-name="gr25" draw:text-style-name="P1" draw:layer="layout" svg:x1="18.531cm" svg:y1="15.278cm" svg:x2="18.531cm" svg:y2="15.564cm">
          <text:p/>
        </draw:line>
        <draw:line draw:style-name="gr25" draw:text-style-name="P1" draw:layer="layout" svg:x1="18.513cm" svg:y1="15.501cm" svg:x2="18.927cm" svg:y2="15.501cm">
          <text:p/>
        </draw:line>
      </draw:page>
      <draw:page draw:name="page2" draw:style-name="dp1" draw:master-page-name="Default">
        <draw:custom-shape draw:style-name="gr10" draw:text-style-name="P1" xml:id="id134" draw:id="id134" draw:layer="layout" svg:width="0.635cm" svg:height="0.635cm" svg:x="29.016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8cm" svg:height="0.127cm" draw:transform="rotate (1.5707963267949) translate (30.667cm 16.113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draw:layer="layout" svg:width="0.508cm" svg:height="0.127cm" draw:transform="rotate (1.5707963267949) translate (30.667cm 15.22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7" xml:id="id138" draw:id="id138" draw:layer="layout" svg:width="0.127cm" svg:height="0.508cm" svg:x="30.667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573cm" svg:height="1.016cm" draw:transform="rotate (1.5707963267949) translate (4.759cm 18.145cm)">
          <text:p text:style-name="P1"><text:span text:style-name="T1">PC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72cm" svg:height="16.002cm" svg:x="0.314cm" svg:y="2.651cm">
          <text:p text:style-name="P1"><text:span text:style-name="T2">x86 G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318cm" svg:height="11.049cm" svg:x="0.441cm" svg:y="7.477cm">
          <text:p text:style-name="P4"><text:span text:style-name="T3">runtime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318cm" svg:height="3.683cm" svg:x="0.441cm" svg:y="3.667cm">
          <text:p text:style-name="P4"><text:span text:style-name="T4">rf_tune_freq</text:span></text:p>
          <text:p text:style-name="P4"><text:span text:style-name="T4">data_bw</text:span></text:p>
          <text:p text:style-name="P4"><text:span text:style-name="T4">rf_bw (unused, set to -1)</text:span></text:p>
          <text:p text:style-name="P4"><text:span text:style-name="T4">rf_gain</text:span></text:p>
          <text:p text:style-name="P4"><text:span text:style-name="T4">bb_bw</text:span></text:p>
          <text:p text:style-name="P4"><text:span text:style-name="T4">bb_gain</text:span></text:p>
          <text:p text:style-name="P4"><text:span text:style-name="T4">if_tune_freq</text:span></text:p>
          <text:p text:style-name="P4"><text:span text:style-name="T4">runtime</text:span></text:p>
          <text:p text:style-name="P4"><text:span text:style-name="T4">enable_timestam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573cm" svg:height="1.016cm" draw:transform="rotate (1.5707963267949) translate (27.365cm 18.145cm)">
          <text:p text:style-name="P1"><text:span text:style-name="T1">HSM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06" draw:id="id106" draw:layer="layout" svg:width="1.778cm" svg:height="1.397cm" draw:transform="rotate (1.5707963267949) translate (6.156cm 14.208cm)">
          <text:p text:style-name="P1"><text:span text:style-name="T5">control 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1.844cm" svg:height="16.002cm" svg:x="5.648cm" svg:y="2.651cm">
          <text:p text:style-name="P1"><text:span text:style-name="T2">Stratix IV GX230 FPG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336cm" svg:height="11.43cm" svg:x="5.902cm" svg:y="6.969cm">
          <text:p text:style-name="P1"><text:span text:style-name="T1">alst4_adc_hsmc_port_b <text:s/>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016cm" svg:height="2.286cm" svg:x="7.045cm" svg:y="13.954cm">
          <text:p text:style-name="P1"><text:span text:style-name="T5">data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20" draw:id="id120" draw:layer="layout" svg:width="0.254cm" svg:height="1.143cm" svg:x="22.9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21" draw:id="id121" draw:layer="layout" svg:width="0.254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4" draw:id="id124" draw:layer="layout" svg:width="0.508cm" svg:height="0.127cm" svg:x="23.55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25" draw:id="id125" draw:layer="layout" svg:width="0.508cm" svg:height="0.127cm" svg:x="23.559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" xml:id="id102" draw:id="id102" draw:layer="layout" svg:width="0.635cm" svg:height="0.127cm" svg:x="19.982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" xml:id="id104" draw:id="id104" draw:layer="layout" svg:width="0.635cm" svg:height="0.127cm" svg:x="19.981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651cm" svg:height="0.127cm" svg:x="19.4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9.474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97" draw:id="id97" draw:layer="layout" svg:width="1.778cm" svg:height="0.127cm" svg:x="17.2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98" draw:id="id98" draw:layer="layout" svg:width="1.778cm" svg:height="0.127cm" svg:x="17.20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4.7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4.77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xml:id="id88" draw:id="id88" draw:layer="layout" svg:width="0.635cm" svg:height="0.127cm" svg:x="11.855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89" draw:id="id89" draw:layer="layout" svg:width="0.635cm" svg:height="0.127cm" svg:x="11.854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93" draw:id="id93" draw:layer="layout" svg:width="0.635cm" svg:height="0.127cm" svg:x="13.378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92" draw:id="id92" draw:layer="layout" svg:width="0.635cm" svg:height="0.127cm" svg:x="13.37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3.175cm" svg:height="0.127cm" svg:x="11.34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3.175cm" svg:height="0.127cm" svg:x="11.3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8.6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8.69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43" draw:id="id143" draw:layer="layout" svg:width="1.016cm" svg:height="0.127cm" svg:x="3.0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45" draw:id="id145" draw:layer="layout" svg:width="1.016cm" svg:height="0.127cm" svg:x="3.008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" xml:id="id146" draw:id="id146" draw:layer="layout" svg:width="4.064cm" svg:height="10.287cm" svg:x="0.568cm" svg:y="8.112cm">
          <text:p text:style-name="P1"><text:span text:style-name="T1">rcc 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.413cm" svg:height="1.016cm" svg:x="2.473cm" svg:y="12.557cm">
          <text:p text:style-name="P4"><text:span text:style-name="T4">lime_rx_proxy.rcc</text:span></text:p>
          <text:p text:style-name="P4"><text:span text:style-name="T4">(rf_rx_proxy-spec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53cm" svg:height="10.033cm" svg:x="22.031cm" svg:y="7.731cm">
          <text:p text:style-name="P1"><text:span text:style-name="T1">lime_zipper_hsmc_alst4 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016cm" svg:height="0.381cm" svg:x="3.0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9.45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9.204cm" svg:y="14.7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3.462cm" svg:height="3.81cm" svg:x="8.315cm" svg:y="13.954cm">
          <text:p text:style-name="P1"><text:span text:style-name="T4">dc_offset_iq_imbalance_mixer_cic_dec_timestamper <text:s/>assemb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413cm" svg:height="4.826cm" svg:x="14.665cm" svg:y="11.922cm">
          <text:p text:style-name="P4"><text:span text:style-name="T3">if_tune_freq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67cm" svg:height="4.826cm" svg:x="8.569cm" svg:y="11.922cm">
          <text:p text:style-name="P4"><text:span text:style-name="T3">enable_timestamps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09" draw:id="id109" draw:layer="layout" svg:width="0.635cm" svg:height="1.651cm" svg:x="15.3cm" svg:y="14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651cm" svg:x="14.91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4.7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xml:id="id105" draw:id="id105" draw:layer="layout" svg:width="2.159cm" svg:height="1.143cm" svg:x="11.871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21cm" svg:height="1.143cm" svg:x="11.49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75cm" svg:height="0.381cm" svg:x="11.3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2.667cm" svg:height="0.889cm" svg:x="11.617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413cm" svg:height="0.635cm" svg:x="11.744cm" svg:y="15.0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381cm" svg:x="11.854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xml:id="id110" draw:id="id110" draw:layer="layout" svg:width="0.508cm" svg:height="1.143cm" svg:x="9.204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8.823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381cm" svg:x="8.6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635cm" svg:height="0.381cm" svg:x="13.395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0" draw:id="id90" draw:layer="layout" svg:width="0.381cm" svg:height="0.127cm" svg:x="12.743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91" draw:id="id91" draw:layer="layout" svg:width="0.381cm" svg:height="0.127cm" svg:x="12.743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7" draw:layer="layout" svg:width="1.397cm" svg:height="0.508cm" svg:x="9.377cm" svg:y="16.059cm">
          <text:p text:style-name="P1"><text:span text:style-name="T4">timestamper.hdl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111" draw:id="id111" draw:layer="layout" svg:width="0.508cm" svg:height="0.889cm" svg:x="9.20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8.9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9.077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11.363cm" svg:y="15.859cm">
          <text:p text:style-name="P1"><text:span text:style-name="T4">cic_dec.hdl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2.363cm" svg:y1="15.308cm" svg:x2="12.14cm" svg:y2="15.308cm">
          <text:p/>
        </draw:line>
        <draw:line draw:style-name="gr25" draw:text-style-name="P1" draw:layer="layout" svg:x1="12.141cm" svg:y1="15.308cm" svg:x2="12.077cm" svg:y2="15.34cm">
          <text:p/>
        </draw:line>
        <draw:line draw:style-name="gr25" draw:text-style-name="P1" draw:layer="layout" svg:x1="12.077cm" svg:y1="15.34cm" svg:x2="12.045cm" svg:y2="15.563cm">
          <text:p/>
        </draw:line>
        <draw:line draw:style-name="gr25" draw:text-style-name="P1" draw:layer="layout" svg:x1="12.031cm" svg:y1="15.276cm" svg:x2="12.031cm" svg:y2="15.562cm">
          <text:p/>
        </draw:line>
        <draw:line draw:style-name="gr25" draw:text-style-name="P1" draw:layer="layout" svg:x1="12.013cm" svg:y1="15.499cm" svg:x2="12.427cm" svg:y2="15.499cm">
          <text:p/>
        </draw:line>
        <draw:custom-shape draw:style-name="gr12" draw:text-style-name="P7" draw:layer="layout" svg:width="0.381cm" svg:height="0.381cm" svg:x="12.76cm" svg:y="15.224cm">
          <text:p text:style-name="P1"><text:span text:style-name="T7">↓</text:span><text:span text:style-name="T8">8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544cm" svg:y1="15.308cm" svg:x2="13.767cm" svg:y2="15.308cm">
          <text:p/>
        </draw:line>
        <draw:line draw:style-name="gr25" draw:text-style-name="P1" draw:layer="layout" svg:x1="13.766cm" svg:y1="15.308cm" svg:x2="13.83cm" svg:y2="15.34cm">
          <text:p/>
        </draw:line>
        <draw:line draw:style-name="gr25" draw:text-style-name="P1" draw:layer="layout" svg:x1="13.83cm" svg:y1="15.34cm" svg:x2="13.862cm" svg:y2="15.563cm">
          <text:p/>
        </draw:line>
        <draw:line draw:style-name="gr25" draw:text-style-name="P1" draw:layer="layout" svg:x1="13.544cm" svg:y1="15.276cm" svg:x2="13.544cm" svg:y2="15.562cm">
          <text:p/>
        </draw:line>
        <draw:line draw:style-name="gr25" draw:text-style-name="P1" draw:layer="layout" svg:x1="13.894cm" svg:y1="15.499cm" svg:x2="13.48cm" svg:y2="15.499cm">
          <text:p/>
        </draw:line>
        <draw:connector draw:style-name="gr26" draw:text-style-name="P1" xml:id="id144" draw:id="id144" draw:layer="layout" svg:x1="9.077cm" svg:y1="15.287cm" svg:x2="11.856cm" svg:y2="15.287cm" draw:end-shape="id88" draw:end-glue-point="3" svg:d="M9077 15287h2779" svg:viewBox="0 0 2780 1">
          <text:p/>
        </draw:connector>
        <draw:connector draw:style-name="gr26" draw:text-style-name="P1" draw:layer="layout" svg:x1="9.077cm" svg:y1="15.541cm" svg:x2="11.855cm" svg:y2="15.541cm" draw:end-shape="id89" draw:end-glue-point="3" svg:d="M9077 15541h2778" svg:viewBox="0 0 2779 1">
          <text:p/>
        </draw:connector>
        <draw:connector draw:style-name="gr27" draw:text-style-name="P1" draw:layer="layout" svg:x1="12.491cm" svg:y1="15.287cm" svg:x2="12.744cm" svg:y2="15.287cm" draw:start-shape="id88" draw:start-glue-point="1" draw:end-shape="id90" draw:end-glue-point="3" svg:d="M12491 15287h253" svg:viewBox="0 0 254 1">
          <text:p/>
        </draw:connector>
        <draw:connector draw:style-name="gr27" draw:text-style-name="P1" draw:layer="layout" svg:x1="12.49cm" svg:y1="15.541cm" svg:x2="12.744cm" svg:y2="15.541cm" draw:start-shape="id89" draw:start-glue-point="1" draw:end-shape="id91" draw:end-glue-point="3" svg:d="M12490 15541h254" svg:viewBox="0 0 255 1">
          <text:p/>
        </draw:connector>
        <draw:connector draw:style-name="gr27" draw:text-style-name="P1" draw:layer="layout" svg:x1="13.125cm" svg:y1="15.287cm" svg:x2="13.38cm" svg:y2="15.287cm" draw:start-shape="id90" draw:start-glue-point="1" draw:end-shape="id92" draw:end-glue-point="3" svg:d="M13125 15287h255" svg:viewBox="0 0 256 1">
          <text:p/>
        </draw:connector>
        <draw:connector draw:style-name="gr27" draw:text-style-name="P1" draw:layer="layout" svg:x1="13.125cm" svg:y1="15.541cm" svg:x2="13.379cm" svg:y2="15.541cm" draw:start-shape="id91" draw:start-glue-point="1" draw:end-shape="id93" draw:end-glue-point="3" svg:d="M13125 15541h254" svg:viewBox="0 0 255 1">
          <text:p/>
        </draw:connector>
        <draw:custom-shape draw:style-name="gr23" draw:text-style-name="P7" draw:layer="layout" svg:width="1.397cm" svg:height="0.508cm" svg:x="14.792cm" svg:y="16.113cm">
          <text:p text:style-name="P1"><text:span text:style-name="T4">complex_m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5.173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143cm" svg:height="1.397cm" svg:x="15.046cm" svg:y="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1.143cm" svg:x="15.173cm" svg:y="14.8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5.42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5.681cm" svg:y1="15.605cm" svg:x2="15.427cm" svg:y2="15.859cm">
          <text:p/>
        </draw:line>
        <draw:line draw:style-name="gr25" draw:text-style-name="P1" xml:id="id95" draw:id="id95" draw:layer="layout" svg:x1="15.681cm" svg:y1="15.859cm" svg:x2="15.427cm" svg:y2="15.605cm">
          <text:p/>
        </draw:line>
        <draw:custom-shape draw:style-name="gr10" draw:text-style-name="P1" xml:id="id94" draw:id="id94" draw:layer="layout" svg:width="0.254cm" svg:height="0.254cm" svg:x="15.4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5.681cm" svg:y1="14.97cm" svg:x2="15.427cm" svg:y2="15.224cm">
          <text:p/>
        </draw:line>
        <draw:line draw:style-name="gr25" draw:text-style-name="P1" xml:id="id96" draw:id="id96" draw:layer="layout" svg:x1="15.681cm" svg:y1="15.224cm" svg:x2="15.427cm" svg:y2="14.97cm">
          <text:p/>
        </draw:line>
        <draw:connector draw:style-name="gr27" draw:text-style-name="P1" draw:layer="layout" draw:line-skew="0.571cm" svg:x1="14.015cm" svg:y1="15.287cm" svg:x2="15.427cm" svg:y2="15.097cm" draw:start-shape="id92" draw:start-glue-point="1" draw:end-shape="id94" svg:d="M14015 15287h1277v-190h135" svg:viewBox="0 0 1413 191">
          <text:p/>
        </draw:connector>
        <draw:connector draw:style-name="gr27" draw:text-style-name="P1" draw:layer="layout" draw:line-skew="0.571cm" svg:x1="14.014cm" svg:y1="15.541cm" svg:x2="15.427cm" svg:y2="15.732cm" draw:start-shape="id93" draw:start-glue-point="1" draw:end-shape="id95" draw:end-glue-point="3" svg:d="M14014 15541h1278v191h135" svg:viewBox="0 0 1414 192">
          <text:p/>
        </draw:connector>
        <draw:custom-shape draw:style-name="gr9" draw:text-style-name="P1" xml:id="id107" draw:id="id107" draw:layer="layout" svg:width="0.635cm" svg:height="1.905cm" svg:x="17.713cm" svg:y="14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905cm" svg:x="17.332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778cm" svg:height="0.381cm" svg:x="17.2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7" draw:layer="layout" svg:width="1.397cm" svg:height="0.508cm" svg:x="17.205cm" svg:y="16.24cm">
          <text:p text:style-name="P1"><text:span text:style-name="T4">iq_imbalance_f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7.586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651cm" svg:x="17.45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016cm" svg:height="1.397cm" svg:x="17.586cm" svg:y="14.7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03" draw:id="id103" draw:layer="layout" svg:width="0.508cm" svg:height="0.381cm" draw:transform="rotate (1.5707963267949) translate (17.84cm 15.9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00" draw:id="id100" draw:layer="layout" svg:x1="18.094cm" svg:y1="15.986cm" svg:x2="17.84cm" svg:y2="15.478cm">
          <text:p/>
        </draw:line>
        <draw:custom-shape draw:style-name="gr10" draw:text-style-name="P1" xml:id="id101" draw:id="id101" draw:layer="layout" svg:width="0.508cm" svg:height="0.381cm" draw:transform="rotate (1.5707963267949) translate (17.84cm 15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99" draw:id="id99" draw:layer="layout" svg:x1="18.094cm" svg:y1="15.351cm" svg:x2="17.84cm" svg:y2="14.843cm">
          <text:p/>
        </draw:line>
        <draw:connector draw:style-name="gr27" draw:text-style-name="P1" draw:layer="layout" draw:line-skew="-0.508cm" svg:x1="15.681cm" svg:y1="15.097cm" svg:x2="17.205cm" svg:y2="15.287cm" draw:start-shape="id96" draw:start-glue-point="1" draw:end-shape="id97" draw:end-glue-point="3" svg:d="M15681 15097h254v190h1270" svg:viewBox="0 0 1525 191">
          <text:p/>
        </draw:connector>
        <draw:connector draw:style-name="gr27" draw:text-style-name="P1" draw:layer="layout" draw:line-skew="-0.508cm" svg:x1="15.681cm" svg:y1="15.732cm" svg:x2="17.205cm" svg:y2="15.541cm" draw:start-shape="id95" draw:start-glue-point="1" draw:end-shape="id98" draw:end-glue-point="3" svg:d="M15681 15732h254v-191h1270" svg:viewBox="0 0 1525 192">
          <text:p/>
        </draw:connector>
        <draw:connector draw:style-name="gr29" draw:text-style-name="P1" draw:layer="layout" draw:line-skew="1.009cm" svg:x1="17.205cm" svg:y1="15.287cm" svg:x2="17.84cm" svg:y2="15.097cm" draw:start-shape="id97" draw:start-glue-point="3" draw:end-shape="id99" draw:end-glue-point="3" svg:d="M17205 15287h508v-190h127" svg:viewBox="0 0 636 191">
          <text:p/>
        </draw:connector>
        <draw:connector draw:style-name="gr29" draw:text-style-name="P1" draw:layer="layout" draw:line-skew="1.009cm" svg:x1="17.205cm" svg:y1="15.541cm" svg:x2="17.84cm" svg:y2="15.732cm" draw:start-shape="id98" draw:start-glue-point="3" draw:end-shape="id100" draw:end-glue-point="3" svg:d="M17205 15541h508v191h127" svg:viewBox="0 0 636 192">
          <text:p/>
        </draw:connector>
        <draw:custom-shape draw:style-name="gr9" draw:text-style-name="P1" xml:id="id108" draw:id="id108" draw:layer="layout" svg:width="0.635cm" svg:height="1.143cm" svg:x="19.99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143cm" svg:x="19.61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9.4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143cm" svg:height="0.889cm" svg:x="19.74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0.635cm" svg:x="19.872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19.491cm" svg:y="15.859cm">
          <text:p text:style-name="P1"><text:span text:style-name="T4">dc_offset_filter.hdl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35cm" svg:height="0.381cm" svg:x="19.998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draw:line-skew="-0.635cm" svg:x1="18.221cm" svg:y1="15.098cm" svg:x2="19.983cm" svg:y2="15.287cm" draw:start-shape="id101" draw:start-glue-point="7" draw:end-shape="id102" draw:end-glue-point="3" svg:d="M18221 15098h246v189h1516" svg:viewBox="0 0 1763 190">
          <text:p/>
        </draw:connector>
        <draw:connector draw:style-name="gr27" draw:text-style-name="P1" draw:layer="layout" draw:line-skew="-0.635cm" svg:x1="18.221cm" svg:y1="15.733cm" svg:x2="19.982cm" svg:y2="15.541cm" draw:start-shape="id103" draw:start-glue-point="7" draw:end-shape="id104" draw:end-glue-point="3" svg:d="M18221 15733h246v-192h1515" svg:viewBox="0 0 1762 193">
          <text:p/>
        </draw:connector>
        <draw:connector draw:style-name="gr31" draw:text-style-name="P1" draw:layer="layout" svg:x1="12.95cm" svg:y1="14.716cm" svg:x2="7.553cm" svg:y2="13.319cm" draw:start-shape="id105" draw:start-glue-point="0" draw:end-shape="id106" draw:end-glue-point="2" svg:d="M12950 14716v-1397h-5397" svg:viewBox="0 0 5398 1398">
          <text:p/>
        </draw:connector>
        <draw:connector draw:style-name="gr31" draw:text-style-name="P1" draw:layer="layout" svg:x1="18.03cm" svg:y1="14.335cm" svg:x2="7.553cm" svg:y2="13.319cm" draw:start-shape="id107" draw:start-glue-point="0" draw:end-shape="id106" draw:end-glue-point="2" svg:d="M18030 14335v-1016h-10477" svg:viewBox="0 0 10478 1017">
          <text:p/>
        </draw:connector>
        <draw:connector draw:style-name="gr31" draw:text-style-name="P1" draw:layer="layout" svg:x1="20.316cm" svg:y1="14.716cm" svg:x2="7.553cm" svg:y2="13.319cm" draw:start-shape="id108" draw:start-glue-point="0" draw:end-shape="id106" draw:end-glue-point="2" svg:d="M20316 14716v-1397h-12763" svg:viewBox="0 0 12764 1398">
          <text:p/>
        </draw:connector>
        <draw:connector draw:style-name="gr31" draw:text-style-name="P1" draw:layer="layout" svg:x1="15.617cm" svg:y1="14.462cm" svg:x2="7.553cm" svg:y2="13.319cm" draw:start-shape="id109" draw:start-glue-point="0" draw:end-shape="id106" draw:end-glue-point="2" svg:d="M15617 14462v-1143h-8064" svg:viewBox="0 0 8065 1144">
          <text:p/>
        </draw:connector>
        <draw:connector draw:style-name="gr31" draw:text-style-name="P1" draw:layer="layout" svg:x1="9.458cm" svg:y1="14.716cm" svg:x2="7.553cm" svg:y2="13.319cm" draw:start-shape="id110" draw:start-glue-point="0" draw:end-shape="id106" draw:end-glue-point="2" svg:d="M9458 14716v-1397h-1905" svg:viewBox="0 0 1906 1398">
          <text:p/>
        </draw:connector>
        <draw:custom-shape draw:style-name="gr23" draw:text-style-name="P7" draw:layer="layout" svg:width="1.397cm" svg:height="0.508cm" svg:x="7.264cm" svg:y="17.837cm">
          <text:p text:style-name="P1"><text:span text:style-name="T4">time_server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7.172cm" svg:y="16.4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6.791cm" svg:y="1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12" draw:id="id112" draw:layer="layout" svg:width="0.508cm" svg:height="0.889cm" svg:x="7.172cm" svg:y="17.0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6.918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7.045cm" svg:y="16.875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-0.119cm" svg:x1="9.458cm" svg:y1="16.113cm" svg:x2="7.426cm" svg:y2="17.891cm" draw:start-shape="id111" draw:start-glue-point="2" draw:end-shape="id112" draw:end-glue-point="2" svg:d="M9458 16113v2159h-2032v-381" svg:viewBox="0 0 2033 2160">
          <text:p/>
        </draw:connector>
        <draw:custom-shape draw:style-name="gr17" draw:text-style-name="P5" draw:layer="layout" svg:width="1.778cm" svg:height="1.016cm" svg:x="22.158cm" svg:y="12.557cm">
          <text:p text:style-name="P4"><text:span text:style-name="T4">lime_rx.hdl</text:span></text:p>
          <text:p text:style-name="P4"><text:span text:style-name="T4">(rf_rx-spec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13" draw:id="id113" draw:layer="layout" svg:width="1.27cm" svg:height="1.143cm" svg:x="22.2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3.936cm" svg:y="12.557cm">
          <text:p text:style-name="P1"><text:span text:style-name="T4">lime_spi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15" draw:id="id115" draw:layer="layout" svg:width="0.508cm" svg:height="1.143cm" svg:x="24.4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36" draw:id="id136" draw:layer="layout" svg:width="1.27cm" svg:height="1.143cm" svg:x="24.0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2.158cm" svg:y="10.398cm">
          <text:p text:style-name="P1"><text:span text:style-name="T4">si5351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2.2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9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19" draw:id="id119" draw:layer="layout" svg:width="0.508cm" svg:height="1.143cm" svg:x="22.6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16" draw:id="id116" draw:layer="layout" svg:width="1.27cm" svg:height="1.143cm" svg:x="22.2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2.4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539cm" svg:y="9.6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3.936cm" svg:y="10.398cm">
          <text:p text:style-name="P1"><text:span text:style-name="T4">zipper_i2c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4.0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6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18" draw:id="id118" draw:layer="layout" svg:width="0.508cm" svg:height="1.143cm" svg:x="24.4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39" draw:id="id139" draw:layer="layout" svg:width="1.27cm" svg:height="1.143cm" svg:x="24.0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4.1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4.317cm" svg:y="9.636cm">
          <text:p/>
          <draw:enhanced-geometry svg:viewBox="0 0 21600 21600" draw:type="rectangle" draw:enhanced-path="M 0 0 L 21600 0 21600 21600 0 21600 0 0 Z N"/>
        </draw:custom-shape>
        <draw:line draw:style-name="gr32" draw:text-style-name="P1" xml:id="id114" draw:id="id114" draw:layer="layout" svg:x1="23.809cm" svg:y1="12.049cm" svg:x2="23.301cm" svg:y2="12.049cm">
          <text:p/>
        </draw:line>
        <draw:connector draw:style-name="gr33" draw:text-style-name="P1" draw:layer="layout" draw:line-skew="1.01cm" svg:x1="22.92cm" svg:y1="11.541cm" svg:x2="23.301cm" svg:y2="12.049cm" draw:start-shape="id113" draw:start-glue-point="0" draw:end-shape="id114" draw:end-glue-point="3" svg:d="M22920 11541v508h381" svg:viewBox="0 0 382 509">
          <text:p/>
        </draw:connector>
        <draw:connector draw:style-name="gr31" draw:text-style-name="P1" draw:layer="layout" draw:line-skew="0.121cm" svg:x1="24.698cm" svg:y1="11.414cm" svg:x2="23.809cm" svg:y2="12.049cm" draw:start-shape="id115" draw:start-glue-point="0" draw:end-shape="id114" draw:end-glue-point="1" svg:d="M24698 11414v-381h-889v1016" svg:viewBox="0 0 890 1017">
          <text:p/>
        </draw:connector>
        <draw:line draw:style-name="gr32" draw:text-style-name="P1" xml:id="id117" draw:id="id117" draw:layer="layout" svg:x1="23.047cm" svg:y1="9.89cm" svg:x2="23.809cm" svg:y2="9.89cm">
          <text:p/>
        </draw:line>
        <draw:connector draw:style-name="gr33" draw:text-style-name="P1" draw:layer="layout" draw:line-skew="1.01cm" svg:x1="22.92cm" svg:y1="9.382cm" svg:x2="23.047cm" svg:y2="9.89cm" draw:start-shape="id116" draw:start-glue-point="0" draw:end-shape="id117" draw:end-glue-point="3" svg:d="M22920 9382v508h127" svg:viewBox="0 0 128 509">
          <text:p/>
        </draw:connector>
        <draw:connector draw:style-name="gr31" draw:text-style-name="P1" draw:layer="layout" draw:line-skew="0.121cm" svg:x1="24.698cm" svg:y1="9.255cm" svg:x2="23.809cm" svg:y2="9.89cm" draw:start-shape="id118" draw:start-glue-point="0" draw:end-shape="id117" draw:end-glue-point="1" svg:d="M24698 9255v-381h-889v1016" svg:viewBox="0 0 890 1017">
          <text:p/>
        </draw:connector>
        <draw:connector draw:style-name="gr31" draw:text-style-name="P1" draw:layer="layout" draw:line-skew="0.121cm" svg:x1="22.92cm" svg:y1="9.255cm" svg:x2="21.015cm" svg:y2="12.557cm" draw:start-shape="id119" draw:start-glue-point="0" svg:d="M22920 9255v-381h-1905v3683" svg:viewBox="0 0 1906 3684">
          <text:p/>
        </draw:connector>
        <draw:connector draw:style-name="gr31" draw:text-style-name="P1" draw:layer="layout" draw:line-skew="-0.006cm" svg:x1="23.047cm" svg:y1="11.414cm" svg:x2="21.269cm" svg:y2="12.684cm" draw:start-shape="id120" draw:start-glue-point="0" svg:d="M23047 11414v-508h-1778v1778" svg:viewBox="0 0 1779 1779">
          <text:p/>
        </draw:connector>
        <draw:connector draw:style-name="gr31" draw:text-style-name="P1" draw:layer="layout" draw:line-skew="0.121cm" svg:x1="22.793cm" svg:y1="11.414cm" svg:x2="21.65cm" svg:y2="13.192cm" draw:start-shape="id121" draw:start-glue-point="0" draw:end-shape="id122" draw:end-glue-point="1" svg:d="M22793 11414v-381h-1143v2159" svg:viewBox="0 0 1144 2160">
          <text:p/>
        </draw:connector>
        <draw:custom-shape draw:style-name="gr9" draw:text-style-name="P1" draw:layer="layout" svg:width="0.254cm" svg:height="1.143cm" svg:x="23.8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3.1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3.3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3.4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8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3.1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3.3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3.4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8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3.1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3.3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3.4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8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23" draw:id="id123" draw:layer="layout" svg:width="0.508cm" svg:height="1.143cm" svg:x="23.5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3.1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143cm" svg:height="0.381cm" svg:x="23.03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23.3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3.432cm" svg:y="15.097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23.813cm" svg:y1="14.716cm" svg:x2="7.553cm" svg:y2="13.319cm" draw:start-shape="id123" draw:start-glue-point="0" draw:end-shape="id106" draw:end-glue-point="2" svg:d="M23813 14716v-1397h-16260" svg:viewBox="0 0 16261 1398">
          <text:p/>
        </draw:connector>
        <draw:custom-shape draw:style-name="gr12" draw:text-style-name="P12" draw:layer="layout" svg:width="0.508cm" svg:height="0.381cm" svg:x="23.559cm" svg:y="15.224cm">
          <text:p text:style-name="P1"><text:span text:style-name="T9">sign</text:span></text:p>
          <text:p text:style-name="P1"><text:span text:style-name="T9">ex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svg:x1="20.618cm" svg:y1="15.287cm" svg:x2="23.559cm" svg:y2="15.287cm" draw:start-shape="id102" draw:start-glue-point="1" draw:end-shape="id124" draw:end-glue-point="3" svg:d="M20618 15287h2941" svg:viewBox="0 0 2942 1">
          <text:p/>
        </draw:connector>
        <draw:connector draw:style-name="gr27" draw:text-style-name="P1" draw:layer="layout" svg:x1="20.617cm" svg:y1="15.541cm" svg:x2="23.559cm" svg:y2="15.541cm" draw:start-shape="id104" draw:start-glue-point="1" draw:end-shape="id125" draw:end-glue-point="3" svg:d="M20617 15541h2942" svg:viewBox="0 0 2943 1">
          <text:p/>
        </draw:connector>
        <draw:custom-shape draw:style-name="gr34" draw:text-style-name="P2" draw:layer="layout" svg:width="8.763cm" svg:height="0.508cm" draw:transform="rotate (1.5707963267949) translate (26.222cm 17.129cm)">
          <text:p text:style-name="P1"><text:span text:style-name="T1">hsmc_alst4 s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1.397cm" svg:height="0.508cm" svg:x="2.5cm" svg:y="15.859cm">
          <text:p text:style-name="P1"><text:span text:style-name="T4">file_write.rc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3.1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3.1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3.1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33" draw:id="id133" draw:layer="layout" svg:width="0.508cm" svg:height="1.143cm" svg:x="3.008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28" draw:id="id128" draw:layer="layout" svg:width="1.27cm" svg:height="1.143cm" svg:x="2.62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1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.6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2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32" draw:id="id132" draw:layer="layout" svg:width="0.508cm" svg:height="1.143cm" svg:x="3.0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26" draw:id="id126" draw:layer="layout" svg:width="1.27cm" svg:height="1.143cm" svg:x="2.6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.7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.882cm" svg:y="9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13cm" svg:height="1.016cm" svg:x="2.473cm" svg:y="10.398cm">
          <text:p text:style-name="P4"><text:span text:style-name="T4">si5351_proxy.rcc</text:span></text:p>
          <text:p text:style-name="P4"><text:span text:style-name="T4">(clock_gen-spec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8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849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976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103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8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849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976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103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8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849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976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103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48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1.23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30" draw:id="id130" draw:layer="layout" svg:width="1.27cm" svg:height="1.143cm" svg:x="0.849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976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1.103cm" svg:y="11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13cm" svg:height="1.016cm" svg:x="0.695cm" svg:y="12.557cm">
          <text:p text:style-name="P4"><text:span text:style-name="T4">zipper_rx.rcc</text:span></text:p>
          <text:p text:style-name="P4"><text:span text:style-name="T4">(rx_spec)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1.01cm 2.251cm" svg:x1="3.263cm" svg:y1="9.382cm" svg:x2="4.378cm" svg:y2="12.557cm" draw:start-shape="id126" draw:start-glue-point="0" draw:end-shape="id127" draw:end-glue-point="3" svg:d="M3263 9382v508h1115v2667" svg:viewBox="0 0 1116 3176">
          <text:p/>
        </draw:connector>
        <draw:connector draw:style-name="gr35" draw:text-style-name="P1" draw:layer="layout" draw:line-skew="1.01cm" svg:x1="3.262cm" svg:y1="11.541cm" svg:x2="4.124cm" svg:y2="12.684cm" draw:start-shape="id128" draw:start-glue-point="0" draw:end-shape="id129" draw:end-glue-point="3" svg:d="M3262 11541v508h862v635" svg:viewBox="0 0 863 1144">
          <text:p/>
        </draw:connector>
        <draw:custom-shape draw:style-name="gr17" draw:text-style-name="P5" draw:layer="layout" svg:width="3.048cm" svg:height="1.016cm" svg:x="23.047cm" svg:y="15.859cm">
          <text:p text:style-name="P4"><text:span text:style-name="T4">lime_adc.hdl</text:span></text:p>
          <text:p text:style-name="P4"><text:span text:style-name="T4">(qadc-spec)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1.517cm -1.465cm -0.513cm" svg:x1="1.484cm" svg:y1="11.541cm" svg:x2="2.627cm" svg:y2="13.192cm" draw:start-shape="id130" draw:start-glue-point="0" draw:end-shape="id131" draw:end-glue-point="3" svg:d="M1484 11541v496h889v1155h254" svg:viewBox="0 0 1144 1652">
          <text:p/>
        </draw:connector>
        <draw:connector draw:style-name="gr31" draw:text-style-name="P1" draw:layer="layout" draw:line-skew="0.121cm -0.135cm" svg:x1="3.263cm" svg:y1="9.255cm" svg:x2="2.627cm" svg:y2="13.192cm" draw:start-shape="id132" draw:start-glue-point="0" svg:d="M3263 9255v-381h-890v4318h254" svg:viewBox="0 0 891 4319">
          <text:p/>
        </draw:connector>
        <draw:connector draw:style-name="gr31" draw:text-style-name="P1" xml:id="id131" draw:id="id131" draw:layer="layout" draw:line-skew="0.121cm -0.134cm" svg:x1="3.262cm" svg:y1="11.414cm" svg:x2="2.627cm" svg:y2="13.192cm" draw:start-shape="id133" draw:start-glue-point="0" svg:d="M3262 11414v-381h-889v2159h254" svg:viewBox="0 0 890 2160">
          <text:p/>
        </draw:connector>
        <draw:line draw:style-name="gr25" draw:text-style-name="P1" draw:layer="layout" svg:x1="29.143cm" svg:y1="14.462cm" svg:x2="29.27cm" svg:y2="14.462cm">
          <text:p/>
        </draw:line>
        <draw:line draw:style-name="gr25" draw:text-style-name="P1" draw:layer="layout" svg:x1="29.524cm" svg:y1="14.462cm" svg:x2="29.397cm" svg:y2="14.462cm">
          <text:p/>
        </draw:line>
        <draw:line draw:style-name="gr25" draw:text-style-name="P1" draw:layer="layout" svg:x1="29.397cm" svg:y1="14.335cm" svg:x2="29.27cm" svg:y2="14.335cm">
          <text:p/>
        </draw:line>
        <draw:line draw:style-name="gr25" draw:text-style-name="P1" draw:layer="layout" svg:x1="29.397cm" svg:y1="14.335cm" svg:x2="29.397cm" svg:y2="14.462cm">
          <text:p/>
        </draw:line>
        <draw:line draw:style-name="gr25" draw:text-style-name="P1" draw:layer="layout" svg:x1="29.27cm" svg:y1="14.462cm" svg:x2="29.27cm" svg:y2="14.335cm">
          <text:p/>
        </draw:line>
        <draw:connector draw:style-name="gr31" draw:text-style-name="P1" draw:layer="layout" svg:x1="29.334cm" svg:y1="14.081cm" svg:x2="25.841cm" svg:y2="13.573cm" draw:start-shape="id134" draw:start-glue-point="4" draw:end-shape="id135" draw:end-glue-point="2" svg:d="M29334 14081v-508h-3493" svg:viewBox="0 0 3494 509">
          <text:p/>
        </draw:connector>
        <draw:connector draw:style-name="gr37" draw:text-style-name="P1" draw:layer="layout" draw:line-skew="1.01cm -1.137cm" svg:x1="24.698cm" svg:y1="11.541cm" svg:x2="25.333cm" svg:y2="12.112cm" draw:start-shape="id136" draw:start-glue-point="0" draw:end-shape="id136" draw:end-glue-point="1" svg:d="M24698 11541v508 63h635" svg:viewBox="0 0 636 572">
          <text:p/>
        </draw:connector>
        <draw:connector draw:style-name="gr38" draw:text-style-name="P1" draw:layer="layout" draw:line-skew="0.501cm -2.032cm" svg:x1="26.095cm" svg:y1="13.319cm" svg:x2="30.667cm" svg:y2="13.319cm" draw:start-shape="id137" draw:start-glue-point="3" draw:end-shape="id138" draw:end-glue-point="3" svg:d="M26095 13319h444 4128" svg:viewBox="0 0 4573 1">
          <text:p/>
        </draw:connector>
        <draw:connector draw:style-name="gr37" draw:text-style-name="P1" draw:layer="layout" draw:line-skew="0.883cm -1.137cm" svg:x1="24.698cm" svg:y1="9.382cm" svg:x2="25.333cm" svg:y2="9.953cm" draw:start-shape="id139" draw:start-glue-point="0" draw:end-shape="id139" draw:end-glue-point="1" svg:d="M24698 9382v381 190h635" svg:viewBox="0 0 636 572">
          <text:p/>
        </draw:connector>
        <draw:line draw:style-name="gr42" draw:text-style-name="P1" xml:id="id135" draw:id="id135" draw:layer="layout" svg:x1="25.841cm" svg:y1="13.573cm" svg:x2="25.841cm" svg:y2="10.144cm">
          <text:p/>
        </draw:line>
        <draw:connector draw:style-name="gr31" draw:text-style-name="P1" draw:layer="layout" draw:line-skew="-0.513cm" svg:x1="25.333cm" svg:y1="9.953cm" svg:x2="25.841cm" svg:y2="10.144cm" draw:start-shape="id139" draw:start-glue-point="1" draw:end-shape="id135" draw:end-glue-point="0" svg:d="M25333 9953h508v191" svg:viewBox="0 0 509 192">
          <text:p/>
        </draw:connector>
        <draw:connector draw:style-name="gr43" draw:text-style-name="P1" draw:layer="layout" draw:line-skew="-0.628cm" svg:x1="25.333cm" svg:y1="12.112cm" svg:x2="25.714cm" svg:y2="13.319cm" draw:start-shape="id136" draw:start-glue-point="1" draw:end-shape="id140" draw:end-glue-point="1" svg:d="M25333 12112h254v1207h127" svg:viewBox="0 0 382 1208">
          <text:p/>
        </draw:connector>
        <draw:path draw:style-name="gr44" draw:text-style-name="P1" draw:layer="layout" svg:width="0.126cm" svg:height="0.38cm" draw:transform="rotate (1.5707963267949) translate (25.714cm 13.319cm)" svg:viewBox="0 0 127 381" svg:d="M0 0c127 0 127 127 127 254s-127 127-127 127">
          <text:p/>
        </draw:path>
        <draw:polygon draw:style-name="gr25" draw:text-style-name="P1" draw:layer="layout" svg:width="0cm" svg:height="0cm" svg:x="25.968cm" svg:y="13.319cm" svg:viewBox="0 0 0 0" draw:points="0,0">
          <text:p/>
        </draw:polygon>
        <draw:line draw:style-name="gr25" draw:text-style-name="P1" xml:id="id140" draw:id="id140" draw:layer="layout" svg:x1="25.714cm" svg:y1="13.319cm" svg:x2="25.587cm" svg:y2="13.319cm">
          <text:p/>
        </draw:line>
        <draw:line draw:style-name="gr25" draw:text-style-name="P1" xml:id="id137" draw:id="id137" draw:layer="layout" svg:x1="26.095cm" svg:y1="13.319cm" svg:x2="26.476cm" svg:y2="13.319cm">
          <text:p/>
        </draw:line>
        <draw:path draw:style-name="gr32" draw:text-style-name="P1" draw:layer="layout" svg:width="0.126cm" svg:height="0.38cm" draw:transform="rotate (1.5707963267949) translate (29.143cm 14.97cm)" svg:viewBox="0 0 127 381" svg:d="M0 0c127 0 127 127 127 254s-127 127-127 127">
          <text:p/>
        </draw:path>
        <draw:line draw:style-name="gr32" draw:text-style-name="P1" draw:layer="layout" svg:x1="29.524cm" svg:y1="14.97cm" svg:x2="30.667cm" svg:y2="14.97cm">
          <text:p/>
        </draw:line>
        <draw:line draw:style-name="gr32" draw:text-style-name="P1" xml:id="id141" draw:id="id141" draw:layer="layout" svg:x1="29.143cm" svg:y1="14.97cm" svg:x2="28.381cm" svg:y2="14.97cm">
          <text:p/>
        </draw:line>
        <draw:path draw:style-name="gr32" draw:text-style-name="P1" draw:layer="layout" svg:width="0.126cm" svg:height="0.38cm" draw:transform="rotate (1.5707963267949) translate (29.143cm 15.859cm)" svg:viewBox="0 0 127 381" svg:d="M0 0c127 0 127 127 127 254s-127 127-127 127">
          <text:p/>
        </draw:path>
        <draw:line draw:style-name="gr32" draw:text-style-name="P1" draw:layer="layout" svg:x1="29.524cm" svg:y1="15.859cm" svg:x2="30.286cm" svg:y2="15.859cm">
          <text:p/>
        </draw:line>
        <draw:line draw:style-name="gr32" draw:text-style-name="P1" xml:id="id142" draw:id="id142" draw:layer="layout" svg:x1="29.143cm" svg:y1="15.859cm" svg:x2="28.381cm" svg:y2="15.859cm">
          <text:p/>
        </draw:line>
        <draw:custom-shape draw:style-name="gr50" draw:text-style-name="P7" draw:layer="layout" svg:width="2.159cm" svg:height="4.445cm" svg:x="28.762cm" svg:y="12.811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-1.018cm" svg:x1="24.067cm" svg:y1="15.287cm" svg:x2="28.381cm" svg:y2="14.97cm" draw:start-shape="id124" draw:start-glue-point="1" draw:end-shape="id141" draw:end-glue-point="3" svg:d="M24067 15287h1133v-317h3181" svg:viewBox="0 0 4315 318">
          <text:p/>
        </draw:connector>
        <draw:connector draw:style-name="gr31" draw:text-style-name="P1" draw:layer="layout" draw:line-skew="-1.018cm" svg:x1="24.067cm" svg:y1="15.541cm" svg:x2="28.381cm" svg:y2="15.859cm" draw:start-shape="id125" draw:start-glue-point="1" draw:end-shape="id142" draw:end-glue-point="3" svg:d="M24067 15541h1133v318h3181" svg:viewBox="0 0 4315 319">
          <text:p/>
        </draw:connector>
        <draw:custom-shape draw:style-name="gr45" draw:text-style-name="P6" draw:layer="layout" svg:width="6.731cm" svg:height="0.635cm" draw:transform="rotate (1.5707963267949) translate (6.156cm 16.24cm)">
          <text:p text:style-name="P1"><text:span text:style-name="T5">alst4 platform 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25.587cm" svg:y1="15.097cm" svg:x2="25.841cm" svg:y2="14.843cm">
          <text:p/>
        </draw:line>
        <draw:line draw:style-name="gr25" draw:text-style-name="P1" draw:layer="layout" svg:x1="25.587cm" svg:y1="15.986cm" svg:x2="25.841cm" svg:y2="15.732cm">
          <text:p/>
        </draw:line>
        <draw:frame draw:style-name="gr46" draw:text-style-name="P13" draw:layer="layout" svg:width="0.889cm" svg:height="0.823cm" svg:x="25.333cm" svg:y="14.401cm">
          <draw:text-box>
            <text:p><text:span text:style-name="T1">12</text:span></text:p>
          </draw:text-box>
        </draw:frame>
        <draw:frame draw:style-name="gr46" draw:text-style-name="P13" draw:layer="layout" svg:width="0.889cm" svg:height="0.823cm" svg:x="25.333cm" svg:y="15.29cm">
          <draw:text-box>
            <text:p><text:span text:style-name="T1">12</text:span></text:p>
          </draw:text-box>
        </draw:frame>
        <draw:line draw:style-name="gr25" draw:text-style-name="P1" draw:layer="layout" svg:x1="22.412cm" svg:y1="15.351cm" svg:x2="22.666cm" svg:y2="15.097cm">
          <text:p/>
        </draw:line>
        <draw:line draw:style-name="gr25" draw:text-style-name="P1" draw:layer="layout" svg:x1="22.666cm" svg:y1="15.478cm" svg:x2="22.412cm" svg:y2="15.732cm">
          <text:p/>
        </draw:line>
        <draw:frame draw:style-name="gr46" draw:text-style-name="P14" draw:layer="layout" svg:width="1.27cm" svg:height="0.823cm" svg:x="22.031cm" svg:y="14.687cm">
          <draw:text-box>
            <text:p><text:span text:style-name="T4">Q0.15</text:span></text:p>
          </draw:text-box>
        </draw:frame>
        <draw:frame draw:style-name="gr46" draw:text-style-name="P14" draw:layer="layout" svg:width="1.27cm" svg:height="0.823cm" svg:x="22.031cm" svg:y="15.671cm">
          <draw:text-box>
            <text:p><text:span text:style-name="T4">Q0.15</text:span></text:p>
          </draw:text-box>
        </draw:frame>
        <draw:custom-shape draw:style-name="gr8" draw:text-style-name="P6" draw:layer="layout" svg:width="1.016cm" svg:height="2.286cm" svg:x="7.045cm" svg:y="11.16cm">
          <text:p text:style-name="P1"><text:span text:style-name="T5">control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xml:id="id122" draw:id="id122" draw:layer="layout" svg:x1="2.6cm" svg:y1="13.192cm" svg:x2="21.65cm" svg:y2="13.192cm">
          <text:p/>
        </draw:line>
        <draw:line draw:style-name="gr41" draw:text-style-name="P1" xml:id="id127" draw:id="id127" draw:layer="layout" svg:x1="4.378cm" svg:y1="12.557cm" svg:x2="21.015cm" svg:y2="12.557cm">
          <text:p/>
        </draw:line>
        <draw:line draw:style-name="gr41" draw:text-style-name="P1" xml:id="id129" draw:id="id129" draw:layer="layout" svg:x1="4.124cm" svg:y1="12.684cm" svg:x2="21.269cm" svg:y2="12.684cm">
          <text:p/>
        </draw:line>
        <draw:connector draw:style-name="gr31" draw:text-style-name="P1" draw:layer="layout" svg:x1="4.024cm" svg:y1="15.287cm" svg:x2="9.077cm" svg:y2="15.287cm" draw:start-shape="id143" draw:start-glue-point="1" draw:end-shape="id144" draw:end-glue-point="2" svg:d="M4024 15287h5053" svg:viewBox="0 0 5054 1">
          <text:p/>
        </draw:connector>
        <draw:connector draw:style-name="gr31" draw:text-style-name="P1" draw:layer="layout" svg:x1="4.024cm" svg:y1="15.541cm" svg:x2="9.077cm" svg:y2="15.541cm" draw:start-shape="id145" draw:start-glue-point="1" svg:d="M4024 15541h5053" svg:viewBox="0 0 5054 1">
          <text:p/>
        </draw:connector>
        <draw:custom-shape draw:style-name="gr16" draw:text-style-name="P2" xml:id="id147" draw:id="id147" draw:layer="layout" svg:width="4.064cm" svg:height="1.016cm" svg:x="0.568cm" svg:y="6.207cm">
          <text:p text:style-name="P1"><text:span text:style-name="T1">rx_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2.6cm" svg:y1="8.112cm" svg:x2="2.6cm" svg:y2="7.223cm" draw:start-shape="id146" draw:start-glue-point="0" draw:end-shape="id147" draw:end-glue-point="2" svg:d="M2600 8112v-889" svg:viewBox="0 0 1 890">
          <text:p/>
        </draw:connector>
        <draw:custom-shape draw:style-name="gr17" draw:text-style-name="P5" draw:layer="layout" svg:width="1.778cm" svg:height="1.143cm" svg:x="28.635cm" svg:y="15.605cm">
          <text:p text:style-name="P4"><text:span text:style-name="T4">lime adc</text:span></text:p>
          <draw:enhanced-geometry svg:viewBox="0 0 21600 21600" draw:type="rectangle" draw:enhanced-path="M 0 0 L 21600 0 21600 21600 0 21600 0 0 Z N"/>
        </draw:custom-shape>
        <draw:frame draw:style-name="gr51" draw:layer="layout" svg:width="0.502cm" svg:height="1.187cm" svg:x="24.063cm" svg:y="16.24cm">
          <draw:text-box>
            <text:p/>
          </draw:text-box>
        </draw:frame>
        <draw:custom-shape draw:style-name="gr17" draw:text-style-name="P5" draw:layer="layout" svg:width="1.397cm" svg:height="0.889cm" svg:x="28.635cm" svg:y="14.716cm">
          <text:p text:style-name="P4"><text:span text:style-name="T4">lime adc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159cm" svg:height="1.27cm" svg:x="28.635cm" svg:y="13.319cm">
          <text:p text:style-name="P4"><text:span text:style-name="T4">Myriad RF Si5351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54cm" svg:height="0.635cm" svg:x="28.635cm" svg:y="13.065cm">
          <text:p text:style-name="P4"><text:span text:style-name="T4">lime baseband gai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0.463cm" svg:y1="15.31cm" svg:x2="20.24cm" svg:y2="15.31cm">
          <text:p/>
        </draw:line>
        <draw:line draw:style-name="gr25" draw:text-style-name="P1" draw:layer="layout" svg:x1="20.241cm" svg:y1="15.31cm" svg:x2="20.177cm" svg:y2="15.342cm">
          <text:p/>
        </draw:line>
        <draw:line draw:style-name="gr25" draw:text-style-name="P1" draw:layer="layout" svg:x1="20.177cm" svg:y1="15.342cm" svg:x2="20.145cm" svg:y2="15.565cm">
          <text:p/>
        </draw:line>
        <draw:line draw:style-name="gr25" draw:text-style-name="P1" draw:layer="layout" svg:x1="20.131cm" svg:y1="15.278cm" svg:x2="20.131cm" svg:y2="15.564cm">
          <text:p/>
        </draw:line>
        <draw:line draw:style-name="gr25" draw:text-style-name="P1" draw:layer="layout" svg:x1="20.113cm" svg:y1="15.501cm" svg:x2="20.527cm" svg:y2="15.501cm">
          <text:p/>
        </draw:line>
      </draw:page>
      <draw:page draw:name="page3" draw:style-name="dp1" draw:master-page-name="Default">
        <draw:custom-shape draw:style-name="gr1" draw:text-style-name="P2" draw:layer="layout" svg:width="12.573cm" svg:height="1.016cm" draw:transform="rotate (1.5707963267949) translate (2.459cm 18.145cm)">
          <text:p text:style-name="P1"><text:span text:style-name="T1">PC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573cm" svg:height="1.016cm" draw:transform="rotate (1.5707963267949) translate (25.065cm 18.145cm)">
          <text:p text:style-name="P1"><text:span text:style-name="T1">HSM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66" draw:id="id166" draw:layer="layout" svg:width="1.778cm" svg:height="1.397cm" draw:transform="rotate (1.5707963267949) translate (3.856cm 14.208cm)">
          <text:p text:style-name="P1"><text:span text:style-name="T5">control 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1.844cm" svg:height="16.002cm" svg:x="3.348cm" svg:y="2.651cm">
          <text:p text:style-name="P1"><text:span text:style-name="T2">Stratix IV GX230 FPG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336cm" svg:height="11.43cm" svg:x="3.602cm" svg:y="6.969cm">
          <text:p text:style-name="P1"><text:span text:style-name="T1">alst4_adc_hsmc_port_b <text:s/>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016cm" svg:height="2.286cm" svg:x="4.745cm" svg:y="13.954cm">
          <text:p text:style-name="P1"><text:span text:style-name="T5">data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80" draw:id="id180" draw:layer="layout" svg:width="0.254cm" svg:height="1.143cm" svg:x="20.6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81" draw:id="id181" draw:layer="layout" svg:width="0.254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4" draw:id="id184" draw:layer="layout" svg:width="0.508cm" svg:height="0.127cm" svg:x="21.25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85" draw:id="id185" draw:layer="layout" svg:width="0.508cm" svg:height="0.127cm" svg:x="21.259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62" draw:id="id162" draw:layer="layout" svg:width="0.635cm" svg:height="0.127cm" svg:x="17.682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64" draw:id="id164" draw:layer="layout" svg:width="0.635cm" svg:height="0.127cm" svg:x="17.681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1.651cm" svg:height="0.127cm" svg:x="17.1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7.174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57" draw:id="id157" draw:layer="layout" svg:width="1.778cm" svg:height="0.127cm" svg:x="14.9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158" draw:id="id158" draw:layer="layout" svg:width="1.778cm" svg:height="0.127cm" svg:x="14.90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2.4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651cm" svg:height="0.127cm" svg:x="12.475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xml:id="id148" draw:id="id148" draw:layer="layout" svg:width="0.635cm" svg:height="0.127cm" svg:x="9.555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49" draw:id="id149" draw:layer="layout" svg:width="0.635cm" svg:height="0.127cm" svg:x="9.554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53" draw:id="id153" draw:layer="layout" svg:width="0.635cm" svg:height="0.127cm" svg:x="11.078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52" draw:id="id152" draw:layer="layout" svg:width="0.635cm" svg:height="0.127cm" svg:x="11.079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draw:layer="layout" svg:width="3.175cm" svg:height="0.127cm" svg:x="9.04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3.175cm" svg:height="0.127cm" svg:x="9.0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6.3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524cm" svg:height="0.127cm" svg:x="6.396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228" draw:id="id228" draw:layer="layout" svg:width="1.016cm" svg:height="0.127cm" svg:x="0.7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xml:id="id230" draw:id="id230" draw:layer="layout" svg:width="1.016cm" svg:height="0.127cm" svg:x="0.708cm" svg:y="15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7" draw:layer="layout" svg:width="0.508cm" svg:height="0.508cm" svg:x="33.066cm" svg:y="13.065cm">
          <text:p text:style-name="P1"><text:span text:style-name="T4">PL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19" draw:id="id219" draw:layer="layout" svg:width="0.508cm" svg:height="0.508cm" svg:x="33.447cm" svg:y="13.065cm">
          <text:p text:style-name="P1"><text:span text:style-name="T4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1cm" svg:height="5.334cm" svg:x="32.685cm" svg:y="11.541cm">
          <text:p text:style-name="P4"><text:span text:style-name="T3">rf_tune_fr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0.16cm" svg:height="16.002cm" svg:x="25.954cm" svg:y="2.651cm">
          <text:p text:style-name="P1"><text:span text:style-name="T2">Zipper boa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874cm" svg:height="10.922cm" svg:x="28.113cm" svg:y="6.461cm">
          <text:p text:style-name="P1"><text:span text:style-name="T6">Myriad RF bo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7.112cm" svg:x="28.24cm" svg:y="10.017cm">
          <text:p text:style-name="P1"><text:span text:style-name="T6">Lime transcei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651cm" svg:height="5.207cm" svg:x="26.208cm" svg:y="11.541cm">
          <text:p text:style-name="P1"><text:span text:style-name="T3">data_bw</text:span></text:p>
          <text:p text:style-name="P1"><text:span text:style-name="T4">(actually</text:span></text:p>
          <text:p text:style-name="P1"><text:span text:style-name="T4">set to 8 x</text:span></text:p>
          <text:p text:style-name="P1"><text:span text:style-name="T4">data_bw</text:span></text:p>
          <text:p text:style-name="P1"><text:span text:style-name="T4">since we're</text:span></text:p>
          <text:p text:style-name="P1"><text:span text:style-name="T4">decimating</text:span></text:p>
          <text:p text:style-name="P1"><text:span text:style-name="T4">by 8 later)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143cm" svg:height="2.54cm" svg:x="29.129cm" svg:y="11.541cm">
          <text:p text:style-name="P10"><text:span text:style-name="T3">bb_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43cm" svg:height="5.334cm" svg:x="30.399cm" svg:y="11.541cm">
          <text:p text:style-name="P4"><text:span text:style-name="T3">bb_b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43cm" svg:height="5.334cm" svg:x="34.463cm" svg:y="11.541cm">
          <text:p text:style-name="P4"><text:span text:style-name="T3">rf_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3" draw:id="id193" draw:layer="layout" svg:width="0.508cm" svg:height="0.381cm" draw:transform="rotate (-3.14159265358979) translate (37.003cm 14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xml:id="id222" draw:id="id222" draw:layer="layout" svg:width="0.889cm" svg:height="1.651cm" svg:x="31.669cm" svg:y="14.5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09" draw:id="id209" draw:layer="layout" svg:width="0.889cm" svg:height="1.651cm" svg:x="29.256cm" svg:y="14.5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53cm" svg:height="10.033cm" svg:x="19.731cm" svg:y="7.731cm">
          <text:p text:style-name="P1"><text:span text:style-name="T1">lime_zipper_hsmc_alst4 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016cm" svg:height="0.381cm" svg:x="0.708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7.15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6.904cm" svg:y="14.7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3.462cm" svg:height="3.81cm" svg:x="6.015cm" svg:y="13.954cm">
          <text:p text:style-name="P1"><text:span text:style-name="T4">dc_offset_iq_imbalance_mixer_cic_dec_timestamper <text:s/>assemb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413cm" svg:height="4.826cm" svg:x="12.365cm" svg:y="11.922cm">
          <text:p text:style-name="P4"><text:span text:style-name="T3">if_tune_freq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67cm" svg:height="4.826cm" svg:x="6.269cm" svg:y="11.922cm">
          <text:p text:style-name="P4"><text:span text:style-name="T3">enable_timestamps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69" draw:id="id169" draw:layer="layout" svg:width="0.635cm" svg:height="1.651cm" svg:x="13cm" svg:y="14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651cm" svg:x="12.61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2.47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xml:id="id165" draw:id="id165" draw:layer="layout" svg:width="2.159cm" svg:height="1.143cm" svg:x="9.571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921cm" svg:height="1.143cm" svg:x="9.19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75cm" svg:height="0.381cm" svg:x="9.04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2.667cm" svg:height="0.889cm" svg:x="9.317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413cm" svg:height="0.635cm" svg:x="9.444cm" svg:y="15.0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381cm" svg:x="9.554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xml:id="id170" draw:id="id170" draw:layer="layout" svg:width="0.508cm" svg:height="1.143cm" svg:x="6.904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6.523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381cm" svg:x="6.396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635cm" svg:height="0.381cm" svg:x="11.095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50" draw:id="id150" draw:layer="layout" svg:width="0.381cm" svg:height="0.127cm" svg:x="10.443cm" svg:y="15.22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51" draw:id="id151" draw:layer="layout" svg:width="0.381cm" svg:height="0.127cm" svg:x="10.443cm" svg:y="15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7" draw:layer="layout" svg:width="1.397cm" svg:height="0.508cm" svg:x="7.077cm" svg:y="16.059cm">
          <text:p text:style-name="P1"><text:span text:style-name="T4">timestamper.hdl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171" draw:id="id171" draw:layer="layout" svg:width="0.508cm" svg:height="0.889cm" svg:x="6.90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6.6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6.777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9.063cm" svg:y="15.859cm">
          <text:p text:style-name="P1"><text:span text:style-name="T4">cic_dec.hdl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063cm" svg:y1="15.308cm" svg:x2="9.84cm" svg:y2="15.308cm">
          <text:p/>
        </draw:line>
        <draw:line draw:style-name="gr25" draw:text-style-name="P1" draw:layer="layout" svg:x1="9.841cm" svg:y1="15.308cm" svg:x2="9.777cm" svg:y2="15.34cm">
          <text:p/>
        </draw:line>
        <draw:line draw:style-name="gr25" draw:text-style-name="P1" draw:layer="layout" svg:x1="9.777cm" svg:y1="15.34cm" svg:x2="9.745cm" svg:y2="15.563cm">
          <text:p/>
        </draw:line>
        <draw:line draw:style-name="gr25" draw:text-style-name="P1" draw:layer="layout" svg:x1="9.731cm" svg:y1="15.276cm" svg:x2="9.731cm" svg:y2="15.562cm">
          <text:p/>
        </draw:line>
        <draw:line draw:style-name="gr25" draw:text-style-name="P1" draw:layer="layout" svg:x1="9.713cm" svg:y1="15.499cm" svg:x2="10.127cm" svg:y2="15.499cm">
          <text:p/>
        </draw:line>
        <draw:custom-shape draw:style-name="gr12" draw:text-style-name="P7" draw:layer="layout" svg:width="0.381cm" svg:height="0.381cm" svg:x="10.46cm" svg:y="15.224cm">
          <text:p text:style-name="P1"><text:span text:style-name="T7">↓</text:span><text:span text:style-name="T8">8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1.244cm" svg:y1="15.308cm" svg:x2="11.467cm" svg:y2="15.308cm">
          <text:p/>
        </draw:line>
        <draw:line draw:style-name="gr25" draw:text-style-name="P1" draw:layer="layout" svg:x1="11.466cm" svg:y1="15.308cm" svg:x2="11.53cm" svg:y2="15.34cm">
          <text:p/>
        </draw:line>
        <draw:line draw:style-name="gr25" draw:text-style-name="P1" draw:layer="layout" svg:x1="11.53cm" svg:y1="15.34cm" svg:x2="11.562cm" svg:y2="15.563cm">
          <text:p/>
        </draw:line>
        <draw:line draw:style-name="gr25" draw:text-style-name="P1" draw:layer="layout" svg:x1="11.244cm" svg:y1="15.276cm" svg:x2="11.244cm" svg:y2="15.562cm">
          <text:p/>
        </draw:line>
        <draw:line draw:style-name="gr25" draw:text-style-name="P1" draw:layer="layout" svg:x1="11.594cm" svg:y1="15.499cm" svg:x2="11.18cm" svg:y2="15.499cm">
          <text:p/>
        </draw:line>
        <draw:connector draw:style-name="gr26" draw:text-style-name="P1" xml:id="id229" draw:id="id229" draw:layer="layout" svg:x1="6.777cm" svg:y1="15.287cm" svg:x2="9.556cm" svg:y2="15.287cm" draw:end-shape="id148" draw:end-glue-point="3" svg:d="M6777 15287h2779" svg:viewBox="0 0 2780 1">
          <text:p/>
        </draw:connector>
        <draw:connector draw:style-name="gr26" draw:text-style-name="P1" draw:layer="layout" svg:x1="6.777cm" svg:y1="15.541cm" svg:x2="9.555cm" svg:y2="15.541cm" draw:end-shape="id149" draw:end-glue-point="3" svg:d="M6777 15541h2778" svg:viewBox="0 0 2779 1">
          <text:p/>
        </draw:connector>
        <draw:connector draw:style-name="gr27" draw:text-style-name="P1" draw:layer="layout" svg:x1="10.191cm" svg:y1="15.287cm" svg:x2="10.444cm" svg:y2="15.287cm" draw:start-shape="id148" draw:start-glue-point="1" draw:end-shape="id150" draw:end-glue-point="3" svg:d="M10191 15287h253" svg:viewBox="0 0 254 1">
          <text:p/>
        </draw:connector>
        <draw:connector draw:style-name="gr27" draw:text-style-name="P1" draw:layer="layout" svg:x1="10.19cm" svg:y1="15.541cm" svg:x2="10.444cm" svg:y2="15.541cm" draw:start-shape="id149" draw:start-glue-point="1" draw:end-shape="id151" draw:end-glue-point="3" svg:d="M10190 15541h254" svg:viewBox="0 0 255 1">
          <text:p/>
        </draw:connector>
        <draw:connector draw:style-name="gr27" draw:text-style-name="P1" draw:layer="layout" svg:x1="10.825cm" svg:y1="15.287cm" svg:x2="11.08cm" svg:y2="15.287cm" draw:start-shape="id150" draw:start-glue-point="1" draw:end-shape="id152" draw:end-glue-point="3" svg:d="M10825 15287h255" svg:viewBox="0 0 256 1">
          <text:p/>
        </draw:connector>
        <draw:connector draw:style-name="gr27" draw:text-style-name="P1" draw:layer="layout" svg:x1="10.825cm" svg:y1="15.541cm" svg:x2="11.079cm" svg:y2="15.541cm" draw:start-shape="id151" draw:start-glue-point="1" draw:end-shape="id153" draw:end-glue-point="3" svg:d="M10825 15541h254" svg:viewBox="0 0 255 1">
          <text:p/>
        </draw:connector>
        <draw:custom-shape draw:style-name="gr23" draw:text-style-name="P7" draw:layer="layout" svg:width="1.397cm" svg:height="0.508cm" svg:x="12.492cm" svg:y="16.113cm">
          <text:p text:style-name="P1"><text:span text:style-name="T4">complex_m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2.873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143cm" svg:height="1.397cm" svg:x="12.746cm" svg:y="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1.143cm" svg:x="12.873cm" svg:y="14.8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3.12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3.381cm" svg:y1="15.605cm" svg:x2="13.127cm" svg:y2="15.859cm">
          <text:p/>
        </draw:line>
        <draw:line draw:style-name="gr25" draw:text-style-name="P1" xml:id="id155" draw:id="id155" draw:layer="layout" svg:x1="13.381cm" svg:y1="15.859cm" svg:x2="13.127cm" svg:y2="15.605cm">
          <text:p/>
        </draw:line>
        <draw:custom-shape draw:style-name="gr10" draw:text-style-name="P1" xml:id="id154" draw:id="id154" draw:layer="layout" svg:width="0.254cm" svg:height="0.254cm" svg:x="13.1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3.381cm" svg:y1="14.97cm" svg:x2="13.127cm" svg:y2="15.224cm">
          <text:p/>
        </draw:line>
        <draw:line draw:style-name="gr25" draw:text-style-name="P1" xml:id="id156" draw:id="id156" draw:layer="layout" svg:x1="13.381cm" svg:y1="15.224cm" svg:x2="13.127cm" svg:y2="14.97cm">
          <text:p/>
        </draw:line>
        <draw:connector draw:style-name="gr27" draw:text-style-name="P1" draw:layer="layout" draw:line-skew="0.571cm" svg:x1="11.715cm" svg:y1="15.287cm" svg:x2="13.127cm" svg:y2="15.097cm" draw:start-shape="id152" draw:start-glue-point="1" draw:end-shape="id154" svg:d="M11715 15287h1277v-190h135" svg:viewBox="0 0 1413 191">
          <text:p/>
        </draw:connector>
        <draw:connector draw:style-name="gr27" draw:text-style-name="P1" draw:layer="layout" draw:line-skew="0.571cm" svg:x1="11.714cm" svg:y1="15.541cm" svg:x2="13.127cm" svg:y2="15.732cm" draw:start-shape="id153" draw:start-glue-point="1" draw:end-shape="id155" draw:end-glue-point="3" svg:d="M11714 15541h1278v191h135" svg:viewBox="0 0 1414 192">
          <text:p/>
        </draw:connector>
        <draw:custom-shape draw:style-name="gr9" draw:text-style-name="P1" xml:id="id167" draw:id="id167" draw:layer="layout" svg:width="0.635cm" svg:height="1.905cm" svg:x="15.413cm" svg:y="14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524cm" svg:height="1.905cm" svg:x="15.032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778cm" svg:height="0.381cm" svg:x="14.905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7" draw:layer="layout" svg:width="1.397cm" svg:height="0.508cm" svg:x="14.905cm" svg:y="16.24cm">
          <text:p text:style-name="P1"><text:span text:style-name="T4">iq_imbalance_fixer.hd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15.286cm" svg:y="15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651cm" svg:x="15.159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016cm" svg:height="1.397cm" svg:x="15.286cm" svg:y="14.7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63" draw:id="id163" draw:layer="layout" svg:width="0.508cm" svg:height="0.381cm" draw:transform="rotate (1.5707963267949) translate (15.54cm 15.9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60" draw:id="id160" draw:layer="layout" svg:x1="15.794cm" svg:y1="15.986cm" svg:x2="15.54cm" svg:y2="15.478cm">
          <text:p/>
        </draw:line>
        <draw:custom-shape draw:style-name="gr10" draw:text-style-name="P1" xml:id="id161" draw:id="id161" draw:layer="layout" svg:width="0.508cm" svg:height="0.381cm" draw:transform="rotate (1.5707963267949) translate (15.54cm 15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59" draw:id="id159" draw:layer="layout" svg:x1="15.794cm" svg:y1="15.351cm" svg:x2="15.54cm" svg:y2="14.843cm">
          <text:p/>
        </draw:line>
        <draw:connector draw:style-name="gr27" draw:text-style-name="P1" draw:layer="layout" draw:line-skew="-0.508cm" svg:x1="13.381cm" svg:y1="15.097cm" svg:x2="14.905cm" svg:y2="15.287cm" draw:start-shape="id156" draw:start-glue-point="1" draw:end-shape="id157" draw:end-glue-point="3" svg:d="M13381 15097h254v190h1270" svg:viewBox="0 0 1525 191">
          <text:p/>
        </draw:connector>
        <draw:connector draw:style-name="gr27" draw:text-style-name="P1" draw:layer="layout" draw:line-skew="-0.508cm" svg:x1="13.381cm" svg:y1="15.732cm" svg:x2="14.905cm" svg:y2="15.541cm" draw:start-shape="id155" draw:start-glue-point="1" draw:end-shape="id158" draw:end-glue-point="3" svg:d="M13381 15732h254v-191h1270" svg:viewBox="0 0 1525 192">
          <text:p/>
        </draw:connector>
        <draw:connector draw:style-name="gr29" draw:text-style-name="P1" draw:layer="layout" draw:line-skew="1.009cm" svg:x1="14.905cm" svg:y1="15.287cm" svg:x2="15.54cm" svg:y2="15.097cm" draw:start-shape="id157" draw:start-glue-point="3" draw:end-shape="id159" draw:end-glue-point="3" svg:d="M14905 15287h508v-190h127" svg:viewBox="0 0 636 191">
          <text:p/>
        </draw:connector>
        <draw:connector draw:style-name="gr29" draw:text-style-name="P1" draw:layer="layout" draw:line-skew="1.009cm" svg:x1="14.905cm" svg:y1="15.541cm" svg:x2="15.54cm" svg:y2="15.732cm" draw:start-shape="id158" draw:start-glue-point="3" draw:end-shape="id160" draw:end-glue-point="3" svg:d="M14905 15541h508v191h127" svg:viewBox="0 0 636 192">
          <text:p/>
        </draw:connector>
        <draw:custom-shape draw:style-name="gr9" draw:text-style-name="P1" xml:id="id168" draw:id="id168" draw:layer="layout" svg:width="0.635cm" svg:height="1.143cm" svg:x="17.69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397cm" svg:height="1.143cm" svg:x="17.31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651cm" svg:height="0.381cm" svg:x="17.17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143cm" svg:height="0.889cm" svg:x="17.44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889cm" svg:height="0.635cm" svg:x="17.572cm" svg:y="15.0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17.191cm" svg:y="15.859cm">
          <text:p text:style-name="P1"><text:span text:style-name="T4">dc_offset_filter.hdl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381cm" svg:x="17.698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draw:line-skew="-0.635cm" svg:x1="15.921cm" svg:y1="15.098cm" svg:x2="17.683cm" svg:y2="15.287cm" draw:start-shape="id161" draw:start-glue-point="7" draw:end-shape="id162" draw:end-glue-point="3" svg:d="M15921 15098h246v189h1516" svg:viewBox="0 0 1763 190">
          <text:p/>
        </draw:connector>
        <draw:connector draw:style-name="gr27" draw:text-style-name="P1" draw:layer="layout" draw:line-skew="-0.635cm" svg:x1="15.921cm" svg:y1="15.733cm" svg:x2="17.682cm" svg:y2="15.541cm" draw:start-shape="id163" draw:start-glue-point="7" draw:end-shape="id164" draw:end-glue-point="3" svg:d="M15921 15733h246v-192h1515" svg:viewBox="0 0 1762 193">
          <text:p/>
        </draw:connector>
        <draw:connector draw:style-name="gr31" draw:text-style-name="P1" draw:layer="layout" svg:x1="10.65cm" svg:y1="14.716cm" svg:x2="5.253cm" svg:y2="13.319cm" draw:start-shape="id165" draw:start-glue-point="0" draw:end-shape="id166" draw:end-glue-point="2" svg:d="M10650 14716v-1397h-5397" svg:viewBox="0 0 5398 1398">
          <text:p/>
        </draw:connector>
        <draw:connector draw:style-name="gr31" draw:text-style-name="P1" draw:layer="layout" svg:x1="15.73cm" svg:y1="14.335cm" svg:x2="5.253cm" svg:y2="13.319cm" draw:start-shape="id167" draw:start-glue-point="0" draw:end-shape="id166" draw:end-glue-point="2" svg:d="M15730 14335v-1016h-10477" svg:viewBox="0 0 10478 1017">
          <text:p/>
        </draw:connector>
        <draw:connector draw:style-name="gr31" draw:text-style-name="P1" draw:layer="layout" svg:x1="18.016cm" svg:y1="14.716cm" svg:x2="5.253cm" svg:y2="13.319cm" draw:start-shape="id168" draw:start-glue-point="0" draw:end-shape="id166" draw:end-glue-point="2" svg:d="M18016 14716v-1397h-12763" svg:viewBox="0 0 12764 1398">
          <text:p/>
        </draw:connector>
        <draw:connector draw:style-name="gr31" draw:text-style-name="P1" draw:layer="layout" svg:x1="13.317cm" svg:y1="14.462cm" svg:x2="5.253cm" svg:y2="13.319cm" draw:start-shape="id169" draw:start-glue-point="0" draw:end-shape="id166" draw:end-glue-point="2" svg:d="M13317 14462v-1143h-8064" svg:viewBox="0 0 8065 1144">
          <text:p/>
        </draw:connector>
        <draw:connector draw:style-name="gr31" draw:text-style-name="P1" draw:layer="layout" svg:x1="7.158cm" svg:y1="14.716cm" svg:x2="5.253cm" svg:y2="13.319cm" draw:start-shape="id170" draw:start-glue-point="0" draw:end-shape="id166" draw:end-glue-point="2" svg:d="M7158 14716v-1397h-1905" svg:viewBox="0 0 1906 1398">
          <text:p/>
        </draw:connector>
        <draw:custom-shape draw:style-name="gr23" draw:text-style-name="P7" draw:layer="layout" svg:width="1.397cm" svg:height="0.508cm" svg:x="4.964cm" svg:y="17.837cm">
          <text:p text:style-name="P1"><text:span text:style-name="T4">time_server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4.872cm" svg:y="16.4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4.491cm" svg:y="1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72" draw:id="id172" draw:layer="layout" svg:width="0.508cm" svg:height="0.889cm" svg:x="4.872cm" svg:y="17.0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4.618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4.745cm" svg:y="16.875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-0.119cm" svg:x1="7.158cm" svg:y1="16.113cm" svg:x2="5.126cm" svg:y2="17.891cm" draw:start-shape="id171" draw:start-glue-point="2" draw:end-shape="id172" draw:end-glue-point="2" svg:d="M7158 16113v2159h-2032v-381" svg:viewBox="0 0 2033 2160">
          <text:p/>
        </draw:connector>
        <draw:custom-shape draw:style-name="gr17" draw:text-style-name="P5" draw:layer="layout" svg:width="1.778cm" svg:height="1.016cm" svg:x="19.858cm" svg:y="12.557cm">
          <text:p text:style-name="P4"><text:span text:style-name="T4">lime_rx.hdl</text:span></text:p>
          <text:p text:style-name="P4"><text:span text:style-name="T4">(rf_rx-spec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73" draw:id="id173" draw:layer="layout" svg:width="1.27cm" svg:height="1.143cm" svg:x="19.985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1.636cm" svg:y="12.557cm">
          <text:p text:style-name="P1"><text:span text:style-name="T4">lime_spi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75" draw:id="id175" draw:layer="layout" svg:width="0.508cm" svg:height="1.143cm" svg:x="22.144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16" draw:id="id216" draw:layer="layout" svg:width="1.27cm" svg:height="1.143cm" svg:x="21.763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11.7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19.858cm" svg:y="10.398cm">
          <text:p text:style-name="P1"><text:span text:style-name="T4">si5351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19.9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62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79" draw:id="id179" draw:layer="layout" svg:width="0.508cm" svg:height="1.143cm" svg:x="20.366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76" draw:id="id176" draw:layer="layout" svg:width="1.27cm" svg:height="1.143cm" svg:x="19.98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0.112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0.239cm" svg:y="9.6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397cm" svg:height="0.508cm" svg:x="21.636cm" svg:y="10.398cm">
          <text:p text:style-name="P1"><text:span text:style-name="T4">zipper_i2c.hd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1.7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398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78" draw:id="id178" draw:layer="layout" svg:width="0.508cm" svg:height="1.143cm" svg:x="22.144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18" draw:id="id218" draw:layer="layout" svg:width="1.27cm" svg:height="1.143cm" svg:x="21.763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89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2.017cm" svg:y="9.636cm">
          <text:p/>
          <draw:enhanced-geometry svg:viewBox="0 0 21600 21600" draw:type="rectangle" draw:enhanced-path="M 0 0 L 21600 0 21600 21600 0 21600 0 0 Z N"/>
        </draw:custom-shape>
        <draw:line draw:style-name="gr32" draw:text-style-name="P1" xml:id="id174" draw:id="id174" draw:layer="layout" svg:x1="21.509cm" svg:y1="12.049cm" svg:x2="21.001cm" svg:y2="12.049cm">
          <text:p/>
        </draw:line>
        <draw:connector draw:style-name="gr33" draw:text-style-name="P1" draw:layer="layout" draw:line-skew="1.01cm" svg:x1="20.62cm" svg:y1="11.541cm" svg:x2="21.001cm" svg:y2="12.049cm" draw:start-shape="id173" draw:start-glue-point="0" draw:end-shape="id174" draw:end-glue-point="3" svg:d="M20620 11541v508h381" svg:viewBox="0 0 382 509">
          <text:p/>
        </draw:connector>
        <draw:connector draw:style-name="gr31" draw:text-style-name="P1" draw:layer="layout" draw:line-skew="0.121cm" svg:x1="22.398cm" svg:y1="11.414cm" svg:x2="21.509cm" svg:y2="12.049cm" draw:start-shape="id175" draw:start-glue-point="0" draw:end-shape="id174" draw:end-glue-point="1" svg:d="M22398 11414v-381h-889v1016" svg:viewBox="0 0 890 1017">
          <text:p/>
        </draw:connector>
        <draw:line draw:style-name="gr32" draw:text-style-name="P1" xml:id="id177" draw:id="id177" draw:layer="layout" svg:x1="20.747cm" svg:y1="9.89cm" svg:x2="21.509cm" svg:y2="9.89cm">
          <text:p/>
        </draw:line>
        <draw:connector draw:style-name="gr33" draw:text-style-name="P1" draw:layer="layout" draw:line-skew="1.01cm" svg:x1="20.62cm" svg:y1="9.382cm" svg:x2="20.747cm" svg:y2="9.89cm" draw:start-shape="id176" draw:start-glue-point="0" draw:end-shape="id177" draw:end-glue-point="3" svg:d="M20620 9382v508h127" svg:viewBox="0 0 128 509">
          <text:p/>
        </draw:connector>
        <draw:connector draw:style-name="gr31" draw:text-style-name="P1" draw:layer="layout" draw:line-skew="0.121cm" svg:x1="22.398cm" svg:y1="9.255cm" svg:x2="21.509cm" svg:y2="9.89cm" draw:start-shape="id178" draw:start-glue-point="0" draw:end-shape="id177" draw:end-glue-point="1" svg:d="M22398 9255v-381h-889v1016" svg:viewBox="0 0 890 1017">
          <text:p/>
        </draw:connector>
        <draw:connector draw:style-name="gr31" draw:text-style-name="P1" draw:layer="layout" draw:line-skew="0.121cm" svg:x1="20.62cm" svg:y1="9.255cm" svg:x2="18.715cm" svg:y2="12.557cm" draw:start-shape="id179" draw:start-glue-point="0" svg:d="M20620 9255v-381h-1905v3683" svg:viewBox="0 0 1906 3684">
          <text:p/>
        </draw:connector>
        <draw:connector draw:style-name="gr31" draw:text-style-name="P1" draw:layer="layout" draw:line-skew="-0.006cm" svg:x1="20.747cm" svg:y1="11.414cm" svg:x2="18.969cm" svg:y2="12.684cm" draw:start-shape="id180" draw:start-glue-point="0" svg:d="M20747 11414v-508h-1778v1778" svg:viewBox="0 0 1779 1779">
          <text:p/>
        </draw:connector>
        <draw:connector draw:style-name="gr31" draw:text-style-name="P1" draw:layer="layout" draw:line-skew="0.121cm" svg:x1="20.493cm" svg:y1="11.414cm" svg:x2="19.35cm" svg:y2="13.192cm" draw:start-shape="id181" draw:start-glue-point="0" draw:end-shape="id182" draw:end-glue-point="1" svg:d="M20493 11414v-381h-1143v2159" svg:viewBox="0 0 1144 2160">
          <text:p/>
        </draw:connector>
        <draw:custom-shape draw:style-name="gr9" draw:text-style-name="P1" draw:layer="layout" svg:width="0.254cm" svg:height="1.143cm" svg:x="21.5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8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0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1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5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8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0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1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5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8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21.0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132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513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83" draw:id="id183" draw:layer="layout" svg:width="0.508cm" svg:height="1.143cm" svg:x="21.259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20.878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143cm" svg:height="0.381cm" svg:x="20.734cm" svg:y="15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" draw:layer="layout" svg:width="1.016cm" svg:height="0.889cm" svg:x="21.00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21.132cm" svg:y="15.097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21.513cm" svg:y1="14.716cm" svg:x2="5.253cm" svg:y2="13.319cm" draw:start-shape="id183" draw:start-glue-point="0" draw:end-shape="id166" draw:end-glue-point="2" svg:d="M21513 14716v-1397h-16260" svg:viewBox="0 0 16261 1398">
          <text:p/>
        </draw:connector>
        <draw:custom-shape draw:style-name="gr12" draw:text-style-name="P12" draw:layer="layout" svg:width="0.508cm" svg:height="0.381cm" svg:x="21.259cm" svg:y="15.224cm">
          <text:p text:style-name="P1"><text:span text:style-name="T9">sign</text:span></text:p>
          <text:p text:style-name="P1"><text:span text:style-name="T9">ex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svg:x1="18.318cm" svg:y1="15.287cm" svg:x2="21.259cm" svg:y2="15.287cm" draw:start-shape="id162" draw:start-glue-point="1" draw:end-shape="id184" draw:end-glue-point="3" svg:d="M18318 15287h2941" svg:viewBox="0 0 2942 1">
          <text:p/>
        </draw:connector>
        <draw:connector draw:style-name="gr27" draw:text-style-name="P1" draw:layer="layout" svg:x1="18.317cm" svg:y1="15.541cm" svg:x2="21.259cm" svg:y2="15.541cm" draw:start-shape="id164" draw:start-glue-point="1" draw:end-shape="id185" draw:end-glue-point="3" svg:d="M18317 15541h2942" svg:viewBox="0 0 2943 1">
          <text:p/>
        </draw:connector>
        <draw:custom-shape draw:style-name="gr34" draw:text-style-name="P2" draw:layer="layout" svg:width="8.763cm" svg:height="0.508cm" draw:transform="rotate (1.5707963267949) translate (23.922cm 17.129cm)">
          <text:p text:style-name="P1"><text:span text:style-name="T1">hsmc_alst4 s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4cm" svg:height="1.143cm" svg:x="0.9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2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8cm" svg:y="14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7cm" svg:y="14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1cm" svg:y="15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0.8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0.8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11.4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762cm" svg:height="0.635cm" svg:x="0.836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11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91" draw:id="id191" draw:layer="layout" svg:width="0.508cm" svg:height="1.143cm" svg:x="0.708cm" svg:y="11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88" draw:id="id188" draw:layer="layout" svg:width="1.27cm" svg:height="1.143cm" svg:x="0.32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4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1cm" svg:y="11.7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143cm" svg:x="0.3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2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963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90" draw:id="id190" draw:layer="layout" svg:width="0.508cm" svg:height="1.143cm" svg:x="0.709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86" draw:id="id186" draw:layer="layout" svg:width="1.27cm" svg:height="1.143cm" svg:x="0.32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016cm" svg:height="0.889cm" svg:x="0.455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762cm" svg:height="0.635cm" svg:x="0.582cm" svg:y="9.636cm">
          <text:p/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1.01cm 2.251cm" svg:x1="0.963cm" svg:y1="9.382cm" svg:x2="2.078cm" svg:y2="12.557cm" draw:start-shape="id186" draw:start-glue-point="0" draw:end-shape="id187" draw:end-glue-point="3" svg:d="M963 9382v508h1115v2667" svg:viewBox="0 0 1116 3176">
          <text:p/>
        </draw:connector>
        <draw:connector draw:style-name="gr35" draw:text-style-name="P1" draw:layer="layout" draw:line-skew="1.01cm" svg:x1="0.962cm" svg:y1="11.541cm" svg:x2="1.824cm" svg:y2="12.684cm" draw:start-shape="id188" draw:start-glue-point="0" draw:end-shape="id189" draw:end-glue-point="3" svg:d="M962 11541v508h862v635" svg:viewBox="0 0 863 1144">
          <text:p/>
        </draw:connector>
        <draw:custom-shape draw:style-name="gr17" draw:text-style-name="P5" draw:layer="layout" svg:width="3.048cm" svg:height="1.016cm" svg:x="20.747cm" svg:y="15.859cm">
          <text:p text:style-name="P4"><text:span text:style-name="T4">lime_adc.hdl</text:span></text:p>
          <text:p text:style-name="P4"><text:span text:style-name="T4">(qadc-spec)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line-skew="0.121cm -0.135cm" svg:x1="0.963cm" svg:y1="9.255cm" svg:x2="0.327cm" svg:y2="13.192cm" draw:start-shape="id190" draw:start-glue-point="0" svg:d="M963 9255v-381h-890v4318h254" svg:viewBox="0 0 891 4319">
          <text:p/>
        </draw:connector>
        <draw:connector draw:style-name="gr31" draw:text-style-name="P1" draw:layer="layout" draw:line-skew="0.121cm -0.134cm" svg:x1="0.962cm" svg:y1="11.414cm" svg:x2="0.327cm" svg:y2="13.192cm" draw:start-shape="id191" draw:start-glue-point="0" svg:d="M962 11414v-381h-889v2159h254" svg:viewBox="0 0 890 2160">
          <text:p/>
        </draw:connector>
        <draw:custom-shape draw:style-name="gr10" draw:text-style-name="P1" xml:id="id194" draw:id="id194" draw:layer="layout" svg:width="0.508cm" svg:height="0.603cm" draw:transform="rotate (1.5707963267949) translate (28.367cm 15.22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196" draw:id="id196" draw:layer="layout" svg:width="0.508cm" svg:height="0.603cm" draw:transform="rotate (1.5707963267949) translate (28.367cm 16.113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201" draw:id="id201" draw:layer="layout" svg:width="0.508cm" svg:height="0.381cm" draw:transform="rotate (1.5707963267949) translate (29.383cm 16.1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200" draw:id="id200" draw:layer="layout" svg:x1="29.637cm" svg:y1="16.113cm" svg:x2="29.383cm" svg:y2="15.605cm">
          <text:p/>
        </draw:line>
        <draw:custom-shape draw:style-name="gr10" draw:text-style-name="P1" xml:id="id198" draw:id="id198" draw:layer="layout" svg:width="0.508cm" svg:height="0.381cm" draw:transform="rotate (1.5707963267949) translate (29.383cm 15.2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197" draw:id="id197" draw:layer="layout" svg:x1="29.637cm" svg:y1="15.224cm" svg:x2="29.383cm" svg:y2="14.716cm">
          <text:p/>
        </draw:line>
        <draw:custom-shape draw:style-name="gr10" draw:text-style-name="P1" xml:id="id199" draw:id="id199" draw:layer="layout" svg:width="0.635cm" svg:height="0.508cm" svg:x="30.653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30.802cm" svg:y1="14.8cm" svg:x2="31.025cm" svg:y2="14.8cm">
          <text:p/>
        </draw:line>
        <draw:line draw:style-name="gr25" draw:text-style-name="P1" draw:layer="layout" svg:x1="31.024cm" svg:y1="14.8cm" svg:x2="31.088cm" svg:y2="14.832cm">
          <text:p/>
        </draw:line>
        <draw:line draw:style-name="gr25" draw:text-style-name="P1" draw:layer="layout" svg:x1="31.088cm" svg:y1="14.832cm" svg:x2="31.12cm" svg:y2="15.055cm">
          <text:p/>
        </draw:line>
        <draw:line draw:style-name="gr25" draw:text-style-name="P1" draw:layer="layout" svg:x1="30.802cm" svg:y1="14.768cm" svg:x2="30.802cm" svg:y2="15.054cm">
          <text:p/>
        </draw:line>
        <draw:line draw:style-name="gr25" draw:text-style-name="P1" draw:layer="layout" svg:x1="31.152cm" svg:y1="14.991cm" svg:x2="30.738cm" svg:y2="14.991cm">
          <text:p/>
        </draw:line>
        <draw:custom-shape draw:style-name="gr10" draw:text-style-name="P1" xml:id="id202" draw:id="id202" draw:layer="layout" svg:width="0.635cm" svg:height="0.508cm" svg:x="30.653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30.802cm" svg:y1="15.689cm" svg:x2="31.025cm" svg:y2="15.689cm">
          <text:p/>
        </draw:line>
        <draw:line draw:style-name="gr25" draw:text-style-name="P1" draw:layer="layout" svg:x1="31.024cm" svg:y1="15.689cm" svg:x2="31.088cm" svg:y2="15.721cm">
          <text:p/>
        </draw:line>
        <draw:line draw:style-name="gr25" draw:text-style-name="P1" draw:layer="layout" svg:x1="31.088cm" svg:y1="15.721cm" svg:x2="31.12cm" svg:y2="15.944cm">
          <text:p/>
        </draw:line>
        <draw:line draw:style-name="gr25" draw:text-style-name="P1" draw:layer="layout" svg:x1="30.802cm" svg:y1="15.657cm" svg:x2="30.802cm" svg:y2="15.943cm">
          <text:p/>
        </draw:line>
        <draw:line draw:style-name="gr25" draw:text-style-name="P1" draw:layer="layout" svg:x1="31.152cm" svg:y1="15.88cm" svg:x2="30.738cm" svg:y2="15.88cm">
          <text:p/>
        </draw:line>
        <draw:custom-shape draw:style-name="gr10" draw:text-style-name="P1" xml:id="id207" draw:id="id207" draw:layer="layout" svg:width="0.508cm" svg:height="0.381cm" draw:transform="rotate (1.5707963267949) translate (31.796cm 16.1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204" draw:id="id204" draw:layer="layout" svg:x1="32.05cm" svg:y1="16.113cm" svg:x2="31.796cm" svg:y2="15.605cm">
          <text:p/>
        </draw:line>
        <draw:custom-shape draw:style-name="gr10" draw:text-style-name="P1" xml:id="id205" draw:id="id205" draw:layer="layout" svg:width="0.508cm" svg:height="0.381cm" draw:transform="rotate (1.5707963267949) translate (31.796cm 15.2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" xml:id="id203" draw:id="id203" draw:layer="layout" svg:x1="32.05cm" svg:y1="15.224cm" svg:x2="31.796cm" svg:y2="14.716cm">
          <text:p/>
        </draw:line>
        <draw:custom-shape draw:style-name="gr10" draw:text-style-name="P1" xml:id="id206" draw:id="id206" draw:layer="layout" svg:width="0.254cm" svg:height="0.254cm" svg:x="32.81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08" draw:id="id208" draw:layer="layout" svg:width="0.254cm" svg:height="0.254cm" svg:x="32.812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92" draw:id="id192" draw:layer="layout" svg:width="0.508cm" svg:height="0.381cm" draw:transform="rotate (1.5707963267949) translate (34.717cm 15.6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7" xml:id="id212" draw:id="id212" draw:layer="layout" svg:width="0.508cm" svg:height="0.381cm" svg:x="33.447cm" svg:y="16.24cm">
          <text:p text:style-name="P1"><text:span text:style-name="T4">90</text:span><text:span text:style-name="T8">°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0" draw:id="id210" draw:layer="layout" svg:width="0.635cm" svg:height="0.508cm" svg:x="29.383cm" svg:y="13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95" draw:id="id195" draw:layer="layout" svg:width="0.635cm" svg:height="0.635cm" svg:x="26.716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line-skew="0cm 2.026cm" svg:x1="35.098cm" svg:y1="15.352cm" svg:x2="36.749cm" svg:y2="13.828cm" draw:start-shape="id192" draw:start-glue-point="7" draw:end-shape="id193" draw:end-glue-point="7" svg:d="M35098 15352h698v-1h953v-1523" svg:viewBox="0 0 1652 1525">
          <text:p/>
        </draw:connector>
        <draw:connector draw:style-name="gr31" draw:text-style-name="P1" draw:layer="layout" draw:line-skew="-0.247cm" svg:x1="28.668cm" svg:y1="15.224cm" svg:x2="27.034cm" svg:y2="14.716cm" draw:start-shape="id194" draw:start-glue-point="5" draw:end-shape="id195" draw:end-glue-point="8" svg:d="M28668 15224v254h-1634v-762" svg:viewBox="0 0 1635 763">
          <text:p/>
        </draw:connector>
        <draw:connector draw:style-name="gr31" draw:text-style-name="P1" draw:layer="layout" draw:line-skew="-0.247cm" svg:x1="28.668cm" svg:y1="16.113cm" svg:x2="27.034cm" svg:y2="14.716cm" draw:start-shape="id196" draw:start-glue-point="5" draw:end-shape="id195" draw:end-glue-point="8" svg:d="M28668 16113v254h-1634v-1651" svg:viewBox="0 0 1635 1652">
          <text:p/>
        </draw:connector>
        <draw:connector draw:style-name="gr31" draw:text-style-name="P1" draw:layer="layout" svg:x1="28.97cm" svg:y1="14.971cm" svg:x2="29.383cm" svg:y2="14.97cm" draw:start-shape="id194" draw:start-glue-point="6" draw:end-shape="id197" draw:end-glue-point="3" svg:d="M28970 14971h207v-1h206" svg:viewBox="0 0 414 2">
          <text:p/>
        </draw:connector>
        <draw:connector draw:style-name="gr31" draw:text-style-name="P1" draw:layer="layout" svg:x1="29.764cm" svg:y1="14.971cm" svg:x2="30.653cm" svg:y2="14.97cm" draw:start-shape="id198" draw:start-glue-point="7" draw:end-shape="id199" draw:end-glue-point="3" svg:d="M29764 14971h444v-1h445" svg:viewBox="0 0 890 2">
          <text:p/>
        </draw:connector>
        <draw:connector draw:style-name="gr31" draw:text-style-name="P1" draw:layer="layout" svg:x1="28.97cm" svg:y1="15.86cm" svg:x2="29.383cm" svg:y2="15.859cm" draw:start-shape="id196" draw:start-glue-point="6" draw:end-shape="id200" draw:end-glue-point="3" svg:d="M28970 15860h207v-1h206" svg:viewBox="0 0 414 2">
          <text:p/>
        </draw:connector>
        <draw:connector draw:style-name="gr31" draw:text-style-name="P1" draw:layer="layout" svg:x1="29.764cm" svg:y1="15.86cm" svg:x2="30.653cm" svg:y2="15.859cm" draw:start-shape="id201" draw:start-glue-point="7" draw:end-shape="id202" draw:end-glue-point="3" svg:d="M29764 15860h444v-1h445" svg:viewBox="0 0 890 2">
          <text:p/>
        </draw:connector>
        <draw:connector draw:style-name="gr31" draw:text-style-name="P1" draw:layer="layout" svg:x1="31.288cm" svg:y1="14.97cm" svg:x2="31.796cm" svg:y2="14.97cm" draw:start-shape="id199" draw:start-glue-point="1" draw:end-shape="id203" draw:end-glue-point="3" svg:d="M31288 14970h508" svg:viewBox="0 0 509 1">
          <text:p/>
        </draw:connector>
        <draw:connector draw:style-name="gr31" draw:text-style-name="P1" draw:layer="layout" svg:x1="31.288cm" svg:y1="15.859cm" svg:x2="31.796cm" svg:y2="15.859cm" draw:start-shape="id202" draw:start-glue-point="1" draw:end-shape="id204" draw:end-glue-point="3" svg:d="M31288 15859h508" svg:viewBox="0 0 509 1">
          <text:p/>
        </draw:connector>
        <draw:connector draw:style-name="gr31" draw:text-style-name="P1" draw:layer="layout" svg:x1="32.177cm" svg:y1="14.971cm" svg:x2="32.812cm" svg:y2="14.97cm" draw:start-shape="id205" draw:start-glue-point="7" draw:end-shape="id206" draw:end-glue-point="6" svg:d="M32177 14971h318v-1h317" svg:viewBox="0 0 636 2">
          <text:p/>
        </draw:connector>
        <draw:connector draw:style-name="gr31" draw:text-style-name="P1" draw:layer="layout" svg:x1="32.177cm" svg:y1="15.86cm" svg:x2="32.812cm" svg:y2="15.859cm" draw:start-shape="id207" draw:start-glue-point="7" draw:end-shape="id208" draw:end-glue-point="6" svg:d="M32177 15860h318v-1h317" svg:viewBox="0 0 636 2">
          <text:p/>
        </draw:connector>
        <draw:connector draw:style-name="gr31" draw:text-style-name="P1" draw:layer="layout" draw:line-skew="0.064cm" svg:x1="33.066cm" svg:y1="14.97cm" svg:x2="34.717cm" svg:y2="15.352cm" draw:start-shape="id206" draw:start-glue-point="10" draw:end-shape="id192" draw:end-glue-point="4" svg:d="M33066 14970h889v382h762" svg:viewBox="0 0 1652 383">
          <text:p/>
        </draw:connector>
        <draw:connector draw:style-name="gr31" draw:text-style-name="P1" draw:layer="layout" draw:line-skew="0.064cm" svg:x1="33.066cm" svg:y1="15.859cm" svg:x2="34.717cm" svg:y2="15.352cm" draw:start-shape="id208" draw:start-glue-point="10" draw:end-shape="id192" draw:end-glue-point="4" svg:d="M33066 15859h889v-507h762" svg:viewBox="0 0 1652 508">
          <text:p/>
        </draw:connector>
        <draw:connector draw:style-name="gr31" draw:text-style-name="P1" draw:layer="layout" svg:x1="29.7cm" svg:y1="14.589cm" svg:x2="29.7cm" svg:y2="13.573cm" draw:start-shape="id209" draw:start-glue-point="0" draw:end-shape="id210" draw:end-glue-point="2" svg:d="M29700 14589v-1016" svg:viewBox="0 0 1 1017">
          <text:p/>
        </draw:connector>
        <draw:connector draw:style-name="gr31" draw:text-style-name="P1" draw:layer="layout" draw:line-skew="-0.374cm" svg:x1="32.939cm" svg:y1="15.097cm" svg:x2="33.32cm" svg:y2="15.351cm" draw:start-shape="id206" draw:start-glue-point="8" draw:end-shape="id211" draw:end-glue-point="2" svg:d="M32939 15097v393h381v-139" svg:viewBox="0 0 382 394">
          <text:p/>
        </draw:connector>
        <draw:connector draw:style-name="gr31" draw:text-style-name="P1" draw:layer="layout" draw:line-skew="-0.373cm" svg:x1="32.939cm" svg:y1="15.986cm" svg:x2="33.701cm" svg:y2="16.621cm" draw:start-shape="id208" draw:start-glue-point="8" draw:end-shape="id212" draw:end-glue-point="2" svg:d="M32939 15986v762h762v-127" svg:viewBox="0 0 763 763">
          <text:p/>
        </draw:connector>
        <draw:line draw:style-name="gr25" draw:text-style-name="P1" draw:layer="layout" svg:x1="26.843cm" svg:y1="14.462cm" svg:x2="26.97cm" svg:y2="14.462cm">
          <text:p/>
        </draw:line>
        <draw:line draw:style-name="gr25" draw:text-style-name="P1" draw:layer="layout" svg:x1="27.224cm" svg:y1="14.462cm" svg:x2="27.097cm" svg:y2="14.462cm">
          <text:p/>
        </draw:line>
        <draw:line draw:style-name="gr25" draw:text-style-name="P1" draw:layer="layout" svg:x1="27.097cm" svg:y1="14.335cm" svg:x2="26.97cm" svg:y2="14.335cm">
          <text:p/>
        </draw:line>
        <draw:line draw:style-name="gr25" draw:text-style-name="P1" draw:layer="layout" svg:x1="27.097cm" svg:y1="14.335cm" svg:x2="27.097cm" svg:y2="14.462cm">
          <text:p/>
        </draw:line>
        <draw:line draw:style-name="gr25" draw:text-style-name="P1" draw:layer="layout" svg:x1="26.97cm" svg:y1="14.462cm" svg:x2="26.97cm" svg:y2="14.335cm">
          <text:p/>
        </draw:line>
        <draw:connector draw:style-name="gr31" draw:text-style-name="P1" draw:layer="layout" svg:x1="27.034cm" svg:y1="14.081cm" svg:x2="23.541cm" svg:y2="13.573cm" draw:start-shape="id195" draw:start-glue-point="4" draw:end-shape="id213" draw:end-glue-point="2" svg:d="M27034 14081v-508h-3493" svg:viewBox="0 0 3494 509">
          <text:p/>
        </draw:connector>
        <draw:connector draw:style-name="gr31" draw:text-style-name="P1" draw:layer="layout" draw:line-skew="0.121cm" svg:x1="30.97cm" svg:y1="14.716cm" svg:x2="28.684cm" svg:y2="13.065cm" draw:start-shape="id199" draw:start-glue-point="0" draw:end-shape="id214" draw:end-glue-point="0" svg:d="M30970 14716v-2031h-2286v380" svg:viewBox="0 0 2287 2032">
          <text:p/>
        </draw:connector>
        <draw:connector draw:style-name="gr31" draw:text-style-name="P1" draw:layer="layout" draw:line-skew="0.121cm" svg:x1="33.51cm" svg:y1="13.065cm" svg:x2="28.684cm" svg:y2="13.065cm" draw:start-shape="id215" draw:start-glue-point="0" draw:end-shape="id214" draw:end-glue-point="0" svg:d="M33510 13065v-380h-4826v380" svg:viewBox="0 0 4827 381">
          <text:p/>
        </draw:connector>
        <draw:connector draw:style-name="gr31" draw:text-style-name="P1" draw:layer="layout" draw:line-skew="0.121cm" svg:x1="34.907cm" svg:y1="15.225cm" svg:x2="28.684cm" svg:y2="13.065cm" draw:start-shape="id192" draw:start-glue-point="9" draw:end-shape="id214" draw:end-glue-point="0" svg:d="M34907 15225v-2540h-6223v380" svg:viewBox="0 0 6224 2541">
          <text:p/>
        </draw:connector>
        <draw:connector draw:style-name="gr37" draw:text-style-name="P1" draw:layer="layout" draw:line-skew="1.01cm -1.137cm" svg:x1="22.398cm" svg:y1="11.541cm" svg:x2="23.033cm" svg:y2="12.112cm" draw:start-shape="id216" draw:start-glue-point="0" draw:end-shape="id216" draw:end-glue-point="1" svg:d="M22398 11541v508 63h635" svg:viewBox="0 0 636 572">
          <text:p/>
        </draw:connector>
        <draw:connector draw:style-name="gr38" draw:text-style-name="P1" draw:layer="layout" draw:line-skew="0.501cm -2.032cm" svg:x1="23.795cm" svg:y1="13.319cm" svg:x2="28.367cm" svg:y2="13.319cm" draw:start-shape="id217" draw:start-glue-point="3" draw:end-shape="id214" draw:end-glue-point="3" svg:d="M23795 13319h444 4128" svg:viewBox="0 0 4573 1">
          <text:p/>
        </draw:connector>
        <draw:connector draw:style-name="gr31" draw:text-style-name="P1" draw:layer="layout" draw:line-skew="0.121cm" svg:x1="29.7cm" svg:y1="13.065cm" svg:x2="28.684cm" svg:y2="13.065cm" draw:start-shape="id210" draw:start-glue-point="0" draw:end-shape="id214" draw:end-glue-point="0" svg:d="M29700 13065v-380h-1016v380" svg:viewBox="0 0 1017 381">
          <text:p/>
        </draw:connector>
        <draw:connector draw:style-name="gr37" draw:text-style-name="P1" draw:layer="layout" draw:line-skew="0.883cm -1.137cm" svg:x1="22.398cm" svg:y1="9.382cm" svg:x2="23.033cm" svg:y2="9.953cm" draw:start-shape="id218" draw:start-glue-point="0" draw:end-shape="id218" draw:end-glue-point="1" svg:d="M22398 9382v381 190h635" svg:viewBox="0 0 636 572">
          <text:p/>
        </draw:connector>
        <draw:custom-shape draw:style-name="gr10" draw:text-style-name="P7" xml:id="id214" draw:id="id214" draw:layer="layout" svg:width="0.635cm" svg:height="0.508cm" svg:x="28.367cm" svg:y="13.065cm">
          <text:p/>
          <draw:enhanced-geometry svg:viewBox="0 0 21600 21600" draw:type="rectangle" draw:enhanced-path="M 0 0 L 21600 0 21600 21600 0 21600 0 0 Z N"/>
        </draw:custom-shape>
        <draw:path draw:style-name="gr32" draw:text-style-name="P1" xml:id="id220" draw:id="id220" draw:layer="layout" svg:width="0.207cm" svg:height="0.263cm" draw:transform="rotate (-0.463733982254894) translate (33.7176906423299cm 14.8096259222207cm)" svg:viewBox="0 0 208 264" svg:d="M0 37c114-56 114-56 170 57 57 114 57 114-56 170">
          <text:p/>
        </draw:path>
        <draw:path draw:style-name="gr32" draw:text-style-name="P1" xml:id="id221" draw:id="id221" draw:layer="layout" svg:width="0.207cm" svg:height="0.263cm" draw:transform="rotate (-0.463733982254894) translate (33.7176906423299cm 15.6986259222207cm)" svg:viewBox="0 0 208 264" svg:d="M0 37c114-56 114-56 170 57 57 114 57 114-56 170">
          <text:p/>
        </draw:path>
        <draw:connector draw:style-name="gr39" draw:text-style-name="P1" draw:layer="layout" draw:line-skew="0.635cm" svg:x1="33.701cm" svg:y1="13.573cm" svg:x2="33.764cm" svg:y2="14.842cm" draw:start-shape="id219" draw:start-glue-point="2" draw:end-shape="id220" draw:end-glue-point="0" svg:d="M33701 13573v1264h63v5" svg:viewBox="0 0 64 1270">
          <text:p/>
        </draw:connector>
        <draw:connector draw:style-name="gr40" draw:text-style-name="P1" draw:layer="layout" draw:line-skew="-0.127cm" svg:x1="33.701cm" svg:y1="16.24cm" svg:x2="33.764cm" svg:y2="15.986cm" draw:start-shape="id212" draw:start-glue-point="0" draw:end-shape="id221" draw:end-glue-point="2" svg:d="M33701 16240v-248h63v-6" svg:viewBox="0 0 64 255">
          <text:p/>
        </draw:connector>
        <draw:line draw:style-name="gr41" draw:text-style-name="P1" draw:layer="layout" svg:x1="33.701cm" svg:y1="15.732cm" svg:x2="33.701cm" svg:y2="15.097cm">
          <text:p/>
        </draw:line>
        <draw:path draw:style-name="gr32" draw:text-style-name="P1" draw:layer="layout" svg:width="0.126cm" svg:height="0.38cm" draw:transform="rotate (1.5707963267949) translate (30.78cm 14.208cm)" svg:viewBox="0 0 127 381" svg:d="M0 0c127 0 127 127 127 254s-127 127-127 127">
          <text:p/>
        </draw:path>
        <draw:line draw:style-name="gr32" draw:text-style-name="P1" xml:id="id223" draw:id="id223" draw:layer="layout" svg:x1="31.161cm" svg:y1="14.208cm" svg:x2="31.923cm" svg:y2="14.208cm">
          <text:p/>
        </draw:line>
        <draw:connector draw:style-name="gr31" draw:text-style-name="P1" draw:layer="layout" draw:line-skew="0.513cm" svg:x1="32.113cm" svg:y1="14.589cm" svg:x2="31.923cm" svg:y2="14.208cm" draw:start-shape="id222" draw:start-glue-point="0" draw:end-shape="id223" draw:end-glue-point="1" svg:d="M32113 14589v-381h-190" svg:viewBox="0 0 191 382">
          <text:p/>
        </draw:connector>
        <draw:line draw:style-name="gr32" draw:text-style-name="P1" xml:id="id224" draw:id="id224" draw:layer="layout" svg:x1="30.78cm" svg:y1="14.208cm" svg:x2="30.018cm" svg:y2="14.208cm">
          <text:p/>
        </draw:line>
        <draw:connector draw:style-name="gr29" draw:text-style-name="P1" draw:layer="layout" svg:x1="30.018cm" svg:y1="14.208cm" svg:x2="29.7cm" svg:y2="13.573cm" draw:start-shape="id224" draw:start-glue-point="3" draw:end-shape="id210" draw:end-glue-point="2" svg:d="M30018 14208h-318v-635" svg:viewBox="0 0 319 636">
          <text:p/>
        </draw:connector>
        <draw:line draw:style-name="gr42" draw:text-style-name="P1" xml:id="id213" draw:id="id213" draw:layer="layout" svg:x1="23.541cm" svg:y1="13.573cm" svg:x2="23.541cm" svg:y2="10.144cm">
          <text:p/>
        </draw:line>
        <draw:connector draw:style-name="gr31" draw:text-style-name="P1" draw:layer="layout" draw:line-skew="-0.513cm" svg:x1="23.033cm" svg:y1="9.953cm" svg:x2="23.541cm" svg:y2="10.144cm" draw:start-shape="id218" draw:start-glue-point="1" draw:end-shape="id213" draw:end-glue-point="0" svg:d="M23033 9953h508v191" svg:viewBox="0 0 509 192">
          <text:p/>
        </draw:connector>
        <draw:custom-shape draw:style-name="gr12" draw:text-style-name="P7" xml:id="id215" draw:id="id215" draw:layer="layout" svg:width="0.635cm" svg:height="0.508cm" svg:x="33.193cm" svg:y="13.065cm">
          <text:p text:style-name="P1"><text:span text:style-name="T4">P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1" draw:layer="layout" svg:width="0.207cm" svg:height="0.263cm" draw:transform="rotate (-0.463733982254894) translate (33.3366906423299cm 14.8096259222207cm)" svg:viewBox="0 0 208 264" svg:d="M0 37c114-56 114-56 170 57 57 114 57 114-56 170">
          <text:p/>
        </draw:path>
        <draw:line draw:style-name="gr41" draw:text-style-name="P1" draw:layer="layout" svg:x1="33.32cm" svg:y1="14.843cm" svg:x2="33.32cm" svg:y2="14.589cm">
          <text:p/>
        </draw:line>
        <draw:line draw:style-name="gr32" draw:text-style-name="P1" xml:id="id211" draw:id="id211" draw:layer="layout" svg:x1="33.32cm" svg:y1="15.097cm" svg:x2="33.32cm" svg:y2="15.351cm">
          <text:p/>
        </draw:line>
        <draw:line draw:style-name="gr32" draw:text-style-name="P1" draw:layer="layout" svg:x1="33.32cm" svg:y1="14.589cm" svg:x2="33.32cm" svg:y2="13.573cm">
          <text:p/>
        </draw:line>
        <draw:connector draw:style-name="gr43" draw:text-style-name="P1" draw:layer="layout" draw:line-skew="-0.628cm" svg:x1="23.033cm" svg:y1="12.112cm" svg:x2="23.414cm" svg:y2="13.319cm" draw:start-shape="id216" draw:start-glue-point="1" draw:end-shape="id225" draw:end-glue-point="1" svg:d="M23033 12112h254v1207h127" svg:viewBox="0 0 382 1208">
          <text:p/>
        </draw:connector>
        <draw:path draw:style-name="gr44" draw:text-style-name="P1" draw:layer="layout" svg:width="0.126cm" svg:height="0.38cm" draw:transform="rotate (1.5707963267949) translate (23.414cm 13.319cm)" svg:viewBox="0 0 127 381" svg:d="M0 0c127 0 127 127 127 254s-127 127-127 127">
          <text:p/>
        </draw:path>
        <draw:polygon draw:style-name="gr25" draw:text-style-name="P1" draw:layer="layout" svg:width="0cm" svg:height="0cm" svg:x="23.668cm" svg:y="13.319cm" svg:viewBox="0 0 0 0" draw:points="0,0">
          <text:p/>
        </draw:polygon>
        <draw:line draw:style-name="gr25" draw:text-style-name="P1" xml:id="id225" draw:id="id225" draw:layer="layout" svg:x1="23.414cm" svg:y1="13.319cm" svg:x2="23.287cm" svg:y2="13.319cm">
          <text:p/>
        </draw:line>
        <draw:line draw:style-name="gr25" draw:text-style-name="P1" xml:id="id217" draw:id="id217" draw:layer="layout" svg:x1="23.795cm" svg:y1="13.319cm" svg:x2="24.176cm" svg:y2="13.319cm">
          <text:p/>
        </draw:line>
        <draw:path draw:style-name="gr32" draw:text-style-name="P1" draw:layer="layout" svg:width="0.126cm" svg:height="0.38cm" draw:transform="rotate (1.5707963267949) translate (26.843cm 14.97cm)" svg:viewBox="0 0 127 381" svg:d="M0 0c127 0 127 127 127 254s-127 127-127 127">
          <text:p/>
        </draw:path>
        <draw:line draw:style-name="gr32" draw:text-style-name="P1" draw:layer="layout" svg:x1="27.224cm" svg:y1="14.97cm" svg:x2="28.367cm" svg:y2="14.97cm">
          <text:p/>
        </draw:line>
        <draw:line draw:style-name="gr32" draw:text-style-name="P1" xml:id="id226" draw:id="id226" draw:layer="layout" svg:x1="26.843cm" svg:y1="14.97cm" svg:x2="26.081cm" svg:y2="14.97cm">
          <text:p/>
        </draw:line>
        <draw:path draw:style-name="gr32" draw:text-style-name="P1" draw:layer="layout" svg:width="0.126cm" svg:height="0.38cm" draw:transform="rotate (1.5707963267949) translate (26.843cm 15.859cm)" svg:viewBox="0 0 127 381" svg:d="M0 0c127 0 127 127 127 254s-127 127-127 127">
          <text:p/>
        </draw:path>
        <draw:line draw:style-name="gr32" draw:text-style-name="P1" draw:layer="layout" svg:x1="27.224cm" svg:y1="15.859cm" svg:x2="27.986cm" svg:y2="15.859cm">
          <text:p/>
        </draw:line>
        <draw:line draw:style-name="gr32" draw:text-style-name="P1" xml:id="id227" draw:id="id227" draw:layer="layout" svg:x1="26.843cm" svg:y1="15.859cm" svg:x2="26.081cm" svg:y2="15.859cm">
          <text:p/>
        </draw:line>
        <draw:connector draw:style-name="gr31" draw:text-style-name="P1" draw:layer="layout" draw:line-skew="-1.018cm" svg:x1="21.767cm" svg:y1="15.287cm" svg:x2="26.081cm" svg:y2="14.97cm" draw:start-shape="id184" draw:start-glue-point="1" draw:end-shape="id226" draw:end-glue-point="3" svg:d="M21767 15287h1133v-317h3181" svg:viewBox="0 0 4315 318">
          <text:p/>
        </draw:connector>
        <draw:line draw:style-name="gr32" draw:text-style-name="P1" draw:layer="layout" svg:x1="27.986cm" svg:y1="15.859cm" svg:x2="28.367cm" svg:y2="15.859cm">
          <text:p/>
        </draw:line>
        <draw:connector draw:style-name="gr31" draw:text-style-name="P1" draw:layer="layout" draw:line-skew="-1.018cm" svg:x1="21.767cm" svg:y1="15.541cm" svg:x2="26.081cm" svg:y2="15.859cm" draw:start-shape="id185" draw:start-glue-point="1" draw:end-shape="id227" draw:end-glue-point="3" svg:d="M21767 15541h1133v318h3181" svg:viewBox="0 0 4315 319">
          <text:p/>
        </draw:connector>
        <draw:custom-shape draw:style-name="gr45" draw:text-style-name="P6" draw:layer="layout" svg:width="6.731cm" svg:height="0.635cm" draw:transform="rotate (1.5707963267949) translate (3.856cm 16.24cm)">
          <text:p text:style-name="P1"><text:span text:style-name="T5">alst4 platform 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23.287cm" svg:y1="15.097cm" svg:x2="23.541cm" svg:y2="14.843cm">
          <text:p/>
        </draw:line>
        <draw:line draw:style-name="gr25" draw:text-style-name="P1" draw:layer="layout" svg:x1="23.287cm" svg:y1="15.986cm" svg:x2="23.541cm" svg:y2="15.732cm">
          <text:p/>
        </draw:line>
        <draw:frame draw:style-name="gr46" draw:text-style-name="P13" draw:layer="layout" svg:width="0.889cm" svg:height="0.823cm" svg:x="23.033cm" svg:y="14.401cm">
          <draw:text-box>
            <text:p><text:span text:style-name="T1">12</text:span></text:p>
          </draw:text-box>
        </draw:frame>
        <draw:frame draw:style-name="gr46" draw:text-style-name="P13" draw:layer="layout" svg:width="0.889cm" svg:height="0.823cm" svg:x="23.033cm" svg:y="15.29cm">
          <draw:text-box>
            <text:p><text:span text:style-name="T1">12</text:span></text:p>
          </draw:text-box>
        </draw:frame>
        <draw:line draw:style-name="gr25" draw:text-style-name="P1" draw:layer="layout" svg:x1="20.112cm" svg:y1="15.351cm" svg:x2="20.366cm" svg:y2="15.097cm">
          <text:p/>
        </draw:line>
        <draw:line draw:style-name="gr25" draw:text-style-name="P1" draw:layer="layout" svg:x1="20.366cm" svg:y1="15.478cm" svg:x2="20.112cm" svg:y2="15.732cm">
          <text:p/>
        </draw:line>
        <draw:frame draw:style-name="gr46" draw:text-style-name="P14" draw:layer="layout" svg:width="1.27cm" svg:height="0.823cm" svg:x="19.731cm" svg:y="14.687cm">
          <draw:text-box>
            <text:p><text:span text:style-name="T4">Q0.15</text:span></text:p>
          </draw:text-box>
        </draw:frame>
        <draw:frame draw:style-name="gr46" draw:text-style-name="P14" draw:layer="layout" svg:width="1.27cm" svg:height="0.823cm" svg:x="19.731cm" svg:y="15.671cm">
          <draw:text-box>
            <text:p><text:span text:style-name="T4">Q0.15</text:span></text:p>
          </draw:text-box>
        </draw:frame>
        <draw:custom-shape draw:style-name="gr8" draw:text-style-name="P6" draw:layer="layout" svg:width="1.016cm" svg:height="2.286cm" svg:x="4.745cm" svg:y="11.16cm">
          <text:p text:style-name="P1"><text:span text:style-name="T5">control</text:span></text:p>
          <text:p text:style-name="P1"><text:span text:style-name="T5">pla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xml:id="id182" draw:id="id182" draw:layer="layout" svg:x1="0.3cm" svg:y1="13.192cm" svg:x2="19.35cm" svg:y2="13.192cm">
          <text:p/>
        </draw:line>
        <draw:line draw:style-name="gr41" draw:text-style-name="P1" xml:id="id187" draw:id="id187" draw:layer="layout" svg:x1="2.078cm" svg:y1="12.557cm" svg:x2="18.715cm" svg:y2="12.557cm">
          <text:p/>
        </draw:line>
        <draw:line draw:style-name="gr41" draw:text-style-name="P1" xml:id="id189" draw:id="id189" draw:layer="layout" svg:x1="1.824cm" svg:y1="12.684cm" svg:x2="18.969cm" svg:y2="12.684cm">
          <text:p/>
        </draw:line>
        <draw:connector draw:style-name="gr31" draw:text-style-name="P1" draw:layer="layout" svg:x1="1.724cm" svg:y1="15.287cm" svg:x2="6.777cm" svg:y2="15.287cm" draw:start-shape="id228" draw:start-glue-point="1" draw:end-shape="id229" draw:end-glue-point="2" svg:d="M1724 15287h5053" svg:viewBox="0 0 5054 1">
          <text:p/>
        </draw:connector>
        <draw:connector draw:style-name="gr31" draw:text-style-name="P1" draw:layer="layout" svg:x1="1.724cm" svg:y1="15.541cm" svg:x2="6.777cm" svg:y2="15.541cm" draw:start-shape="id230" draw:start-glue-point="1" svg:d="M1724 15541h5053" svg:viewBox="0 0 5054 1">
          <text:p/>
        </draw:connector>
        <draw:custom-shape draw:style-name="gr50" draw:text-style-name="P7" draw:layer="layout" svg:width="2.159cm" svg:height="7.747cm" svg:x="0.046cm" svg:y="8.49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.032cm" svg:height="0.762cm" svg:x="0.3cm" svg:y="15.351cm">
          <text:p text:style-name="P1"><text:span text:style-name="T4">file_write.rcc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.032cm" svg:height="0.508cm" svg:x="0.3cm" svg:y="15.097cm">
          <text:p text:style-name="P1"><text:span text:style-name="T4">file_write.rcc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.032cm" svg:height="0.762cm" svg:x="0.3cm" svg:y="12.938cm">
          <text:p text:style-name="P1"><text:span text:style-name="T4">zipper_rx.rcc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.159cm" svg:height="0.762cm" svg:x="0.173cm" svg:y="12.43cm">
          <text:p text:style-name="P1"><text:span text:style-name="T4">lime_rx_proxy.rcc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2.159cm" svg:height="0.762cm" svg:x="0.173cm" svg:y="12.176cm">
          <text:p text:style-name="P1"><text:span text:style-name="T4">si5351_proxy.rcc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8.163cm" svg:y1="15.31cm" svg:x2="17.94cm" svg:y2="15.31cm">
          <text:p/>
        </draw:line>
        <draw:line draw:style-name="gr25" draw:text-style-name="P1" draw:layer="layout" svg:x1="17.941cm" svg:y1="15.31cm" svg:x2="17.877cm" svg:y2="15.342cm">
          <text:p/>
        </draw:line>
        <draw:line draw:style-name="gr25" draw:text-style-name="P1" draw:layer="layout" svg:x1="17.877cm" svg:y1="15.342cm" svg:x2="17.845cm" svg:y2="15.565cm">
          <text:p/>
        </draw:line>
        <draw:line draw:style-name="gr25" draw:text-style-name="P1" draw:layer="layout" svg:x1="17.831cm" svg:y1="15.278cm" svg:x2="17.831cm" svg:y2="15.564cm">
          <text:p/>
        </draw:line>
        <draw:line draw:style-name="gr25" draw:text-style-name="P1" draw:layer="layout" svg:x1="17.813cm" svg:y1="15.501cm" svg:x2="18.227cm" svg:y2="15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152cm" draw:marker-start-center="false" draw:marker-end-width="0.178cm" draw:marker-end-center="false" draw:fill="solid" draw:fill-color="#729fcf" draw:opacity="100%" draw:fill-image-width="0cm" draw:fill-image-height="0cm" draw:textarea-horizontal-align="right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44cm" fo:page-height="20.1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Kulp</meta:initial-creator>
    <meta:creation-date>2016-09-14T17:51:18.643763825</meta:creation-date>
    <dc:date>2017-02-24T12:33:26.172729482</dc:date>
    <meta:editing-duration>PT14H42M20S</meta:editing-duration>
    <meta:editing-cycles>105</meta:editing-cycles>
    <meta:generator>LibreOffice/4.3.7.2$Linux_X86_64 LibreOffice_project/430$Build-2</meta:generator>
    <dc:creator>Davis (GEON)</dc:creator>
    <meta:document-statistic meta:object-count="1338"/>
  </office:meta>
</office:document-meta>
</file>